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SI_BASMALAH" svg:font-family="MSI_BASMALAH"/>
    <style:font-face style:name="MSI_Z282" svg:font-family="MSI_Z282" style:font-pitch="variable"/>
    <style:font-face style:name="MSI_Z283" svg:font-family="MSI_Z283" style:font-pitch="variable"/>
    <style:font-face style:name="MSI_Z284" svg:font-family="MSI_Z284" style:font-pitch="variable"/>
    <style:font-face style:name="MSI_Z285" svg:font-family="MSI_Z285" style:font-pitch="variable"/>
    <style:font-face style:name="MSI_Z286" svg:font-family="MSI_Z286" style:font-pitch="variable"/>
    <style:font-face style:name="MSI_Z287" svg:font-family="MSI_Z287" style:font-pitch="variable"/>
    <style:font-face style:name="MSI_Z288" svg:font-family="MSI_Z288" style:font-pitch="variable"/>
    <style:font-face style:name="MSI_Z289" svg:font-family="MSI_Z289" style:font-pitch="variable"/>
    <style:font-face style:name="MSI_Z290" svg:font-family="MSI_Z290" style:font-pitch="variable"/>
    <style:font-face style:name="MSI_Z291" svg:font-family="MSI_Z291" style:font-pitch="variable"/>
    <style:font-face style:name="MSI_Z292" svg:font-family="MSI_Z292" style:font-pitch="variable"/>
    <style:font-face style:name="MSI_Z293" svg:font-family="MSI_Z293" style:font-pitch="variable"/>
    <style:font-face style:name="MSI_Z294" svg:font-family="MSI_Z294" style:font-pitch="variable"/>
    <style:font-face style:name="MSI_Z295" svg:font-family="MSI_Z295" style:font-pitch="variable"/>
    <style:font-face style:name="MSI_Z296" svg:font-family="MSI_Z296" style:font-pitch="variable"/>
    <style:font-face style:name="MSI_Z297" svg:font-family="MSI_Z297" style:font-pitch="variable"/>
    <style:font-face style:name="MSI_Z298" svg:font-family="MSI_Z298" style:font-pitch="variable"/>
    <style:font-face style:name="MSI_Z299" svg:font-family="MSI_Z299" style:font-pitch="variable"/>
    <style:font-face style:name="MSI_Z300" svg:font-family="MSI_Z300" style:font-pitch="variable"/>
    <style:font-face style:name="MSI_Z301" svg:font-family="MSI_Z301" style:font-pitch="variable"/>
    <style:font-face style:name="MSI_Z302" svg:font-family="MSI_Z302" style:font-pitch="variable"/>
    <style:font-face style:name="MSI_Z303" svg:font-family="MSI_Z303" style:font-pitch="variable"/>
    <style:font-face style:name="MSI_Z304" svg:font-family="MSI_Z304" style:font-pitch="variable"/>
    <style:font-face style:name="MSI_Z305" svg:font-family="MSI_Z305" style:font-pitch="variable"/>
    <style:font-face style:name="MSI_Z306" svg:font-family="MSI_Z306" style:font-pitch="variable"/>
    <style:font-face style:name="MSI_Z307" svg:font-family="MSI_Z307" style:font-pitch="variable"/>
    <style:font-face style:name="MSI_Z308" svg:font-family="MSI_Z308" style:font-pitch="variable"/>
    <style:font-face style:name="MSI_Z309" svg:font-family="MSI_Z309" style:font-pitch="variable"/>
    <style:font-face style:name="MSI_Z310" svg:font-family="MSI_Z310" style:font-pitch="variable"/>
    <style:font-face style:name="MSI_Z311" svg:font-family="MSI_Z311" style:font-pitch="variable"/>
    <style:font-face style:name="MSI_Z312" svg:font-family="MSI_Z312" style:font-pitch="variable"/>
    <style:font-face style:name="MSI_Z313" svg:font-family="MSI_Z313" style:font-pitch="variable"/>
    <style:font-face style:name="MSI_Z314" svg:font-family="MSI_Z314" style:font-pitch="variable"/>
    <style:font-face style:name="MSI_Z315" svg:font-family="MSI_Z315" style:font-pitch="variable"/>
    <style:font-face style:name="MSI_Z316" svg:font-family="MSI_Z316" style:font-pitch="variable"/>
    <style:font-face style:name="MSI_Z317" svg:font-family="MSI_Z317" style:font-pitch="variable"/>
    <style:font-face style:name="MSI_Z318" svg:font-family="MSI_Z318" style:font-pitch="variable"/>
    <style:font-face style:name="MSI_Z319" svg:font-family="MSI_Z319" style:font-pitch="variable"/>
    <style:font-face style:name="MSI_Z320" svg:font-family="MSI_Z320" style:font-pitch="variable"/>
    <style:font-face style:name="MSI_Z321" svg:font-family="MSI_Z321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QCF_BSML" svg:font-family="QCF_BSML" style:font-family-generic="roman" style:font-pitch="variable"/>
    <style:font-face style:name="QCF_P282" svg:font-family="QCF_P282" style:font-family-generic="roman" style:font-pitch="variable"/>
    <style:font-face style:name="QCF_P283" svg:font-family="QCF_P283" style:font-family-generic="roman" style:font-pitch="variable"/>
    <style:font-face style:name="QCF_P284" svg:font-family="QCF_P284" style:font-family-generic="roman" style:font-pitch="variable"/>
    <style:font-face style:name="QCF_P285" svg:font-family="QCF_P285" style:font-family-generic="roman" style:font-pitch="variable"/>
    <style:font-face style:name="QCF_P286" svg:font-family="QCF_P286" style:font-family-generic="roman" style:font-pitch="variable"/>
    <style:font-face style:name="QCF_P287" svg:font-family="QCF_P287" style:font-family-generic="roman" style:font-pitch="variable"/>
    <style:font-face style:name="QCF_P288" svg:font-family="QCF_P288" style:font-family-generic="roman" style:font-pitch="variable"/>
    <style:font-face style:name="QCF_P289" svg:font-family="QCF_P289" style:font-family-generic="roman" style:font-pitch="variable"/>
    <style:font-face style:name="QCF_P290" svg:font-family="QCF_P290" style:font-family-generic="roman" style:font-pitch="variable"/>
    <style:font-face style:name="QCF_P291" svg:font-family="QCF_P291" style:font-family-generic="roman" style:font-pitch="variable"/>
    <style:font-face style:name="QCF_P292" svg:font-family="QCF_P292" style:font-family-generic="roman" style:font-pitch="variable"/>
    <style:font-face style:name="QCF_P293" svg:font-family="QCF_P293" style:font-family-generic="roman" style:font-pitch="variable"/>
    <style:font-face style:name="QCF_P294" svg:font-family="QCF_P294" style:font-family-generic="roman" style:font-pitch="variable"/>
    <style:font-face style:name="QCF_P295" svg:font-family="QCF_P295" style:font-family-generic="roman" style:font-pitch="variable"/>
    <style:font-face style:name="QCF_P296" svg:font-family="QCF_P296" style:font-family-generic="roman" style:font-pitch="variable"/>
    <style:font-face style:name="QCF_P297" svg:font-family="QCF_P297" style:font-family-generic="roman" style:font-pitch="variable"/>
    <style:font-face style:name="QCF_P298" svg:font-family="QCF_P298" style:font-family-generic="roman" style:font-pitch="variable"/>
    <style:font-face style:name="QCF_P299" svg:font-family="QCF_P299" style:font-family-generic="roman" style:font-pitch="variable"/>
    <style:font-face style:name="QCF_P300" svg:font-family="QCF_P300" style:font-family-generic="roman" style:font-pitch="variable"/>
    <style:font-face style:name="QCF_P301" svg:font-family="QCF_P301" style:font-family-generic="roman" style:font-pitch="variable"/>
    <style:font-face style:name="QCF_P302" svg:font-family="QCF_P302" style:font-family-generic="roman" style:font-pitch="variable"/>
    <style:font-face style:name="QCF_P303" svg:font-family="QCF_P303" style:font-family-generic="roman" style:font-pitch="variable"/>
    <style:font-face style:name="QCF_P304" svg:font-family="QCF_P304" style:font-family-generic="roman" style:font-pitch="variable"/>
    <style:font-face style:name="QCF_P305" svg:font-family="QCF_P305" style:font-family-generic="roman" style:font-pitch="variable"/>
    <style:font-face style:name="QCF_P306" svg:font-family="QCF_P306" style:font-family-generic="roman" style:font-pitch="variable"/>
    <style:font-face style:name="QCF_P307" svg:font-family="QCF_P307" style:font-family-generic="roman" style:font-pitch="variable"/>
    <style:font-face style:name="QCF_P308" svg:font-family="QCF_P308" style:font-family-generic="roman" style:font-pitch="variable"/>
    <style:font-face style:name="QCF_P309" svg:font-family="QCF_P309" style:font-family-generic="roman" style:font-pitch="variable"/>
    <style:font-face style:name="QCF_P310" svg:font-family="QCF_P310" style:font-family-generic="roman" style:font-pitch="variable"/>
    <style:font-face style:name="QCF_P311" svg:font-family="QCF_P311" style:font-family-generic="roman" style:font-pitch="variable"/>
    <style:font-face style:name="QCF_P312" svg:font-family="QCF_P312" style:font-family-generic="roman" style:font-pitch="variable"/>
    <style:font-face style:name="QCF_P313" svg:font-family="QCF_P313" style:font-family-generic="roman" style:font-pitch="variable"/>
    <style:font-face style:name="QCF_P314" svg:font-family="QCF_P314" style:font-family-generic="roman" style:font-pitch="variable"/>
    <style:font-face style:name="QCF_P315" svg:font-family="QCF_P315" style:font-family-generic="roman" style:font-pitch="variable"/>
    <style:font-face style:name="QCF_P316" svg:font-family="QCF_P316" style:font-family-generic="roman" style:font-pitch="variable"/>
    <style:font-face style:name="QCF_P317" svg:font-family="QCF_P317" style:font-family-generic="roman" style:font-pitch="variable"/>
    <style:font-face style:name="QCF_P318" svg:font-family="QCF_P318" style:font-family-generic="roman" style:font-pitch="variable"/>
    <style:font-face style:name="QCF_P319" svg:font-family="QCF_P319" style:font-family-generic="roman" style:font-pitch="variable"/>
    <style:font-face style:name="QCF_P320" svg:font-family="QCF_P320" style:font-family-generic="roman" style:font-pitch="variable"/>
    <style:font-face style:name="QCF_P321" svg:font-family="QCF_P32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P3021" svg:font-family="QCF_P302" style:font-family-generic="system" style:font-pitch="variable"/>
    <style:font-face style:name="QCF_P3031" svg:font-family="QCF_P303" style:font-family-generic="system" style:font-pitch="variable"/>
    <style:font-face style:name="QCF_P3041" svg:font-family="QCF_P304" style:font-family-generic="system" style:font-pitch="variable"/>
    <style:font-face style:name="QCF_P3051" svg:font-family="QCF_P305" style:font-family-generic="system" style:font-pitch="variable"/>
    <style:font-face style:name="QCF_P3061" svg:font-family="QCF_P306" style:font-family-generic="system" style:font-pitch="variable"/>
    <style:font-face style:name="QCF_P3071" svg:font-family="QCF_P307" style:font-family-generic="system" style:font-pitch="variable"/>
    <style:font-face style:name="QCF_P3081" svg:font-family="QCF_P308" style:font-family-generic="system" style:font-pitch="variable"/>
    <style:font-face style:name="QCF_P3091" svg:font-family="QCF_P309" style:font-family-generic="system" style:font-pitch="variable"/>
    <style:font-face style:name="QCF_P3101" svg:font-family="QCF_P310" style:font-family-generic="system" style:font-pitch="variable"/>
    <style:font-face style:name="QCF_P3111" svg:font-family="QCF_P311" style:font-family-generic="system" style:font-pitch="variable"/>
    <style:font-face style:name="QCF_P3121" svg:font-family="QCF_P312" style:font-family-generic="system" style:font-pitch="variable"/>
    <style:font-face style:name="QCF_P3131" svg:font-family="QCF_P313" style:font-family-generic="system" style:font-pitch="variable"/>
    <style:font-face style:name="QCF_P3141" svg:font-family="QCF_P314" style:font-family-generic="system" style:font-pitch="variable"/>
    <style:font-face style:name="QCF_P3151" svg:font-family="QCF_P315" style:font-family-generic="system" style:font-pitch="variable"/>
    <style:font-face style:name="QCF_P3161" svg:font-family="QCF_P316" style:font-family-generic="system" style:font-pitch="variable"/>
    <style:font-face style:name="QCF_P3171" svg:font-family="QCF_P317" style:font-family-generic="system" style:font-pitch="variable"/>
    <style:font-face style:name="QCF_P3181" svg:font-family="QCF_P318" style:font-family-generic="system" style:font-pitch="variable"/>
    <style:font-face style:name="QCF_P3191" svg:font-family="QCF_P319" style:font-family-generic="system" style:font-pitch="variable"/>
    <style:font-face style:name="QCF_P3201" svg:font-family="QCF_P320" style:font-family-generic="system" style:font-pitch="variable"/>
    <style:font-face style:name="QCF_P3211" svg:font-family="QCF_P321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8pt" style:font-size-complex="8pt"/>
    </style:style>
    <style:style style:name="P2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c359f2" style:font-size-asian="10pt" style:font-size-complex="10pt"/>
    </style:style>
    <style:style style:name="P3" style:family="paragraph" style:parent-style-name="Header">
      <style:paragraph-properties fo:text-align="start" style:justify-single-word="false"/>
      <style:text-properties officeooo:paragraph-rsid="00c359f2"/>
    </style:style>
    <style:style style:name="P4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P5" style:family="paragraph" style:parent-style-name="Standard" style:master-page-name="Standard">
      <style:paragraph-properties fo:text-align="justify" fo:text-align-last="justify" style:justify-single-word="true" style:page-number="302" fo:break-before="auto" fo:break-after="auto" style:writing-mode="rl-tb">
        <style:tab-stops/>
      </style:paragraph-properties>
      <style:text-properties style:use-window-font-color="true" style:font-name="Liberation Sans Narrow" fo:font-size="23.5pt" officeooo:paragraph-rsid="011f8199" style:font-size-asian="23.5pt" style:font-name-complex="MSI_Z302" style:font-size-complex="23.5pt"/>
    </style:style>
    <style:style style:name="P6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Liberation Sans Narrow" fo:font-size="23.5pt" officeooo:paragraph-rsid="011988ba" style:font-size-asian="23.5pt" style:font-name-complex="MSI_Z303" style:font-size-complex="23.5pt"/>
    </style:style>
    <style:style style:name="P7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Liberation Sans Narrow" fo:font-size="23.5pt" officeooo:paragraph-rsid="011988ba" style:font-size-asian="23.5pt" style:font-name-complex="MSI_Z304" style:font-size-complex="23.5pt"/>
    </style:style>
    <style:style style:name="P8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Liberation Sans Narrow" fo:font-size="23.5pt" officeooo:paragraph-rsid="011988ba" style:font-size-asian="23.5pt" style:font-name-complex="MSI_Z306" style:font-size-complex="23.5pt"/>
    </style:style>
    <style:style style:name="P9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Liberation Sans Narrow" fo:font-size="23.5pt" officeooo:paragraph-rsid="011988ba" style:font-size-asian="23.5pt" style:font-name-complex="MSI_Z307" style:font-size-complex="23.5pt"/>
    </style:style>
    <style:style style:name="P10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Liberation Sans Narrow" fo:font-size="23.5pt" officeooo:paragraph-rsid="011a86a1" style:font-size-asian="23.5pt" style:font-name-complex="MSI_Z308" style:font-size-complex="23.5pt"/>
    </style:style>
    <style:style style:name="P11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Liberation Sans Narrow" fo:font-size="23.5pt" officeooo:paragraph-rsid="011b162f" style:font-size-asian="23.5pt" style:font-name-complex="MSI_Z309" style:font-size-complex="23.5pt"/>
    </style:style>
    <style:style style:name="P12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Liberation Sans Narrow" fo:font-size="23.5pt" officeooo:paragraph-rsid="011b162f" style:font-size-asian="23.5pt" style:font-name-complex="MSI_Z310" style:font-size-complex="23.5pt"/>
    </style:style>
    <style:style style:name="P13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Liberation Sans Narrow" fo:font-size="23.5pt" officeooo:paragraph-rsid="011b162f" style:font-size-asian="23.5pt" style:font-name-complex="MSI_Z311" style:font-size-complex="23.5pt"/>
    </style:style>
    <style:style style:name="P14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Liberation Sans Narrow" fo:font-size="23.5pt" officeooo:paragraph-rsid="011b162f" style:font-size-asian="23.5pt" style:font-name-complex="MSI_Z313" style:font-size-complex="23.5pt"/>
    </style:style>
    <style:style style:name="P15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Liberation Sans Narrow" fo:font-size="23.5pt" officeooo:paragraph-rsid="011b162f" style:font-size-asian="23.5pt" style:font-name-complex="MSI_Z314" style:font-size-complex="23.5pt"/>
    </style:style>
    <style:style style:name="P16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Liberation Sans Narrow" fo:font-size="23.5pt" officeooo:paragraph-rsid="011b162f" style:font-size-asian="23.5pt" style:font-name-complex="MSI_Z315" style:font-size-complex="23.5pt"/>
    </style:style>
    <style:style style:name="P17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Liberation Sans Narrow" fo:font-size="23.5pt" officeooo:paragraph-rsid="011b162f" style:font-size-asian="23.5pt" style:font-name-complex="MSI_Z316" style:font-size-complex="23.5pt"/>
    </style:style>
    <style:style style:name="P18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Liberation Sans Narrow" fo:font-size="23.5pt" officeooo:paragraph-rsid="011b162f" style:font-size-asian="23.5pt" style:font-name-complex="MSI_Z317" style:font-size-complex="23.5pt"/>
    </style:style>
    <style:style style:name="P19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Liberation Sans Narrow" fo:font-size="23.5pt" officeooo:paragraph-rsid="011ce6ba" style:font-size-asian="23.5pt" style:font-name-complex="MSI_Z318" style:font-size-complex="23.5pt"/>
    </style:style>
    <style:style style:name="P20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Liberation Sans Narrow" fo:font-size="23.5pt" officeooo:paragraph-rsid="0123b62c" style:font-size-asian="23.5pt" style:font-name-complex="MSI_Z319" style:font-size-complex="23.5pt"/>
    </style:style>
    <style:style style:name="P21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Liberation Sans Narrow" fo:font-size="23.5pt" officeooo:paragraph-rsid="0123b62c" style:font-size-asian="23.5pt" style:font-name-complex="MSI_Z320" style:font-size-complex="23.5pt"/>
    </style:style>
    <style:style style:name="P22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Liberation Sans Narrow" fo:font-size="23.5pt" officeooo:paragraph-rsid="011ce6ba" style:font-size-asian="23.5pt" style:font-name-complex="MSI_Z321" style:font-size-complex="23.5pt"/>
    </style:style>
    <style:style style:name="P23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Liberation Sans Narrow" fo:font-size="23.5pt" officeooo:paragraph-rsid="011988ba" style:font-size-asian="23.5pt" style:font-name-complex="MSI_Z305" style:font-size-complex="23.5pt"/>
    </style:style>
    <style:style style:name="P24" style:family="paragraph" style:parent-style-name="Standard">
      <style:paragraph-properties fo:text-align="center" style:justify-single-word="false" style:writing-mode="rl-tb">
        <style:tab-stops/>
      </style:paragraph-properties>
      <style:text-properties style:use-window-font-color="true" style:font-name="Liberation Sans Narrow" fo:font-size="23.5pt" officeooo:rsid="011f8199" officeooo:paragraph-rsid="011f8199" style:font-size-asian="23.5pt" style:font-name-complex="MSI_Z305" style:font-size-complex="23.5pt"/>
    </style:style>
    <style:style style:name="P25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Liberation Sans Narrow" fo:font-size="23.5pt" officeooo:paragraph-rsid="011b162f" style:font-size-asian="23.5pt" style:font-name-complex="MSI_Z312" style:font-size-complex="23.5pt"/>
    </style:style>
    <style:style style:name="P26" style:family="paragraph" style:parent-style-name="Standard">
      <style:paragraph-properties fo:text-align="center" style:justify-single-word="false" style:writing-mode="rl-tb">
        <style:tab-stops/>
      </style:paragraph-properties>
      <style:text-properties style:use-window-font-color="true" style:font-name="Liberation Sans Narrow" fo:font-size="23.5pt" officeooo:rsid="01209d71" officeooo:paragraph-rsid="01209d71" style:font-size-asian="23.5pt" style:font-name-complex="MSI_Z312" style:font-size-complex="23.5pt"/>
    </style:style>
    <style:style style:name="P27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Liberation Sans Narrow" fo:font-size="23.5pt" officeooo:paragraph-rsid="0123b62c" style:font-size-asian="23.5pt" style:font-name-complex="MSI_Z319" style:font-size-complex="23.5pt"/>
    </style:style>
    <style:style style:name="P28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Liberation Sans Narrow" fo:font-size="23.5pt" officeooo:paragraph-rsid="0123b62c" style:font-size-asian="23.5pt" style:font-name-complex="MSI_Z320" style:font-size-complex="23.5pt"/>
    </style:style>
    <style:style style:name="P29" style:family="paragraph" style:parent-style-name="Standard" style:master-page-name="ganti_20_surat">
      <style:paragraph-properties fo:text-align="center" style:justify-single-word="false" style:page-number="auto" fo:break-before="page" style:writing-mode="rl-tb">
        <style:tab-stops/>
      </style:paragraph-properties>
      <style:text-properties style:use-window-font-color="true" style:font-name="Liberation Sans Narrow" fo:font-size="23.5pt" officeooo:rsid="011f8199" officeooo:paragraph-rsid="011f8199" style:font-size-asian="23.5pt" style:font-name-complex="MSI_Z305" style:font-size-complex="23.5pt"/>
    </style:style>
    <style:style style:name="P30" style:family="paragraph" style:parent-style-name="Standard" style:master-page-name="ganti_20_surat2">
      <style:paragraph-properties fo:text-align="justify" fo:text-align-last="justify" style:justify-single-word="true" style:page-number="auto" fo:break-before="page" style:writing-mode="rl-tb"/>
      <style:text-properties style:use-window-font-color="true" officeooo:paragraph-rsid="011b162f" style:font-name-complex="MSI_Z312"/>
    </style:style>
    <style:style style:name="T1" style:family="text">
      <style:text-properties officeooo:rsid="010b168a"/>
    </style:style>
    <style:style style:name="T2" style:family="text">
      <style:text-properties officeooo:rsid="0119734a"/>
    </style:style>
    <style:style style:name="T3" style:family="text">
      <style:text-properties style:font-name="Liberation Sans Narrow"/>
    </style:style>
    <style:style style:name="T4" style:family="text">
      <style:text-properties style:font-name="Liberation Sans Narrow" fo:font-size="10pt" officeooo:rsid="0075019c" style:font-size-asian="10pt" style:font-size-complex="10pt"/>
    </style:style>
    <style:style style:name="T5" style:family="text">
      <style:text-properties style:font-name="Liberation Sans Narrow" fo:font-size="10pt" officeooo:rsid="00e95d2d" style:font-size-asian="10pt" style:font-size-complex="10pt"/>
    </style:style>
    <style:style style:name="T6" style:family="text">
      <style:text-properties style:font-name="Liberation Sans Narrow" fo:font-size="10pt" officeooo:rsid="0118507c" style:font-size-asian="10pt" style:font-size-complex="10pt"/>
    </style:style>
    <style:style style:name="T7" style:family="text">
      <style:text-properties style:font-name="Liberation Sans Narrow" fo:font-size="10pt" officeooo:rsid="00b43692" style:font-size-asian="10pt" style:font-size-complex="10pt"/>
    </style:style>
    <style:style style:name="T8" style:family="text">
      <style:text-properties style:font-name="Liberation Sans Narrow" fo:font-size="10pt" officeooo:rsid="011f8199" style:font-size-asian="10pt" style:font-size-complex="10pt"/>
    </style:style>
    <style:style style:name="T9" style:family="text">
      <style:text-properties style:font-name="Liberation Sans Narrow" fo:font-size="23.5pt" style:font-size-asian="23.5pt" style:font-size-complex="23.5pt"/>
    </style:style>
    <style:style style:name="T10" style:family="text">
      <style:text-properties style:font-name="Liberation Sans Narrow" fo:font-size="23.5pt" style:font-size-asian="23.5pt" style:font-name-complex="QCF_P3121" style:font-size-complex="23.5pt"/>
    </style:style>
    <style:style style:name="T11" style:family="text">
      <style:text-properties style:font-name="Liberation Sans Narrow" style:font-name-complex="QCF_P3021"/>
    </style:style>
    <style:style style:name="T12" style:family="text">
      <style:text-properties style:font-name="Liberation Sans Narrow" style:font-name-complex="QCF_P3031"/>
    </style:style>
    <style:style style:name="T13" style:family="text">
      <style:text-properties style:font-name="Liberation Sans Narrow" style:font-name-complex="QCF_P3041"/>
    </style:style>
    <style:style style:name="T14" style:family="text">
      <style:text-properties style:font-name="Liberation Sans Narrow" style:font-name-complex="QCF_P3051"/>
    </style:style>
    <style:style style:name="T15" style:family="text">
      <style:text-properties style:font-name="Liberation Sans Narrow" style:font-name-complex="QCF_P3061"/>
    </style:style>
    <style:style style:name="T16" style:family="text">
      <style:text-properties style:font-name="Liberation Sans Narrow" style:font-name-complex="QCF_P3071"/>
    </style:style>
    <style:style style:name="T17" style:family="text">
      <style:text-properties style:font-name="Liberation Sans Narrow" style:font-name-complex="QCF_P3081"/>
    </style:style>
    <style:style style:name="T18" style:family="text">
      <style:text-properties style:font-name="Liberation Sans Narrow" style:font-name-complex="QCF_P3091"/>
    </style:style>
    <style:style style:name="T19" style:family="text">
      <style:text-properties style:font-name="Liberation Sans Narrow" style:font-name-complex="QCF_P3101"/>
    </style:style>
    <style:style style:name="T20" style:family="text">
      <style:text-properties style:font-name="Liberation Sans Narrow" style:font-name-complex="QCF_P3111"/>
    </style:style>
    <style:style style:name="T21" style:family="text">
      <style:text-properties style:font-name="Liberation Sans Narrow" style:font-name-complex="QCF_P3121"/>
    </style:style>
    <style:style style:name="T22" style:family="text">
      <style:text-properties style:font-name="Liberation Sans Narrow" style:font-name-complex="QCF_P3131"/>
    </style:style>
    <style:style style:name="T23" style:family="text">
      <style:text-properties style:font-name="Liberation Sans Narrow" style:font-name-complex="QCF_P3141"/>
    </style:style>
    <style:style style:name="T24" style:family="text">
      <style:text-properties style:font-name="Liberation Sans Narrow" style:font-name-complex="QCF_P3151"/>
    </style:style>
    <style:style style:name="T25" style:family="text">
      <style:text-properties style:font-name="Liberation Sans Narrow" style:font-name-complex="QCF_P3161"/>
    </style:style>
    <style:style style:name="T26" style:family="text">
      <style:text-properties style:font-name="Liberation Sans Narrow" style:font-name-complex="QCF_P3171"/>
    </style:style>
    <style:style style:name="T27" style:family="text">
      <style:text-properties style:font-name="Liberation Sans Narrow" style:font-name-complex="QCF_P3181"/>
    </style:style>
    <style:style style:name="T28" style:family="text">
      <style:text-properties style:font-name="Liberation Sans Narrow" style:font-name-complex="QCF_P3191"/>
    </style:style>
    <style:style style:name="T29" style:family="text">
      <style:text-properties style:font-name="Liberation Sans Narrow" style:font-name-complex="QCF_P3201"/>
    </style:style>
    <style:style style:name="T30" style:family="text">
      <style:text-properties style:font-name="Liberation Sans Narrow" style:font-name-complex="QCF_P3211"/>
    </style:style>
    <style:style style:name="T31" style:family="text">
      <style:text-properties officeooo:rsid="00e95d2d"/>
    </style:style>
    <style:style style:name="T32" style:family="text">
      <style:text-properties officeooo:rsid="00b43692"/>
    </style:style>
    <style:style style:name="T33" style:family="text">
      <style:text-properties style:font-name="QCF_P302"/>
    </style:style>
    <style:style style:name="T34" style:family="text">
      <style:text-properties style:font-name="QCF_P302" style:font-name-complex="QCF_P3021"/>
    </style:style>
    <style:style style:name="T35" style:family="text">
      <style:text-properties style:font-name="QCF_P303"/>
    </style:style>
    <style:style style:name="T36" style:family="text">
      <style:text-properties style:font-name="QCF_P303" style:font-name-complex="QCF_P3031"/>
    </style:style>
    <style:style style:name="T37" style:family="text">
      <style:text-properties style:font-name="QCF_P304"/>
    </style:style>
    <style:style style:name="T38" style:family="text">
      <style:text-properties style:font-name="QCF_P304" style:font-name-complex="QCF_P3041"/>
    </style:style>
    <style:style style:name="T39" style:family="text">
      <style:text-properties style:font-name="QCF_P305"/>
    </style:style>
    <style:style style:name="T40" style:family="text">
      <style:text-properties style:font-name="QCF_P305" style:font-name-complex="QCF_P3051"/>
    </style:style>
    <style:style style:name="T41" style:family="text">
      <style:text-properties style:font-name="QCF_P305" style:font-name-complex="MSI_BASMALAH"/>
    </style:style>
    <style:style style:name="T42" style:family="text">
      <style:text-properties style:font-name="QCF_P306"/>
    </style:style>
    <style:style style:name="T43" style:family="text">
      <style:text-properties style:font-name="QCF_P306" style:font-name-complex="QCF_P3061"/>
    </style:style>
    <style:style style:name="T44" style:family="text">
      <style:text-properties style:font-name="QCF_P307"/>
    </style:style>
    <style:style style:name="T45" style:family="text">
      <style:text-properties style:font-name="QCF_P307" style:font-name-complex="QCF_P3071"/>
    </style:style>
    <style:style style:name="T46" style:family="text">
      <style:text-properties style:font-name="QCF_P308"/>
    </style:style>
    <style:style style:name="T47" style:family="text">
      <style:text-properties style:font-name="QCF_P308" style:font-name-complex="QCF_P3081"/>
    </style:style>
    <style:style style:name="T48" style:family="text">
      <style:text-properties style:font-name="QCF_P309"/>
    </style:style>
    <style:style style:name="T49" style:family="text">
      <style:text-properties style:font-name="QCF_P309" style:font-name-complex="QCF_P3091"/>
    </style:style>
    <style:style style:name="T50" style:family="text">
      <style:text-properties style:font-name="QCF_P310"/>
    </style:style>
    <style:style style:name="T51" style:family="text">
      <style:text-properties style:font-name="QCF_P310" style:font-name-complex="QCF_P3101"/>
    </style:style>
    <style:style style:name="T52" style:family="text">
      <style:text-properties style:font-name="QCF_P311"/>
    </style:style>
    <style:style style:name="T53" style:family="text">
      <style:text-properties style:font-name="QCF_P311" style:font-name-complex="QCF_P3111"/>
    </style:style>
    <style:style style:name="T54" style:family="text">
      <style:text-properties style:font-name="QCF_P312"/>
    </style:style>
    <style:style style:name="T55" style:family="text">
      <style:text-properties style:font-name="QCF_P312" fo:font-size="23.5pt" style:font-size-asian="23.5pt" style:font-name-complex="QCF_P3121" style:font-size-complex="23.5pt"/>
    </style:style>
    <style:style style:name="T56" style:family="text">
      <style:text-properties style:font-name="QCF_P312" fo:font-size="23.5pt" style:font-size-asian="23.5pt" style:font-size-complex="23.5pt"/>
    </style:style>
    <style:style style:name="T57" style:family="text">
      <style:text-properties style:font-name="QCF_P312" style:font-name-complex="QCF_P3121"/>
    </style:style>
    <style:style style:name="T58" style:family="text">
      <style:text-properties style:font-name="QCF_P312" style:font-name-complex="MSI_BASMALAH"/>
    </style:style>
    <style:style style:name="T59" style:family="text">
      <style:text-properties style:font-name="QCF_P313"/>
    </style:style>
    <style:style style:name="T60" style:family="text">
      <style:text-properties style:font-name="QCF_P313" style:font-name-complex="QCF_P3131"/>
    </style:style>
    <style:style style:name="T61" style:family="text">
      <style:text-properties style:font-name="QCF_P314"/>
    </style:style>
    <style:style style:name="T62" style:family="text">
      <style:text-properties style:font-name="QCF_P314" style:font-name-complex="QCF_P3141"/>
    </style:style>
    <style:style style:name="T63" style:family="text">
      <style:text-properties style:font-name="QCF_P315"/>
    </style:style>
    <style:style style:name="T64" style:family="text">
      <style:text-properties style:font-name="QCF_P315" style:font-name-complex="QCF_P3151"/>
    </style:style>
    <style:style style:name="T65" style:family="text">
      <style:text-properties style:font-name="QCF_P316"/>
    </style:style>
    <style:style style:name="T66" style:family="text">
      <style:text-properties style:font-name="QCF_P316" style:font-name-complex="QCF_P3161"/>
    </style:style>
    <style:style style:name="T67" style:family="text">
      <style:text-properties style:font-name="QCF_P317"/>
    </style:style>
    <style:style style:name="T68" style:family="text">
      <style:text-properties style:font-name="QCF_P317" style:font-name-complex="QCF_P3171"/>
    </style:style>
    <style:style style:name="T69" style:family="text">
      <style:text-properties style:font-name="QCF_P318"/>
    </style:style>
    <style:style style:name="T70" style:family="text">
      <style:text-properties style:font-name="QCF_P318" style:font-name-complex="QCF_P3181"/>
    </style:style>
    <style:style style:name="T71" style:family="text">
      <style:text-properties style:font-name="QCF_P319"/>
    </style:style>
    <style:style style:name="T72" style:family="text">
      <style:text-properties style:font-name="QCF_P319" style:font-name-complex="QCF_P3191"/>
    </style:style>
    <style:style style:name="T73" style:family="text">
      <style:text-properties style:font-name="QCF_P320"/>
    </style:style>
    <style:style style:name="T74" style:family="text">
      <style:text-properties style:font-name="QCF_P320" style:font-name-complex="QCF_P3201"/>
    </style:style>
    <style:style style:name="T75" style:family="text">
      <style:text-properties style:font-name="QCF_P321"/>
    </style:style>
    <style:style style:name="T76" style:family="text">
      <style:text-properties style:font-name="QCF_P321" style:font-name-complex="QCF_P3211"/>
    </style:style>
    <style:style style:name="T77" style:family="text">
      <style:text-properties style:font-name-complex="QCF_P3031"/>
    </style:style>
    <style:style style:name="T78" style:family="text">
      <style:text-properties officeooo:rsid="011f8199"/>
    </style:style>
    <style:style style:name="T79" style:family="text">
      <style:text-properties style:font-name-complex="MSI_BASMALA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oft-page-break/><text:span text:style-name="T35">ﭑ</text:span> <text:span text:style-name="T33">ﭒ</text:span><text:span text:style-name="T3"> </text:span><text:span text:style-name="T33">ﭓ</text:span><text:span text:style-name="T3"> </text:span><text:span text:style-name="T33">ﭔ</text:span><text:span text:style-name="T3"> </text:span><text:span text:style-name="T33">ﭕ</text:span><text:span text:style-name="T3"> </text:span><text:span text:style-name="T33">ﭖ</text:span><text:span text:style-name="T3"> </text:span><text:span text:style-name="T33">ﭗ</text:span><text:span text:style-name="T3"> </text:span><text:span text:style-name="T33">ﭘ</text:span><text:span text:style-name="T3"> </text:span><text:span text:style-name="T33">ﭙ</text:span><text:span text:style-name="T3"> </text:span><text:span text:style-name="T33">ﭚ</text:span><text:span text:style-name="T3"> </text:span><text:span text:style-name="T33">ﭛ</text:span><text:span text:style-name="T3"> </text:span><text:span text:style-name="T33">ﭜ</text:span><text:span text:style-name="T3"> </text:span><text:span text:style-name="T33">ﭝ</text:span><text:span text:style-name="T3"> </text:span><text:span text:style-name="T33">ﭞ</text:span><text:span text:style-name="T3"> </text:span><text:span text:style-name="T33">ﭟ</text:span><text:span text:style-name="T3"> </text:span><text:span text:style-name="T33">ﭠ</text:span><text:span text:style-name="T3"> </text:span><text:span text:style-name="T33">ﭡ</text:span><text:span text:style-name="T3"> </text:span><text:span text:style-name="T33">ﭢ</text:span><text:span text:style-name="T3"> </text:span><text:span text:style-name="T33">ﭣﭤ</text:span><text:span text:style-name="T3"> </text:span><text:span text:style-name="T33">ﭥ</text:span><text:span text:style-name="T3"> </text:span><text:span text:style-name="T33">ﭦ</text:span><text:span text:style-name="T3"> </text:span><text:span text:style-name="T33">ﭧ</text:span><text:span text:style-name="T3"> </text:span><text:span text:style-name="T33">ﭨ</text:span><text:span text:style-name="T3"> </text:span><text:span text:style-name="T33">ﭩ</text:span><text:span text:style-name="T3"> </text:span><text:span text:style-name="T33">ﭪ</text:span><text:span text:style-name="T3"> </text:span><text:span text:style-name="T33">ﭫ</text:span><text:span text:style-name="T3"> </text:span><text:span text:style-name="T33">ﭬ</text:span><text:span text:style-name="T3"> </text:span><text:span text:style-name="T33">ﭭ</text:span><text:span text:style-name="T3"> </text:span><text:span text:style-name="T33">ﭮ</text:span><text:span text:style-name="T3"> </text:span><text:span text:style-name="T33">ﭯ</text:span><text:span text:style-name="T3"> </text:span><text:span text:style-name="T33">ﭰ</text:span><text:span text:style-name="T3"> </text:span><text:span text:style-name="T33">ﭱ</text:span><text:span text:style-name="T3"> </text:span><text:span text:style-name="T33">ﭲ</text:span><text:span text:style-name="T3"> </text:span><text:span text:style-name="T33">ﭳ</text:span><text:span text:style-name="T3"> </text:span><text:span text:style-name="T33">ﭴ</text:span><text:span text:style-name="T3"> </text:span><text:span text:style-name="T33">ﭵ</text:span><text:span text:style-name="T3"> </text:span><text:span text:style-name="T33">ﭶ</text:span><text:span text:style-name="T3"> </text:span><text:span text:style-name="T33">ﭷ</text:span><text:span text:style-name="T3"> </text:span><text:span text:style-name="T33">ﭸ</text:span><text:span text:style-name="T3"> </text:span><text:span text:style-name="T33">ﭹ</text:span><text:span text:style-name="T3"> </text:span><text:span text:style-name="T33">ﭺ</text:span><text:span text:style-name="T3"> </text:span><text:span text:style-name="T33">ﭻ</text:span><text:span text:style-name="T3"> </text:span><text:span text:style-name="T33">ﭼﭽ</text:span><text:span text:style-name="T3"> </text:span><text:span text:style-name="T33">ﭾ</text:span><text:span text:style-name="T3"> </text:span><text:span text:style-name="T33">ﭿ</text:span><text:span text:style-name="T3"> </text:span><text:span text:style-name="T33">ﮀ</text:span><text:span text:style-name="T3"> </text:span><text:span text:style-name="T33">ﮁ</text:span><text:span text:style-name="T3"> </text:span><text:span text:style-name="T33">ﮂ</text:span><text:span text:style-name="T3"> </text:span><text:span text:style-name="T33">ﮃ</text:span><text:span text:style-name="T3"> </text:span><text:span text:style-name="T33">ﮄ</text:span><text:span text:style-name="T3"> </text:span><text:span text:style-name="T33">ﮅ</text:span><text:span text:style-name="T3"> </text:span><text:span text:style-name="T33">ﮆ</text:span><text:span text:style-name="T3"> </text:span><text:span text:style-name="T33">ﮇ</text:span><text:span text:style-name="T3"> </text:span><text:span text:style-name="T33">ﮈ</text:span><text:span text:style-name="T3"> </text:span><text:span text:style-name="T33">ﮉﮊ</text:span><text:span text:style-name="T3"> </text:span><text:span text:style-name="T33">ﮋ</text:span><text:span text:style-name="T3"> </text:span><text:span text:style-name="T33">ﮌ</text:span><text:span text:style-name="T3"> </text:span><text:span text:style-name="T33">ﮍ</text:span><text:span text:style-name="T3"> </text:span><text:span text:style-name="T33">ﮎ</text:span><text:span text:style-name="T3"> </text:span><text:span text:style-name="T33">ﮏ</text:span><text:span text:style-name="T3"> </text:span><text:span text:style-name="T33">ﮐ</text:span><text:span text:style-name="T3"> </text:span><text:span text:style-name="T33">ﮑ</text:span><text:span text:style-name="T3"> </text:span><text:span text:style-name="T33">ﮒ</text:span><text:span text:style-name="T3"> </text:span><text:span text:style-name="T33">ﮓ</text:span><text:span text:style-name="T3"> </text:span><text:span text:style-name="T33">ﮔ</text:span><text:span text:style-name="T3"> </text:span><text:span text:style-name="T33">ﮕ</text:span><text:span text:style-name="T3"> </text:span><text:span text:style-name="T33">ﮖ</text:span><text:span text:style-name="T3"> </text:span><text:span text:style-name="T33">ﮗ</text:span><text:span text:style-name="T3"> </text:span><text:span text:style-name="T33">ﮘ</text:span><text:span text:style-name="T3"> </text:span><text:span text:style-name="T33">ﮙ</text:span><text:span text:style-name="T3"> </text:span><text:span text:style-name="T33">ﮚ</text:span><text:span text:style-name="T3"> </text:span><text:span text:style-name="T33">ﮛ</text:span><text:span text:style-name="T3"> </text:span><text:span text:style-name="T33">ﮜ</text:span><text:span text:style-name="T3"> </text:span><text:span text:style-name="T33">ﮝ</text:span><text:span text:style-name="T3"> </text:span><text:span text:style-name="T33">ﮞ</text:span><text:span text:style-name="T3"> </text:span><text:span text:style-name="T33">ﮟ</text:span><text:span text:style-name="T3"> </text:span><text:span text:style-name="T33">ﮠ</text:span><text:span text:style-name="T3"> </text:span><text:span text:style-name="T33">ﮡ</text:span><text:span text:style-name="T3"> </text:span><text:span text:style-name="T33">ﮢ</text:span><text:span text:style-name="T3"> </text:span><text:span text:style-name="T33">ﮣ</text:span><text:span text:style-name="T3"> </text:span><text:span text:style-name="T33">ﮤ</text:span><text:span text:style-name="T3"> </text:span><text:span text:style-name="T33">ﮥ</text:span><text:span text:style-name="T3"> </text:span><text:span text:style-name="T33">ﮦ</text:span><text:span text:style-name="T3"> </text:span><text:span text:style-name="T33">ﮧ</text:span><text:span text:style-name="T3"> </text:span><text:span text:style-name="T33">ﮨ</text:span><text:span text:style-name="T3"> </text:span><text:span text:style-name="T33">ﮩ</text:span><text:span text:style-name="T3"> </text:span><text:span text:style-name="T33">ﮪ</text:span><text:span text:style-name="T3"> </text:span><text:span text:style-name="T33">ﮫ</text:span><text:span text:style-name="T3"> </text:span><text:span text:style-name="T33">ﮬ</text:span><text:span text:style-name="T3"> </text:span><text:span text:style-name="T33">ﮭ</text:span><text:span text:style-name="T3"> </text:span><text:span text:style-name="T33">ﮮ</text:span><text:span text:style-name="T3"> </text:span><text:span text:style-name="T33">ﮯ</text:span><text:span text:style-name="T3"> </text:span><text:span text:style-name="T33">ﮰ</text:span><text:span text:style-name="T3"> </text:span><text:span text:style-name="T33">ﮱ</text:span><text:span text:style-name="T3"> </text:span><text:span text:style-name="T33">ﯓ</text:span><text:span text:style-name="T3"> </text:span><text:span text:style-name="T33">ﯔ</text:span><text:span text:style-name="T3"> </text:span><text:span text:style-name="T33">ﯕ</text:span><text:span text:style-name="T3"> </text:span><text:span text:style-name="T33">ﯖ</text:span><text:span text:style-name="T3"> </text:span><text:span text:style-name="T33">ﯗ</text:span><text:span text:style-name="T3"> </text:span><text:span text:style-name="T33">ﯘ</text:span><text:span text:style-name="T3"> </text:span><text:span text:style-name="T33">ﯙ</text:span><text:span text:style-name="T3"> </text:span><text:span text:style-name="T33">ﯚ</text:span><text:span text:style-name="T3"> </text:span><text:span text:style-name="T33">ﯛ</text:span><text:span text:style-name="T3"> </text:span><text:span text:style-name="T33">ﯜ</text:span><text:span text:style-name="T3"> </text:span><text:span text:style-name="T33">ﯝ</text:span><text:span text:style-name="T3"> </text:span><text:span text:style-name="T33">ﯞ</text:span><text:span text:style-name="T3"> </text:span><text:span text:style-name="T33">ﯟ</text:span><text:span text:style-name="T3"> </text:span><text:span text:style-name="T33">ﯠ</text:span><text:span text:style-name="T3"> </text:span><text:span text:style-name="T33">ﯡ</text:span><text:span text:style-name="T3"> </text:span><text:span text:style-name="T33">ﯢ</text:span><text:span text:style-name="T3"> </text:span><text:span text:style-name="T33">ﯣ</text:span><text:span text:style-name="T3"> </text:span><text:span text:style-name="T33">ﯤ</text:span><text:span text:style-name="T3"> </text:span><text:span text:style-name="T33">ﯥ</text:span><text:span text:style-name="T3"> </text:span><text:span text:style-name="T33">ﯦ</text:span><text:span text:style-name="T3"> </text:span><text:span text:style-name="T33">ﯧ</text:span><text:span text:style-name="T3"> </text:span><text:span text:style-name="T33">ﯨ</text:span><text:span text:style-name="T3"> </text:span><text:span text:style-name="T33">ﯩ</text:span><text:span text:style-name="T3"> </text:span><text:span text:style-name="T33">ﯪ</text:span><text:span text:style-name="T3"> </text:span><text:span text:style-name="T33">ﯫ</text:span><text:span text:style-name="T3"> </text:span><text:span text:style-name="T33">ﯬ</text:span><text:span text:style-name="T3"> </text:span><text:span text:style-name="T33">ﯭ</text:span><text:span text:style-name="T3"> </text:span><text:span text:style-name="T33">ﯮ</text:span><text:span text:style-name="T3"> </text:span><text:span text:style-name="T33">ﯯ</text:span><text:span text:style-name="T3"> </text:span><text:span text:style-name="T33">ﯰ</text:span><text:span text:style-name="T3"> </text:span><text:span text:style-name="T33">ﯱ</text:span><text:span text:style-name="T3"> </text:span><text:span text:style-name="T33">ﯲﯳ</text:span><text:span text:style-name="T3"> </text:span><text:span text:style-name="T33">ﯴ</text:span><text:span text:style-name="T3"> </text:span><text:span text:style-name="T33">ﯵ</text:span><text:span text:style-name="T3"> </text:span><text:span text:style-name="T33">ﯶ</text:span><text:span text:style-name="T3"> </text:span><text:span text:style-name="T33">ﯷﯸ</text:span><text:span text:style-name="T3"> </text:span><text:span text:style-name="T33">ﯹ</text:span><text:span text:style-name="T3"> </text:span><text:span text:style-name="T33">ﯺ</text:span><text:span text:style-name="T3"> </text:span><text:span text:style-name="T33">ﯻ</text:span><text:span text:style-name="T3"> </text:span><text:span text:style-name="T33">ﯼ</text:span><text:span text:style-name="T3"> </text:span><text:span text:style-name="T33">ﯽ</text:span><text:span text:style-name="T3"> </text:span><text:span text:style-name="T33">ﯾ</text:span><text:span text:style-name="T3"> </text:span><text:span text:style-name="T33">ﯿ</text:span><text:span text:style-name="T3"> </text:span><text:span text:style-name="T33">ﰀ</text:span><text:span text:style-name="T3"> </text:span><text:span text:style-name="T33">ﰁ</text:span><text:span text:style-name="T3"> </text:span><text:span text:style-name="T33">ﰂ</text:span><text:span text:style-name="T3"> </text:span><text:span text:style-name="T33">ﰃ</text:span><text:span text:style-name="T3"> </text:span><text:span text:style-name="T33">ﰄﰅ</text:span><text:span text:style-name="T3"> </text:span><text:span text:style-name="T33">ﰆ</text:span><text:span text:style-name="T3"> </text:span><text:span text:style-name="T33">ﰇ</text:span><text:span text:style-name="T3"> </text:span><text:span text:style-name="T33">ﰈ</text:span><text:span text:style-name="T3"> </text:span><text:span text:style-name="T33">ﰉ</text:span><text:span text:style-name="T3"> </text:span><text:span text:style-name="T33">ﰊ</text:span><text:span text:style-name="T3"> </text:span><text:span text:style-name="T33">ﰋ</text:span></text:p>
      <text:p text:style-name="P6"><text:span text:style-name="T35">ﭑ</text:span><text:span text:style-name="T3"> </text:span><text:span text:style-name="T35">ﭒ</text:span><text:span text:style-name="T3"> </text:span><text:span text:style-name="T35">ﭓ</text:span><text:span text:style-name="T3"> </text:span><text:span text:style-name="T35">ﭔ</text:span><text:span text:style-name="T3"> </text:span><text:span text:style-name="T35">ﭕ</text:span><text:span text:style-name="T3"> </text:span><text:span text:style-name="T35">ﭖ</text:span><text:span text:style-name="T3"> </text:span><text:span text:style-name="T35">ﭗ</text:span><text:span text:style-name="T3"> </text:span><text:span text:style-name="T35">ﭘ</text:span><text:span text:style-name="T3"> </text:span><text:span text:style-name="T35">ﭙ</text:span><text:span text:style-name="T3"> </text:span><text:span text:style-name="T35">ﭚ</text:span><text:span text:style-name="T3"> </text:span><text:span text:style-name="T35">ﭛ</text:span><text:span text:style-name="T3"> </text:span><text:span text:style-name="T35">ﭜ</text:span><text:span text:style-name="T3"> </text:span><text:span text:style-name="T35">ﭝ</text:span><text:span text:style-name="T3"> </text:span><text:span text:style-name="T35">ﭞ</text:span><text:span text:style-name="T3"> </text:span><text:span text:style-name="T35">ﭟ</text:span><text:span text:style-name="T3"> </text:span><text:span text:style-name="T35">ﭠ</text:span><text:span text:style-name="T3"> </text:span><text:span text:style-name="T35">ﭡ</text:span><text:span text:style-name="T3"> </text:span><text:span text:style-name="T35">ﭢ</text:span><text:span text:style-name="T3"> </text:span><text:span text:style-name="T35">ﭣ</text:span><text:span text:style-name="T3"> </text:span><text:span text:style-name="T35">ﭤ</text:span><text:span text:style-name="T3"> </text:span><text:span text:style-name="T35">ﭥ</text:span><text:span text:style-name="T3"> </text:span><text:span text:style-name="T35">ﭦ</text:span><text:span text:style-name="T3"> </text:span><text:span text:style-name="T35">ﭧ</text:span><text:span text:style-name="T3"> </text:span><text:span text:style-name="T35">ﭨ</text:span><text:span text:style-name="T3"> </text:span><text:span text:style-name="T35">ﭩ</text:span><text:span text:style-name="T3"> </text:span><text:span text:style-name="T35">ﭪ</text:span><text:span text:style-name="T3"> </text:span><text:span text:style-name="T35">ﭫﭬ</text:span><text:span text:style-name="T3"> </text:span><text:span text:style-name="T35">ﭭ</text:span><text:span text:style-name="T3"> </text:span><text:span text:style-name="T35">ﭮ</text:span><text:span text:style-name="T3"> </text:span><text:span text:style-name="T35">ﭯ</text:span><text:span text:style-name="T3"> </text:span><text:span text:style-name="T35">ﭰ</text:span><text:span text:style-name="T3"> </text:span><text:span text:style-name="T35">ﭱ</text:span><text:span text:style-name="T3"> </text:span><text:span text:style-name="T35">ﭲ</text:span><text:span text:style-name="T3"> </text:span><text:span text:style-name="T35">ﭳ</text:span><text:span text:style-name="T3"> </text:span><text:span text:style-name="T35">ﭴ</text:span><text:span text:style-name="T3"> </text:span><text:span text:style-name="T35">ﭵ</text:span><text:span text:style-name="T3"> </text:span><text:span text:style-name="T35">ﭶ</text:span><text:span text:style-name="T3"> </text:span><text:span text:style-name="T35">ﭷ</text:span><text:span text:style-name="T3"> </text:span><text:span text:style-name="T35">ﭸ</text:span><text:span text:style-name="T3"> </text:span><text:span text:style-name="T35">ﭹ</text:span><text:span text:style-name="T3"> </text:span><text:span text:style-name="T35">ﭺ</text:span><text:span text:style-name="T3"> </text:span><text:span text:style-name="T35">ﭻ</text:span><text:span text:style-name="T3"> </text:span><text:span text:style-name="T35">ﭼ</text:span><text:span text:style-name="T3"> </text:span><text:span text:style-name="T35">ﭽ</text:span><text:span text:style-name="T3"> </text:span><text:span text:style-name="T35">ﭾ</text:span><text:span text:style-name="T3"> </text:span><text:span text:style-name="T35">ﭿ</text:span><text:span text:style-name="T3"> </text:span><text:span text:style-name="T35">ﮀ</text:span><text:span text:style-name="T3"> </text:span><text:span text:style-name="T35">ﮁ</text:span><text:span text:style-name="T3"> </text:span><text:span text:style-name="T35">ﮂ</text:span><text:span text:style-name="T3"> </text:span><text:span text:style-name="T35">ﮃ</text:span><text:span text:style-name="T3"> </text:span><text:span text:style-name="T35">ﮄ</text:span><text:span text:style-name="T3"> </text:span><text:span text:style-name="T35">ﮅ</text:span><text:span text:style-name="T3"> </text:span><text:span text:style-name="T35">ﮆ</text:span><text:span text:style-name="T3"> </text:span><text:span text:style-name="T35">ﮇ</text:span><text:span text:style-name="T3"> </text:span><text:span text:style-name="T35">ﮈ</text:span><text:span text:style-name="T3"> </text:span><text:span text:style-name="T35">ﮉ</text:span><text:span text:style-name="T3"> </text:span><text:span text:style-name="T35">ﮊ</text:span><text:span text:style-name="T3"> </text:span><text:span text:style-name="T35">ﮋ</text:span><text:span text:style-name="T3"> </text:span><text:span text:style-name="T35">ﮌ</text:span><text:span text:style-name="T3"> </text:span><text:span text:style-name="T35">ﮍ</text:span><text:span text:style-name="T3"> </text:span><text:span text:style-name="T35">ﮎﮏ</text:span><text:span text:style-name="T3"> </text:span><text:span text:style-name="T35">ﮐ</text:span><text:span text:style-name="T3"> </text:span><text:span text:style-name="T35">ﮑ</text:span><text:span text:style-name="T3"> </text:span><text:span text:style-name="T35">ﮒ</text:span><text:span text:style-name="T3"> </text:span><text:span text:style-name="T35">ﮓ</text:span><text:span text:style-name="T3"> </text:span><text:span text:style-name="T35">ﮔ</text:span><text:span text:style-name="T3"> </text:span><text:span text:style-name="T35">ﮕ</text:span><text:span text:style-name="T3"> </text:span><text:span text:style-name="T35">ﮖ</text:span><text:span text:style-name="T3"> </text:span><text:span text:style-name="T35">ﮗ</text:span><text:span text:style-name="T3"> </text:span><text:span text:style-name="T35">ﮘ</text:span><text:span text:style-name="T3"> </text:span><text:span text:style-name="T35">ﮙ</text:span><text:span text:style-name="T3"> </text:span><text:span text:style-name="T35">ﮚ</text:span><text:span text:style-name="T3"> </text:span><text:span text:style-name="T35">ﮛ</text:span><text:span text:style-name="T3"> </text:span><text:span text:style-name="T35">ﮜ</text:span><text:span text:style-name="T3"> </text:span><text:span text:style-name="T35">ﮝ</text:span><text:span text:style-name="T3"> </text:span><text:span text:style-name="T35">ﮞ</text:span><text:span text:style-name="T3"> </text:span><text:span text:style-name="T35">ﮟ</text:span><text:span text:style-name="T3"> </text:span><text:span text:style-name="T35">ﮠ</text:span><text:span text:style-name="T3"> </text:span><text:span text:style-name="T35">ﮡ</text:span><text:span text:style-name="T3"> </text:span><text:span text:style-name="T35">ﮢ</text:span><text:span text:style-name="T3"> </text:span><text:span text:style-name="T35">ﮣ</text:span><text:span text:style-name="T3"> </text:span><text:span text:style-name="T35">ﮤ</text:span><text:span text:style-name="T3"> </text:span><text:span text:style-name="T35">ﮥ</text:span><text:span text:style-name="T3"> </text:span><text:span text:style-name="T35">ﮦ</text:span><text:span text:style-name="T3"> </text:span><text:span text:style-name="T35">ﮧ</text:span><text:span text:style-name="T3"> </text:span><text:span text:style-name="T35">ﮨ</text:span><text:span text:style-name="T3"> </text:span><text:span text:style-name="T35">ﮩ</text:span><text:span text:style-name="T3"> </text:span><text:span text:style-name="T35">ﮪ</text:span><text:span text:style-name="T3"> </text:span><text:span text:style-name="T35">ﮫ</text:span><text:span text:style-name="T3"> </text:span><text:span text:style-name="T35">ﮬ</text:span><text:span text:style-name="T3"> </text:span><text:span text:style-name="T35">ﮭ</text:span><text:span text:style-name="T3"> </text:span><text:span text:style-name="T35">ﮮ</text:span><text:span text:style-name="T3"> </text:span><text:span text:style-name="T35">ﮯ</text:span><text:span text:style-name="T3"> </text:span><text:span text:style-name="T35">ﮰ</text:span><text:span text:style-name="T3"> </text:span><text:span text:style-name="T35">ﮱ</text:span><text:span text:style-name="T3"> </text:span><text:span text:style-name="T35">ﯓ</text:span><text:span text:style-name="T3"> </text:span><text:span text:style-name="T35">ﯔ</text:span><text:span text:style-name="T3"> </text:span><text:span text:style-name="T35">ﯕ</text:span><text:span text:style-name="T3"> </text:span><text:span text:style-name="T35">ﯖ</text:span><text:span text:style-name="T3"> </text:span><text:span text:style-name="T35">ﯗ</text:span><text:span text:style-name="T3"> </text:span><text:span text:style-name="T35">ﯘ</text:span><text:span text:style-name="T3"> </text:span><text:span text:style-name="T35">ﯙ</text:span><text:span text:style-name="T3"> </text:span><text:span text:style-name="T35">ﯚ</text:span><text:span text:style-name="T3"> </text:span><text:span text:style-name="T35">ﯛ</text:span><text:span text:style-name="T3"> </text:span><text:span text:style-name="T35">ﯜ</text:span><text:span text:style-name="T3"> </text:span><text:span text:style-name="T35">ﯝ</text:span><text:span text:style-name="T3"> </text:span><text:span text:style-name="T35">ﯞ</text:span><text:span text:style-name="T3"> </text:span><text:span text:style-name="T35">ﯟ</text:span><text:span text:style-name="T3"> </text:span><text:span text:style-name="T35">ﯠ</text:span><text:span text:style-name="T3"> </text:span><text:span text:style-name="T35">ﯡ</text:span><text:span text:style-name="T3"> </text:span><text:span text:style-name="T35">ﯢ</text:span><text:span text:style-name="T3"> </text:span><text:span text:style-name="T35">ﯣ</text:span><text:span text:style-name="T3"> </text:span><text:span text:style-name="T35">ﯤ</text:span><text:span text:style-name="T3"> </text:span><text:span text:style-name="T35">ﯥ</text:span><text:span text:style-name="T3"> </text:span><text:span text:style-name="T35">ﯦ</text:span><text:span text:style-name="T3"> </text:span><text:span text:style-name="T35">ﯧ</text:span><text:span text:style-name="T3"> </text:span><text:span text:style-name="T35">ﯨ</text:span><text:span text:style-name="T3"> </text:span><text:span text:style-name="T35">ﯩ</text:span><text:span text:style-name="T3"> </text:span><text:span text:style-name="T35">ﯪ</text:span><text:span text:style-name="T3"> </text:span><text:span text:style-name="T35">ﯫ</text:span><text:span text:style-name="T3"> </text:span><text:span text:style-name="T35">ﯬ</text:span><text:span text:style-name="T3"> </text:span><text:span text:style-name="T35">ﯭ</text:span><text:span text:style-name="T3"> </text:span><text:span text:style-name="T35">ﯮ</text:span><text:span text:style-name="T3"> </text:span><text:span text:style-name="T35">ﯯ</text:span><text:span text:style-name="T3"> </text:span><text:span text:style-name="T35">ﯰ</text:span><text:span text:style-name="T3"> </text:span><text:span text:style-name="T35">ﯱ</text:span><text:span text:style-name="T3"> </text:span><text:span text:style-name="T35">ﯲ</text:span><text:span text:style-name="T3"> </text:span><text:span text:style-name="T35">ﯳ</text:span><text:span text:style-name="T3"> </text:span><text:span text:style-name="T35">ﯴ</text:span><text:span text:style-name="T3"> </text:span><text:span text:style-name="T35">ﯵ</text:span><text:span text:style-name="T3"> </text:span><text:span text:style-name="T35">ﯶ</text:span><text:span text:style-name="T3"> </text:span><text:span text:style-name="T35">ﯷ</text:span><text:span text:style-name="T3"> </text:span><text:span text:style-name="T35">ﯸ</text:span><text:span text:style-name="T3"> </text:span><text:span text:style-name="T35">ﯹ</text:span><text:span text:style-name="T3"> </text:span><text:span text:style-name="T35">ﯺ</text:span><text:span text:style-name="T3"> </text:span><text:span text:style-name="T35">ﯻ</text:span><text:span text:style-name="T3"> </text:span><text:span text:style-name="T35">ﯼ</text:span><text:span text:style-name="T3"> </text:span><text:span text:style-name="T35">ﯽ</text:span><text:span text:style-name="T3"> </text:span><text:span text:style-name="T35">ﯾ</text:span><text:span text:style-name="T3"> </text:span><text:span text:style-name="T35">ﯿ</text:span><text:span text:style-name="T3"> </text:span><text:span text:style-name="T35">ﰀ</text:span><text:span text:style-name="T3"> </text:span><text:span text:style-name="T35">ﰁ</text:span><text:span text:style-name="T3"> </text:span><text:span text:style-name="T35">ﰂ</text:span><text:span text:style-name="T3"> </text:span><text:span text:style-name="T35">ﰃ</text:span><text:span text:style-name="T3"> </text:span><text:span text:style-name="T35">ﰄ</text:span><text:span text:style-name="T3"> </text:span><text:span text:style-name="T35">ﰅ</text:span><text:span text:style-name="T3"> </text:span><text:span text:style-name="T35">ﰆ</text:span><text:span text:style-name="T3"> </text:span><text:span text:style-name="T35">ﰇﰈ</text:span><text:span text:style-name="T3"> </text:span><text:span text:style-name="T35">ﰉ</text:span><text:span text:style-name="T3"> </text:span><text:span text:style-name="T35">ﰊ</text:span><text:span text:style-name="T3"> </text:span><text:span text:style-name="T35">ﰋ</text:span><text:span text:style-name="T3"> </text:span><text:span text:style-name="T35">ﰌ</text:span><text:span text:style-name="T3"> </text:span><text:span text:style-name="T35">ﰍ</text:span><text:span text:style-name="T3"> </text:span><text:span text:style-name="T35">ﰎ</text:span><text:span text:style-name="T3"> </text:span><text:span text:style-name="T35">ﰏﰐ</text:span><text:span text:style-name="T3"> </text:span><text:span text:style-name="T35">ﰑ</text:span><text:span text:style-name="T3"> </text:span><text:span text:style-name="T35">ﰒ</text:span><text:span text:style-name="T3"> </text:span><text:span text:style-name="T35">ﰓ</text:span><text:span text:style-name="T3"> </text:span><text:span text:style-name="T35">ﰔ</text:span><text:span text:style-name="T3"> </text:span><text:span text:style-name="T35">ﰕ</text:span><text:span text:style-name="T3"> </text:span><text:span text:style-name="T35">ﰖ</text:span><text:span text:style-name="T3"> </text:span><text:span text:style-name="T35">ﰗ</text:span><text:span text:style-name="T3"> </text:span><text:span text:style-name="T35">ﰘ</text:span><text:span text:style-name="T3"> </text:span><text:span text:style-name="T35">ﰙ</text:span><text:span text:style-name="T3"> </text:span><text:span text:style-name="T35">ﰚ</text:span><text:span text:style-name="T3"> </text:span><text:span text:style-name="T35">ﰛ</text:span><text:span text:style-name="T3"> </text:span><text:span text:style-name="T35">ﰜ</text:span><text:span text:style-name="T3"> </text:span><text:span text:style-name="T35">ﰝ</text:span><text:span text:style-name="T3"> </text:span><text:span text:style-name="T35">ﰞ</text:span><text:span text:style-name="T3"> </text:span><text:span text:style-name="T35">ﰟ</text:span><text:span text:style-name="T3"> </text:span><text:span text:style-name="T35">ﰠ</text:span><text:span text:style-name="T3"> </text:span><text:span text:style-name="T35">ﰡ</text:span><text:span text:style-name="T3"> </text:span><text:span text:style-name="T35">ﰢ</text:span><text:span text:style-name="T3"> </text:span><text:span text:style-name="T35">ﰣ</text:span></text:p>
      <text:p text:style-name="P7"><text:span text:style-name="T37">ﭑ</text:span><text:span text:style-name="T3"> </text:span><text:span text:style-name="T37">ﭒ</text:span><text:span text:style-name="T3"> </text:span><text:span text:style-name="T37">ﭓ</text:span><text:span text:style-name="T3"> </text:span><text:span text:style-name="T37">ﭔ</text:span><text:span text:style-name="T3"> </text:span><text:span text:style-name="T37">ﭕﭖ</text:span><text:span text:style-name="T3"> </text:span><text:span text:style-name="T37">ﭗ</text:span><text:span text:style-name="T3"> </text:span><text:span text:style-name="T37">ﭘ</text:span><text:span text:style-name="T3"> </text:span><text:span text:style-name="T37">ﭙ</text:span><text:span text:style-name="T3"> </text:span><text:span text:style-name="T37">ﭚ</text:span><text:span text:style-name="T3"> </text:span><text:span text:style-name="T37">ﭛ</text:span><text:span text:style-name="T3"> </text:span><text:span text:style-name="T37">ﭜﭝ</text:span><text:span text:style-name="T3"> </text:span><text:span text:style-name="T37">ﭞ</text:span><text:span text:style-name="T3"> </text:span><text:span text:style-name="T37">ﭟ</text:span><text:span text:style-name="T3"> </text:span><text:span text:style-name="T37">ﭠ</text:span><text:span text:style-name="T3"> </text:span><text:span text:style-name="T37">ﭡ</text:span><text:span text:style-name="T3"> </text:span><text:span text:style-name="T37">ﭢ</text:span><text:span text:style-name="T3"> </text:span><text:span text:style-name="T37">ﭣ</text:span><text:span text:style-name="T3"> </text:span><text:span text:style-name="T37">ﭤ</text:span><text:span text:style-name="T3"> </text:span><text:span text:style-name="T37">ﭥ</text:span><text:span text:style-name="T3"> </text:span><text:span text:style-name="T37">ﭦ</text:span><text:span text:style-name="T3"> </text:span><text:span text:style-name="T37">ﭧ</text:span><text:span text:style-name="T3"> </text:span><text:span text:style-name="T37">ﭨ</text:span><text:span text:style-name="T3"> </text:span><text:span text:style-name="T37">ﭩﭪ</text:span><text:span text:style-name="T3"> </text:span><text:span text:style-name="T37">ﭫ</text:span><text:span text:style-name="T3"> </text:span><text:span text:style-name="T37">ﭬ</text:span><text:span text:style-name="T3"> </text:span><text:span text:style-name="T37">ﭭ</text:span><text:span text:style-name="T3"> </text:span><text:span text:style-name="T37">ﭮ</text:span><text:span text:style-name="T3"> </text:span><text:span text:style-name="T37">ﭯ</text:span><text:span text:style-name="T3"> </text:span><text:span text:style-name="T37">ﭰ</text:span><text:span text:style-name="T3"> </text:span><text:span text:style-name="T37">ﭱ</text:span><text:span text:style-name="T3"> </text:span><text:span text:style-name="T37">ﭲ</text:span><text:span text:style-name="T3"> </text:span><text:span text:style-name="T37">ﭳ</text:span><text:span text:style-name="T3"> </text:span><text:span text:style-name="T37">ﭴ</text:span><text:span text:style-name="T3"> </text:span><text:span text:style-name="T37">ﭵ</text:span><text:span text:style-name="T3"> </text:span><text:span text:style-name="T37">ﭶ</text:span><text:span text:style-name="T3"> </text:span><text:span text:style-name="T37">ﭷ</text:span><text:span text:style-name="T3"> </text:span><text:span text:style-name="T37">ﭸ</text:span><text:span text:style-name="T3"> </text:span><text:span text:style-name="T37">ﭹ</text:span><text:span text:style-name="T3"> </text:span><text:span text:style-name="T37">ﭺ</text:span><text:span text:style-name="T3"> </text:span><text:span text:style-name="T37">ﭻ</text:span><text:span text:style-name="T3"> </text:span><text:span text:style-name="T37">ﭼ</text:span><text:span text:style-name="T3"> </text:span><text:span text:style-name="T37">ﭽ</text:span><text:span text:style-name="T3"> </text:span><text:span text:style-name="T37">ﭾ</text:span><text:span text:style-name="T3"> </text:span><text:span text:style-name="T37">ﭿ</text:span><text:span text:style-name="T3"> </text:span><text:span text:style-name="T37">ﮀ</text:span><text:span text:style-name="T3"> </text:span><text:span text:style-name="T37">ﮁ</text:span><text:span text:style-name="T3"> </text:span><text:span text:style-name="T37">ﮂ</text:span><text:span text:style-name="T3"> </text:span><text:span text:style-name="T37">ﮃ</text:span><text:span text:style-name="T3"> </text:span><text:span text:style-name="T37">ﮄ</text:span><text:span text:style-name="T3"> </text:span><text:span text:style-name="T37">ﮅ</text:span><text:span text:style-name="T3"> </text:span><text:span text:style-name="T37">ﮆ</text:span><text:span text:style-name="T3"> </text:span><text:span text:style-name="T37">ﮇ</text:span><text:span text:style-name="T3"> </text:span><text:span text:style-name="T37">ﮈ</text:span><text:span text:style-name="T3"> </text:span><text:span text:style-name="T37">ﮉ</text:span><text:span text:style-name="T3"> </text:span><text:span text:style-name="T37">ﮊ</text:span><text:span text:style-name="T3"> </text:span><text:span text:style-name="T37">ﮋﮌ</text:span><text:span text:style-name="T3"> </text:span><text:span text:style-name="T37">ﮍ</text:span><text:span text:style-name="T3"> </text:span><text:span text:style-name="T37">ﮎ</text:span><text:span text:style-name="T3"> </text:span><text:span text:style-name="T37">ﮏ</text:span><text:span text:style-name="T3"> </text:span><text:span text:style-name="T37">ﮐ</text:span><text:span text:style-name="T3"> </text:span><text:span text:style-name="T37">ﮑ</text:span><text:span text:style-name="T3"> </text:span><text:span text:style-name="T37">ﮒ</text:span><text:span text:style-name="T3"> </text:span><text:span text:style-name="T37">ﮓ</text:span><text:span text:style-name="T3"> </text:span><text:span text:style-name="T37">ﮔ</text:span><text:span text:style-name="T3"> </text:span><text:span text:style-name="T37">ﮕ</text:span><text:span text:style-name="T3"> </text:span><text:span text:style-name="T37">ﮖ</text:span><text:span text:style-name="T3"> </text:span><text:span text:style-name="T37">ﮗ</text:span><text:span text:style-name="T3"> </text:span><text:span text:style-name="T37">ﮘ</text:span><text:span text:style-name="T3"> </text:span><text:span text:style-name="T37">ﮙ</text:span><text:span text:style-name="T3"> </text:span><text:span text:style-name="T37">ﮚ</text:span><text:span text:style-name="T3"> </text:span><text:span text:style-name="T37">ﮛ</text:span><text:span text:style-name="T3"> </text:span><text:span text:style-name="T37">ﮜ</text:span><text:span text:style-name="T3"> </text:span><text:span text:style-name="T37">ﮝ</text:span><text:span text:style-name="T3"> </text:span><text:span text:style-name="T37">ﮞ</text:span><text:span text:style-name="T3"> </text:span><text:span text:style-name="T37">ﮟ</text:span><text:span text:style-name="T3"> </text:span><text:span text:style-name="T37">ﮠ</text:span><text:span text:style-name="T3"> </text:span><text:span text:style-name="T37">ﮡ</text:span><text:span text:style-name="T3"> </text:span><text:span text:style-name="T37">ﮢ</text:span><text:span text:style-name="T3"> </text:span><text:span text:style-name="T37">ﮣ</text:span><text:span text:style-name="T3"> </text:span><text:span text:style-name="T37">ﮤ</text:span><text:span text:style-name="T3"> </text:span><text:span text:style-name="T37">ﮥ</text:span><text:span text:style-name="T3"> </text:span><text:span text:style-name="T37">ﮦ</text:span><text:span text:style-name="T3"> </text:span><text:span text:style-name="T37">ﮧ</text:span><text:span text:style-name="T3"> </text:span><text:span text:style-name="T37">ﮨ</text:span><text:span text:style-name="T3"> </text:span><text:span text:style-name="T37">ﮩ</text:span><text:span text:style-name="T3"> </text:span><text:span text:style-name="T37">ﮪ</text:span><text:span text:style-name="T3"> </text:span><text:span text:style-name="T37">ﮫ</text:span><text:span text:style-name="T3"> </text:span><text:span text:style-name="T37">ﮬ</text:span><text:span text:style-name="T3"> </text:span><text:span text:style-name="T37">ﮭ</text:span><text:span text:style-name="T3"> </text:span><text:span text:style-name="T37">ﮮ</text:span><text:span text:style-name="T3"> </text:span><text:span text:style-name="T37">ﮯ</text:span><text:span text:style-name="T3"> </text:span><text:span text:style-name="T37">ﮰ</text:span><text:span text:style-name="T3"> </text:span><text:span text:style-name="T37">ﮱ</text:span><text:span text:style-name="T3"> </text:span><text:span text:style-name="T37">ﯓ</text:span><text:span text:style-name="T3"> </text:span><text:span text:style-name="T37">ﯔ</text:span><text:span text:style-name="T3"> </text:span><text:span text:style-name="T37">ﯕ</text:span><text:span text:style-name="T3"> </text:span><text:span text:style-name="T37">ﯖ</text:span><text:span text:style-name="T3"> </text:span><text:span text:style-name="T37">ﯗ</text:span><text:span text:style-name="T3"> </text:span><text:span text:style-name="T37">ﯘ</text:span><text:span text:style-name="T3"> </text:span><text:span text:style-name="T37">ﯙ</text:span><text:span text:style-name="T3"> </text:span><text:span text:style-name="T37">ﯚ</text:span><text:span text:style-name="T3"> </text:span><text:span text:style-name="T37">ﯛ</text:span><text:span text:style-name="T3"> </text:span><text:span text:style-name="T37">ﯜ</text:span><text:span text:style-name="T3"> </text:span><text:span text:style-name="T37">ﯝ</text:span><text:span text:style-name="T3"> </text:span><text:span text:style-name="T37">ﯞ</text:span><text:span text:style-name="T3"> </text:span><text:span text:style-name="T37">ﯟ</text:span><text:span text:style-name="T3"> </text:span><text:span text:style-name="T37">ﯠ</text:span><text:span text:style-name="T3"> </text:span><text:span text:style-name="T37">ﯡ</text:span><text:span text:style-name="T3"> </text:span><text:span text:style-name="T37">ﯢ</text:span><text:span text:style-name="T3"> </text:span><text:span text:style-name="T37">ﯣ</text:span><text:span text:style-name="T3"> </text:span><text:span text:style-name="T37">ﯤ</text:span><text:span text:style-name="T3"> </text:span><text:span text:style-name="T37">ﯥ</text:span><text:span text:style-name="T3"> </text:span><text:span text:style-name="T37">ﯦ</text:span><text:span text:style-name="T3"> </text:span><text:span text:style-name="T37">ﯧ</text:span><text:span text:style-name="T3"> </text:span><text:span text:style-name="T37">ﯨ</text:span><text:span text:style-name="T3"> </text:span><text:span text:style-name="T37">ﯩ</text:span><text:span text:style-name="T3"> </text:span><text:span text:style-name="T37">ﯪ</text:span><text:span text:style-name="T3"> </text:span><text:span text:style-name="T37">ﯫ</text:span><text:span text:style-name="T3"> </text:span><text:span text:style-name="T37">ﯬ</text:span><text:span text:style-name="T3"> </text:span><text:span text:style-name="T37">ﯭ</text:span><text:span text:style-name="T3"> </text:span><text:span text:style-name="T37">ﯮ</text:span><text:span text:style-name="T3"> </text:span><text:span text:style-name="T37">ﯯ</text:span><text:span text:style-name="T3"> </text:span><text:span text:style-name="T37">ﯰ</text:span><text:span text:style-name="T3"> </text:span><text:span text:style-name="T37">ﯱ</text:span><text:span text:style-name="T3"> </text:span><text:span text:style-name="T37">ﯲ</text:span><text:span text:style-name="T3"> </text:span><text:span text:style-name="T37">ﯳ</text:span><text:span text:style-name="T3"> </text:span><text:span text:style-name="T37">ﯴ</text:span><text:span text:style-name="T3"> </text:span><text:span text:style-name="T37">ﯵ</text:span><text:span text:style-name="T3"> </text:span><text:span text:style-name="T37">ﯶ</text:span><text:span text:style-name="T3"> </text:span><text:span text:style-name="T37">ﯷ</text:span><text:span text:style-name="T3"> </text:span><text:span text:style-name="T37">ﯸ</text:span><text:span text:style-name="T3"> </text:span><text:span text:style-name="T37">ﯹ</text:span><text:span text:style-name="T3"> </text:span><text:span text:style-name="T37">ﯺ</text:span><text:span text:style-name="T3"> </text:span><text:span text:style-name="T37">ﯻ</text:span><text:span text:style-name="T3"> </text:span><text:span text:style-name="T37">ﯼ</text:span><text:span text:style-name="T3"> </text:span><text:span text:style-name="T37">ﯽ</text:span><text:span text:style-name="T3"> </text:span><text:span text:style-name="T37">ﯾ</text:span><text:span text:style-name="T3"> </text:span><text:span text:style-name="T37">ﯿ</text:span><text:span text:style-name="T3"> </text:span><text:span text:style-name="T37">ﰀ</text:span><text:span text:style-name="T3"> </text:span><text:span text:style-name="T37">ﰁ</text:span><text:span text:style-name="T3"> </text:span><text:span text:style-name="T37">ﰂ</text:span><text:span text:style-name="T3"> </text:span><text:span text:style-name="T37">ﰃ</text:span><text:span text:style-name="T3"> </text:span><text:span text:style-name="T37">ﰄ</text:span><text:span text:style-name="T3"> </text:span><text:span text:style-name="T37">ﰅ</text:span><text:span text:style-name="T3"> </text:span><text:span text:style-name="T37">ﰆ</text:span><text:span text:style-name="T3"> </text:span><text:span text:style-name="T37">ﰇ</text:span><text:span text:style-name="T3"> </text:span><text:span text:style-name="T37">ﰈ</text:span><text:span text:style-name="T3"> </text:span><text:span text:style-name="T37">ﰉ</text:span><text:span text:style-name="T3"> </text:span><text:span text:style-name="T37">ﰊ</text:span><text:span text:style-name="T3"> </text:span><text:span text:style-name="T37">ﰋ</text:span><text:span text:style-name="T3"> </text:span><text:span text:style-name="T37">ﰌ</text:span><text:span text:style-name="T3"> </text:span><text:span text:style-name="T37">ﰍ</text:span><text:span text:style-name="T3"> </text:span><text:span text:style-name="T37">ﰎﰏ</text:span><text:span text:style-name="T3"> </text:span><text:span text:style-name="T37">ﰐ</text:span><text:span text:style-name="T3"> </text:span><text:span text:style-name="T37">ﰑ</text:span><text:span text:style-name="T3"> </text:span><text:span text:style-name="T37">ﰒ</text:span><text:span text:style-name="T3"> </text:span><text:span text:style-name="T37">ﰓ</text:span><text:span text:style-name="T3"> </text:span><text:span text:style-name="T37">ﰔ</text:span><text:span text:style-name="T3"> </text:span><text:span text:style-name="T37">ﰕ</text:span><text:span text:style-name="T3"> </text:span><text:span text:style-name="T37">ﰖ</text:span><text:span text:style-name="T3"> </text:span><text:span text:style-name="T37">ﰗ</text:span><text:span text:style-name="T3"> </text:span><text:span text:style-name="T37">ﰘ</text:span><text:span text:style-name="T3"> </text:span><text:span text:style-name="T37">ﰙ</text:span><text:span text:style-name="T3"> </text:span><text:span text:style-name="T37">ﰚ</text:span><text:span text:style-name="T3"> </text:span><text:span text:style-name="T37">ﰛ</text:span><text:span text:style-name="T3"> </text:span><text:span text:style-name="T37">ﰜ</text:span><text:span text:style-name="T3"> </text:span><text:span text:style-name="T37">ﰝ</text:span></text:p>
      <text:p text:style-name="P29"><text:span text:style-name="T41">ﮌ</text:span><text:span text:style-name="T79">ﮟ</text:span></text:p>
      <text:p text:style-name="P24"><text:span text:style-name="T79">ﭔﭕﭖ</text:span></text:p>
      <text:p text:style-name="P23"><text:span text:style-name="T39">ﭑ</text:span><text:span text:style-name="T3"> </text:span><text:span text:style-name="T39">ﭒ</text:span><text:span text:style-name="T3"> </text:span><text:span text:style-name="T39">ﭓ</text:span><text:span text:style-name="T3"> </text:span><text:span text:style-name="T39">ﭔ</text:span><text:span text:style-name="T3"> </text:span><text:span text:style-name="T39">ﭕ</text:span><text:span text:style-name="T3"> </text:span><text:span text:style-name="T39">ﭖ</text:span><text:span text:style-name="T3"> </text:span><text:span text:style-name="T39">ﭗ</text:span><text:span text:style-name="T3"> </text:span><text:span text:style-name="T39">ﭘ</text:span><text:span text:style-name="T3"> </text:span><text:span text:style-name="T39">ﭙ</text:span><text:span text:style-name="T3"> </text:span><text:span text:style-name="T39">ﭚ</text:span><text:span text:style-name="T3"> </text:span><text:span text:style-name="T39">ﭛ</text:span><text:span text:style-name="T3"> </text:span><text:span text:style-name="T39">ﭜ</text:span><text:span text:style-name="T3"> </text:span><text:span text:style-name="T39">ﭝ</text:span><text:span text:style-name="T3"> </text:span><text:span text:style-name="T39">ﭞ</text:span><text:span text:style-name="T3"> </text:span><text:span text:style-name="T39">ﭟ</text:span><text:span text:style-name="T3"> </text:span><text:span text:style-name="T39">ﭠ</text:span><text:span text:style-name="T3"> </text:span><text:span text:style-name="T39">ﭡ</text:span><text:span text:style-name="T3"> </text:span><text:span text:style-name="T39">ﭢ</text:span><text:span text:style-name="T3"> </text:span><text:span text:style-name="T39">ﭣ</text:span><text:span text:style-name="T3"> </text:span><text:span text:style-name="T39">ﭤ</text:span><text:span text:style-name="T3"> </text:span><text:span text:style-name="T39">ﭥ</text:span><text:span text:style-name="T3"> </text:span><text:span text:style-name="T39">ﭦ</text:span><text:span text:style-name="T3"> </text:span><text:span text:style-name="T39">ﭧ</text:span><text:span text:style-name="T3"> </text:span><text:span text:style-name="T39">ﭨ</text:span><text:span text:style-name="T3"> </text:span><text:span text:style-name="T39">ﭩ</text:span><text:span text:style-name="T3"> </text:span><text:span text:style-name="T39">ﭪ</text:span><text:span text:style-name="T3"> </text:span><text:span text:style-name="T39">ﭫ</text:span><text:span text:style-name="T3"> </text:span><text:span text:style-name="T39">ﭬ</text:span><text:span text:style-name="T3"> </text:span><text:span text:style-name="T39">ﭭ</text:span><text:span text:style-name="T3"> </text:span><text:span text:style-name="T39">ﭮ</text:span><text:span text:style-name="T3"> </text:span><text:span text:style-name="T39">ﭯ</text:span><text:span text:style-name="T3"> </text:span><text:span text:style-name="T39">ﭰ</text:span><text:span text:style-name="T3"> </text:span><text:span text:style-name="T39">ﭱ</text:span><text:span text:style-name="T3"> </text:span><text:span text:style-name="T39">ﭲ</text:span><text:span text:style-name="T3"> </text:span><text:span text:style-name="T39">ﭳ</text:span><text:span text:style-name="T3"> </text:span><text:span text:style-name="T39">ﭴ</text:span><text:span text:style-name="T3"> </text:span><text:span text:style-name="T39">ﭵ</text:span><text:span text:style-name="T3"> </text:span><text:span text:style-name="T39">ﭶ</text:span><text:span text:style-name="T3"> </text:span><text:span text:style-name="T39">ﭷ</text:span><text:span text:style-name="T3"> </text:span><text:span text:style-name="T39">ﭸ</text:span><text:span text:style-name="T3"> </text:span><text:span text:style-name="T39">ﭹ</text:span><text:span text:style-name="T3"> </text:span><text:span text:style-name="T39">ﭺ</text:span><text:span text:style-name="T3"> </text:span><text:span text:style-name="T39">ﭻ</text:span><text:span text:style-name="T3"> </text:span><text:span text:style-name="T39">ﭼ</text:span><text:span text:style-name="T3"> </text:span><text:span text:style-name="T39">ﭽ</text:span><text:span text:style-name="T3"> </text:span><text:span text:style-name="T39">ﭾ</text:span><text:span text:style-name="T3"> </text:span><text:span text:style-name="T39">ﭿ</text:span><text:span text:style-name="T3"> </text:span><text:span text:style-name="T39">ﮀﮁ</text:span><text:span text:style-name="T3"> </text:span><text:span text:style-name="T39">ﮂ</text:span><text:span text:style-name="T3"> </text:span><text:span text:style-name="T39">ﮃ</text:span><text:span text:style-name="T3"> </text:span><text:span text:style-name="T39">ﮄ</text:span><text:span text:style-name="T3"> </text:span><text:span text:style-name="T39">ﮅ</text:span><text:span text:style-name="T3"> </text:span><text:span text:style-name="T39">ﮆ</text:span><text:span text:style-name="T3"> </text:span><text:span text:style-name="T39">ﮇ</text:span><text:span text:style-name="T3"> </text:span><text:span text:style-name="T39">ﮈ</text:span><text:span text:style-name="T3"> </text:span><text:span text:style-name="T39">ﮉ</text:span><text:span text:style-name="T3"> </text:span><text:span text:style-name="T39">ﮊ</text:span><text:span text:style-name="T3"> </text:span><text:span text:style-name="T39">ﮋ</text:span><text:span text:style-name="T3"> </text:span><text:span text:style-name="T39">ﮌ</text:span><text:span text:style-name="T3"> </text:span><text:span text:style-name="T39">ﮍ</text:span><text:span text:style-name="T3"> </text:span><text:span text:style-name="T39">ﮎ</text:span><text:span text:style-name="T3"> </text:span><text:span text:style-name="T39">ﮏ</text:span><text:span text:style-name="T3"> </text:span><text:span text:style-name="T39">ﮐ</text:span><text:span text:style-name="T3"> </text:span><text:span text:style-name="T39">ﮑ</text:span><text:span text:style-name="T3"> </text:span><text:span text:style-name="T39">ﮒ</text:span><text:span text:style-name="T3"> </text:span><text:span text:style-name="T39">ﮓ</text:span><text:span text:style-name="T3"> </text:span><text:span text:style-name="T39">ﮔ</text:span><text:span text:style-name="T3"> </text:span><text:span text:style-name="T39">ﮕ</text:span><text:span text:style-name="T3"> </text:span><text:span text:style-name="T39">ﮖ</text:span><text:span text:style-name="T3"> </text:span><text:span text:style-name="T39">ﮗ</text:span><text:span text:style-name="T3"> </text:span><text:span text:style-name="T39">ﮘ</text:span><text:span text:style-name="T3"> </text:span><text:span text:style-name="T39">ﮙ</text:span><text:span text:style-name="T3"> </text:span><text:span text:style-name="T39">ﮚ</text:span><text:span text:style-name="T3"> </text:span><text:span text:style-name="T39">ﮛ</text:span><text:span text:style-name="T3"> </text:span><text:span text:style-name="T39">ﮜ</text:span><text:span text:style-name="T3"> </text:span><text:span text:style-name="T39">ﮝ</text:span><text:span text:style-name="T3"> </text:span><text:span text:style-name="T39">ﮞ</text:span><text:span text:style-name="T3"> </text:span><text:span text:style-name="T39">ﮟ</text:span><text:span text:style-name="T3"> </text:span><text:span text:style-name="T39">ﮠ</text:span><text:span text:style-name="T3"> </text:span><text:span text:style-name="T39">ﮡ</text:span><text:span text:style-name="T3"> </text:span><text:span text:style-name="T39">ﮢ</text:span><text:span text:style-name="T3"> </text:span><text:span text:style-name="T39">ﮣ</text:span><text:span text:style-name="T3"> </text:span><text:span text:style-name="T39">ﮤ</text:span><text:span text:style-name="T3"> </text:span><text:span text:style-name="T39">ﮥ</text:span><text:span text:style-name="T3"> </text:span><text:span text:style-name="T39">ﮦ</text:span><text:span text:style-name="T3"> </text:span><text:span text:style-name="T39">ﮧ</text:span><text:span text:style-name="T3"> </text:span><text:span text:style-name="T39">ﮨ</text:span><text:span text:style-name="T3"> </text:span><text:span text:style-name="T39">ﮩ</text:span><text:span text:style-name="T3"> </text:span><text:span text:style-name="T39">ﮪ</text:span><text:span text:style-name="T3"> </text:span><text:span text:style-name="T39">ﮫ</text:span><text:span text:style-name="T3"> </text:span><text:span text:style-name="T39">ﮬ</text:span><text:span text:style-name="T3"> </text:span><text:span text:style-name="T39">ﮭ</text:span><text:span text:style-name="T3"> </text:span><text:span text:style-name="T39">ﮮ</text:span><text:span text:style-name="T3"> </text:span><text:span text:style-name="T39">ﮯ</text:span><text:span text:style-name="T3"> </text:span><text:span text:style-name="T39">ﮰ</text:span><text:span text:style-name="T3"> </text:span><text:span text:style-name="T39">ﮱ</text:span><text:span text:style-name="T3"> </text:span><text:span text:style-name="T39">ﯓ</text:span><text:span text:style-name="T3"> </text:span><text:span text:style-name="T39">ﯔ</text:span><text:span text:style-name="T3"> </text:span><text:span text:style-name="T39">ﯕ</text:span><text:span text:style-name="T3"> </text:span><text:span text:style-name="T39">ﯖﯗ</text:span><text:span text:style-name="T3"> </text:span><text:span text:style-name="T39">ﯘ</text:span><text:span text:style-name="T3"> </text:span><text:span text:style-name="T39">ﯙ</text:span><text:span text:style-name="T3"> </text:span><text:span text:style-name="T39">ﯚ</text:span><text:span text:style-name="T3"> </text:span><text:span text:style-name="T39">ﯛ</text:span><text:span text:style-name="T3"> </text:span><text:span text:style-name="T39">ﯜ</text:span><text:span text:style-name="T3"> </text:span><text:span text:style-name="T39">ﯝ</text:span><text:span text:style-name="T3"> </text:span><text:span text:style-name="T39">ﯞ</text:span><text:span text:style-name="T3"> </text:span><text:span text:style-name="T39">ﯟ</text:span><text:span text:style-name="T3"> </text:span><text:span text:style-name="T39">ﯠ</text:span><text:span text:style-name="T3"> </text:span><text:span text:style-name="T39">ﯡ</text:span><text:span text:style-name="T3"> </text:span><text:span text:style-name="T39">ﯢ</text:span><text:span text:style-name="T3"> </text:span><text:span text:style-name="T39">ﯣ</text:span><text:span text:style-name="T3"> </text:span><text:span text:style-name="T39">ﯤ</text:span><text:span text:style-name="T3"> </text:span><text:span text:style-name="T39">ﯥ</text:span><text:span text:style-name="T3"> </text:span><text:span text:style-name="T39">ﯦ</text:span><text:span text:style-name="T3"> </text:span><text:span text:style-name="T39">ﯧ</text:span><text:span text:style-name="T3"> </text:span><text:span text:style-name="T39">ﯨ</text:span><text:span text:style-name="T3"> </text:span><text:span text:style-name="T39">ﯩ</text:span><text:span text:style-name="T3"> </text:span><text:span text:style-name="T39">ﯪ</text:span><text:span text:style-name="T3"> </text:span><text:span text:style-name="T39">ﯫ</text:span><text:span text:style-name="T3"> </text:span><text:span text:style-name="T39">ﯬ</text:span></text:p>
      <text:p text:style-name="P8"><text:span text:style-name="T42">ﭑ</text:span><text:span text:style-name="T3"> </text:span><text:span text:style-name="T42">ﭒ</text:span><text:span text:style-name="T3"> </text:span><text:span text:style-name="T42">ﭓ</text:span><text:span text:style-name="T3"> </text:span><text:span text:style-name="T42">ﭔﭕ</text:span><text:span text:style-name="T3"> </text:span><text:span text:style-name="T42">ﭖ</text:span><text:span text:style-name="T3"> </text:span><text:span text:style-name="T42">ﭗ</text:span><text:span text:style-name="T3"> </text:span><text:span text:style-name="T42">ﭘ</text:span><text:span text:style-name="T3"> </text:span><text:span text:style-name="T42">ﭙ</text:span><text:span text:style-name="T3"> </text:span><text:span text:style-name="T42">ﭚ</text:span><text:span text:style-name="T3"> </text:span><text:span text:style-name="T42">ﭛ</text:span><text:span text:style-name="T3"> </text:span><text:span text:style-name="T42">ﭜ</text:span><text:span text:style-name="T3"> </text:span><text:span text:style-name="T42">ﭝﭞ</text:span><text:span text:style-name="T3"> </text:span><text:span text:style-name="T42">ﭟ</text:span><text:span text:style-name="T3"> </text:span><text:span text:style-name="T42">ﭠ</text:span><text:span text:style-name="T3"> </text:span><text:span text:style-name="T42">ﭡ</text:span><text:span text:style-name="T3"> </text:span><text:span text:style-name="T42">ﭢ</text:span><text:span text:style-name="T3"> </text:span><text:span text:style-name="T42">ﭣ</text:span><text:span text:style-name="T3"> </text:span><text:span text:style-name="T42">ﭤ</text:span><text:span text:style-name="T3"> </text:span><text:span text:style-name="T42">ﭥ</text:span><text:span text:style-name="T3"> </text:span><text:span text:style-name="T42">ﭦ</text:span><text:span text:style-name="T3"> </text:span><text:span text:style-name="T42">ﭧ</text:span><text:span text:style-name="T3"> </text:span><text:span text:style-name="T42">ﭨ</text:span><text:span text:style-name="T3"> </text:span><text:span text:style-name="T42">ﭩ</text:span><text:span text:style-name="T3"> </text:span><text:span text:style-name="T42">ﭪ</text:span><text:span text:style-name="T3"> </text:span><text:span text:style-name="T42">ﭫ</text:span><text:span text:style-name="T3"> </text:span><text:span text:style-name="T42">ﭬ</text:span><text:span text:style-name="T3"> </text:span><text:span text:style-name="T42">ﭭ</text:span><text:span text:style-name="T3"> </text:span><text:span text:style-name="T42">ﭮ</text:span><text:span text:style-name="T3"> </text:span><text:span text:style-name="T42">ﭯ</text:span><text:span text:style-name="T3"> </text:span><text:span text:style-name="T42">ﭰ</text:span><text:span text:style-name="T3"> </text:span><text:span text:style-name="T42">ﭱ</text:span><text:span text:style-name="T3"> </text:span><text:span text:style-name="T42">ﭲ</text:span><text:span text:style-name="T3"> </text:span><text:span text:style-name="T42">ﭳ</text:span><text:span text:style-name="T3"> </text:span><text:span text:style-name="T42">ﭴ</text:span><text:span text:style-name="T3"> </text:span><text:span text:style-name="T42">ﭵ</text:span><text:span text:style-name="T3"> </text:span><text:span text:style-name="T42">ﭶ</text:span><text:span text:style-name="T3"> </text:span><text:span text:style-name="T42">ﭷ</text:span><text:span text:style-name="T3"> </text:span><text:span text:style-name="T42">ﭸ</text:span><text:span text:style-name="T3"> </text:span><text:span text:style-name="T42">ﭹ</text:span><text:span text:style-name="T3"> </text:span><text:span text:style-name="T42">ﭺ</text:span><text:span text:style-name="T3"> </text:span><text:span text:style-name="T42">ﭻ</text:span><text:span text:style-name="T3"> </text:span><text:span text:style-name="T42">ﭼ</text:span><text:span text:style-name="T3"> </text:span><text:span text:style-name="T42">ﭽ</text:span><text:span text:style-name="T3"> </text:span><text:span text:style-name="T42">ﭾ</text:span><text:span text:style-name="T3"> </text:span><text:span text:style-name="T42">ﭿ</text:span><text:span text:style-name="T3"> </text:span><text:span text:style-name="T42">ﮀ</text:span><text:span text:style-name="T3"> </text:span><text:span text:style-name="T42">ﮁ</text:span><text:span text:style-name="T3"> </text:span><text:span text:style-name="T42">ﮂ</text:span><text:span text:style-name="T3"> </text:span><text:span text:style-name="T42">ﮃ</text:span><text:span text:style-name="T3"> </text:span><text:span text:style-name="T42">ﮄ</text:span><text:span text:style-name="T3"> </text:span><text:span text:style-name="T42">ﮅ</text:span><text:span text:style-name="T3"> </text:span><text:span text:style-name="T42">ﮆ</text:span><text:span text:style-name="T3"> </text:span><text:span text:style-name="T42">ﮇ</text:span><text:span text:style-name="T3"> </text:span><text:span text:style-name="T42">ﮈ</text:span><text:span text:style-name="T3"> </text:span><text:span text:style-name="T42">ﮉ</text:span><text:span text:style-name="T3"> </text:span><text:span text:style-name="T42">ﮊ</text:span><text:span text:style-name="T3"> </text:span><text:span text:style-name="T42">ﮋ</text:span><text:span text:style-name="T3"> </text:span><text:span text:style-name="T42">ﮌ</text:span><text:span text:style-name="T3"> </text:span><text:span text:style-name="T42">ﮍ</text:span><text:span text:style-name="T3"> </text:span><text:span text:style-name="T42">ﮎ</text:span><text:span text:style-name="T3"> </text:span><text:span text:style-name="T42">ﮏ</text:span><text:span text:style-name="T3"> </text:span><text:span text:style-name="T42">ﮐ</text:span><text:span text:style-name="T3"> </text:span><text:span text:style-name="T42">ﮑ</text:span><text:span text:style-name="T3"> </text:span><text:span text:style-name="T42">ﮒ</text:span><text:span text:style-name="T3"> </text:span><text:span text:style-name="T42">ﮓ</text:span><text:span text:style-name="T3"> </text:span><text:span text:style-name="T42">ﮔ</text:span><text:span text:style-name="T3"> </text:span><text:span text:style-name="T42">ﮕ</text:span><text:span text:style-name="T3"> </text:span><text:span text:style-name="T42">ﮖ</text:span><text:span text:style-name="T3"> </text:span><text:span text:style-name="T42">ﮗ</text:span><text:span text:style-name="T3"> </text:span><text:span text:style-name="T42">ﮘ</text:span><text:span text:style-name="T3"> </text:span><text:span text:style-name="T42">ﮙ</text:span><text:span text:style-name="T3"> </text:span><text:span text:style-name="T42">ﮚ</text:span><text:span text:style-name="T3"> </text:span><text:span text:style-name="T42">ﮛ</text:span><text:span text:style-name="T3"> </text:span><text:span text:style-name="T42">ﮜ</text:span><text:span text:style-name="T3"> </text:span><text:span text:style-name="T42">ﮝ</text:span><text:span text:style-name="T3"> </text:span><text:span text:style-name="T42">ﮞ</text:span><text:span text:style-name="T3"> </text:span><text:span text:style-name="T42">ﮟ</text:span><text:span text:style-name="T3"> </text:span><text:span text:style-name="T42">ﮠ</text:span><text:span text:style-name="T3"> </text:span><text:span text:style-name="T42">ﮡ</text:span><text:span text:style-name="T3"> </text:span><text:span text:style-name="T42">ﮢ</text:span><text:span text:style-name="T3"> </text:span><text:span text:style-name="T42">ﮣ</text:span><text:span text:style-name="T3"> </text:span><text:span text:style-name="T42">ﮤ</text:span><text:span text:style-name="T3"> </text:span><text:span text:style-name="T42">ﮥ</text:span><text:span text:style-name="T3"> </text:span><text:span text:style-name="T42">ﮦ</text:span><text:span text:style-name="T3"> </text:span><text:span text:style-name="T42">ﮧ</text:span><text:span text:style-name="T3"> </text:span><text:span text:style-name="T42">ﮨ</text:span><text:span text:style-name="T3"> </text:span><text:span text:style-name="T42">ﮩ</text:span><text:span text:style-name="T3"> </text:span><text:span text:style-name="T42">ﮪ</text:span><text:span text:style-name="T3"> </text:span><text:span text:style-name="T42">ﮫ</text:span><text:span text:style-name="T3"> </text:span><text:span text:style-name="T42">ﮬ</text:span><text:span text:style-name="T3"> </text:span><text:span text:style-name="T42">ﮭ</text:span><text:span text:style-name="T3"> </text:span><text:span text:style-name="T42">ﮮ</text:span><text:span text:style-name="T3"> </text:span><text:span text:style-name="T42">ﮯﮰ</text:span><text:span text:style-name="T3"> </text:span><text:span text:style-name="T42">ﮱ</text:span><text:span text:style-name="T3"> </text:span><text:span text:style-name="T42">ﯓ</text:span><text:span text:style-name="T3"> </text:span><text:span text:style-name="T42">ﯔ</text:span><text:span text:style-name="T3"> </text:span><text:span text:style-name="T42">ﯕ</text:span><text:span text:style-name="T3"> </text:span><text:span text:style-name="T42">ﯖﯗ</text:span><text:span text:style-name="T3"> </text:span><text:span text:style-name="T42">ﯘ</text:span><text:span text:style-name="T3"> </text:span><text:span text:style-name="T42">ﯙ</text:span><text:span text:style-name="T3"> </text:span><text:span text:style-name="T42">ﯚ</text:span><text:span text:style-name="T3"> </text:span><text:span text:style-name="T42">ﯛ</text:span><text:span text:style-name="T3"> </text:span><text:span text:style-name="T42">ﯜ</text:span><text:span text:style-name="T3"> </text:span><text:span text:style-name="T42">ﯝ</text:span><text:span text:style-name="T3"> </text:span><text:span text:style-name="T42">ﯞ</text:span><text:span text:style-name="T3"> </text:span><text:span text:style-name="T42">ﯟ</text:span><text:span text:style-name="T3"> </text:span><text:span text:style-name="T42">ﯠ</text:span><text:span text:style-name="T3"> </text:span><text:span text:style-name="T42">ﯡ</text:span><text:span text:style-name="T3"> </text:span><text:span text:style-name="T42">ﯢ</text:span><text:span text:style-name="T3"> </text:span><text:span text:style-name="T42">ﯣ</text:span><text:span text:style-name="T3"> </text:span><text:span text:style-name="T42">ﯤ</text:span><text:span text:style-name="T3"> </text:span><text:span text:style-name="T42">ﯥ</text:span><text:span text:style-name="T3"> </text:span><text:span text:style-name="T42">ﯦ</text:span><text:span text:style-name="T3"> </text:span><text:span text:style-name="T42">ﯧ</text:span><text:span text:style-name="T3"> </text:span><text:span text:style-name="T42">ﯨ</text:span><text:span text:style-name="T3"> </text:span><text:span text:style-name="T42">ﯩ</text:span><text:span text:style-name="T3"> </text:span><text:span text:style-name="T42">ﯪ</text:span><text:span text:style-name="T3"> </text:span><text:span text:style-name="T42">ﯫ</text:span><text:span text:style-name="T3"> </text:span><text:span text:style-name="T42">ﯬ</text:span><text:span text:style-name="T3"> </text:span><text:span text:style-name="T42">ﯭ</text:span><text:span text:style-name="T3"> </text:span><text:span text:style-name="T42">ﯮ</text:span><text:span text:style-name="T3"> </text:span><text:span text:style-name="T42">ﯯ</text:span><text:span text:style-name="T3"> </text:span><text:span text:style-name="T42">ﯰ</text:span><text:span text:style-name="T3"> </text:span><text:span text:style-name="T42">ﯱ</text:span><text:span text:style-name="T3"> </text:span><text:span text:style-name="T42">ﯲ</text:span><text:span text:style-name="T3"> </text:span><text:span text:style-name="T42">ﯳ</text:span><text:span text:style-name="T3"> </text:span><text:span text:style-name="T42">ﯴ</text:span><text:span text:style-name="T3"> </text:span><text:span text:style-name="T42">ﯵ</text:span><text:span text:style-name="T3"> </text:span><text:span text:style-name="T42">ﯶ</text:span><text:span text:style-name="T3"> </text:span><text:span text:style-name="T42">ﯷ</text:span><text:span text:style-name="T3"> </text:span><text:span text:style-name="T42">ﯸ</text:span><text:span text:style-name="T3"> </text:span><text:span text:style-name="T42">ﯹ</text:span><text:span text:style-name="T3"> </text:span><text:span text:style-name="T42">ﯺ</text:span><text:span text:style-name="T3"> </text:span><text:span text:style-name="T42">ﯻ</text:span><text:span text:style-name="T3"> </text:span><text:span text:style-name="T42">ﯼ</text:span><text:span text:style-name="T3"> </text:span><text:span text:style-name="T42">ﯽ</text:span><text:span text:style-name="T3"> </text:span><text:span text:style-name="T42">ﯾ</text:span><text:span text:style-name="T3"> </text:span><text:span text:style-name="T42">ﯿ</text:span><text:span text:style-name="T3"> </text:span><text:span text:style-name="T42">ﰀ</text:span><text:span text:style-name="T3"> </text:span><text:span text:style-name="T42">ﰁ</text:span><text:span text:style-name="T3"> </text:span><text:span text:style-name="T42">ﰂ</text:span><text:span text:style-name="T3"> </text:span><text:span text:style-name="T42">ﰃ</text:span><text:span text:style-name="T3"> </text:span><text:span text:style-name="T42">ﰄ</text:span></text:p>
      <text:p text:style-name="P9"><text:span text:style-name="T44">ﭑ</text:span><text:span text:style-name="T3"> </text:span><text:span text:style-name="T44">ﭒ</text:span><text:span text:style-name="T3"> </text:span><text:span text:style-name="T44">ﭓ</text:span><text:span text:style-name="T3"> </text:span><text:span text:style-name="T44">ﭔﭕ</text:span><text:span text:style-name="T3"> </text:span><text:span text:style-name="T44">ﭖ</text:span><text:span text:style-name="T3"> </text:span><text:span text:style-name="T44">ﭗ</text:span><text:span text:style-name="T3"> </text:span><text:span text:style-name="T44">ﭘ</text:span><text:span text:style-name="T3"> </text:span><text:span text:style-name="T44">ﭙ</text:span><text:span text:style-name="T3"> </text:span><text:span text:style-name="T44">ﭚ</text:span><text:span text:style-name="T3"> </text:span><text:span text:style-name="T44">ﭛ</text:span><text:span text:style-name="T3"> </text:span><text:span text:style-name="T44">ﭜ</text:span><text:span text:style-name="T3"> </text:span><text:span text:style-name="T44">ﭝ</text:span><text:span text:style-name="T3"> </text:span><text:span text:style-name="T44">ﭞ</text:span><text:span text:style-name="T3"> </text:span><text:span text:style-name="T44">ﭟ</text:span><text:span text:style-name="T3"> </text:span><text:span text:style-name="T44">ﭠ</text:span><text:span text:style-name="T3"> </text:span><text:span text:style-name="T44">ﭡ</text:span><text:span text:style-name="T3"> </text:span><text:span text:style-name="T44">ﭢ</text:span><text:span text:style-name="T3"> </text:span><text:span text:style-name="T44">ﭣ</text:span><text:span text:style-name="T3"> </text:span><text:span text:style-name="T44">ﭤ</text:span><text:span text:style-name="T3"> </text:span><text:span text:style-name="T44">ﭥ</text:span><text:span text:style-name="T3"> </text:span><text:span text:style-name="T44">ﭦ</text:span><text:span text:style-name="T3"> </text:span><text:span text:style-name="T44">ﭧ</text:span><text:span text:style-name="T3"> </text:span><text:span text:style-name="T44">ﭨﭩ</text:span><text:span text:style-name="T3"> </text:span><text:span text:style-name="T44">ﭪ</text:span><text:span text:style-name="T3"> </text:span><text:span text:style-name="T44">ﭫ</text:span><text:span text:style-name="T3"> </text:span><text:span text:style-name="T44">ﭬ</text:span><text:span text:style-name="T3"> </text:span><text:span text:style-name="T44">ﭭ</text:span><text:span text:style-name="T3"> </text:span><text:span text:style-name="T44">ﭮ</text:span><text:span text:style-name="T3"> </text:span><text:span text:style-name="T44">ﭯ</text:span><text:span text:style-name="T3"> </text:span><text:span text:style-name="T44">ﭰ</text:span><text:span text:style-name="T3"> </text:span><text:span text:style-name="T44">ﭱ</text:span><text:span text:style-name="T3"> </text:span><text:span text:style-name="T44">ﭲ</text:span><text:span text:style-name="T3"> </text:span><text:span text:style-name="T44">ﭳ</text:span><text:span text:style-name="T3"> </text:span><text:span text:style-name="T44">ﭴ</text:span><text:span text:style-name="T3"> </text:span><text:span text:style-name="T44">ﭵ</text:span><text:span text:style-name="T3"> </text:span><text:span text:style-name="T44">ﭶ</text:span><text:span text:style-name="T3"> </text:span><text:span text:style-name="T44">ﭷ</text:span><text:span text:style-name="T3"> </text:span><text:span text:style-name="T44">ﭸ</text:span><text:span text:style-name="T3"> </text:span><text:span text:style-name="T44">ﭹ</text:span><text:span text:style-name="T3"> </text:span><text:span text:style-name="T44">ﭺ</text:span><text:span text:style-name="T3"> </text:span><text:span text:style-name="T44">ﭻ</text:span><text:span text:style-name="T3"> </text:span><text:span text:style-name="T44">ﭼ</text:span><text:span text:style-name="T3"> </text:span><text:span text:style-name="T44">ﭽ</text:span><text:span text:style-name="T3"> </text:span><text:span text:style-name="T44">ﭾﭿ</text:span><text:span text:style-name="T3"> </text:span><text:span text:style-name="T44">ﮀ</text:span><text:span text:style-name="T3"> </text:span><text:span text:style-name="T44">ﮁ</text:span><text:span text:style-name="T3"> </text:span><text:span text:style-name="T44">ﮂ</text:span><text:span text:style-name="T3"> </text:span><text:span text:style-name="T44">ﮃ</text:span><text:span text:style-name="T3"> </text:span><text:span text:style-name="T44">ﮄ</text:span><text:span text:style-name="T3"> </text:span><text:span text:style-name="T44">ﮅ</text:span><text:span text:style-name="T3"> </text:span><text:span text:style-name="T44">ﮆ</text:span><text:span text:style-name="T3"> </text:span><text:span text:style-name="T44">ﮇ</text:span><text:span text:style-name="T3"> </text:span><text:span text:style-name="T44">ﮈ</text:span><text:span text:style-name="T3"> </text:span><text:span text:style-name="T44">ﮉ</text:span><text:span text:style-name="T3"> </text:span><text:span text:style-name="T44">ﮊ</text:span><text:span text:style-name="T3"> </text:span><text:span text:style-name="T44">ﮋ</text:span><text:span text:style-name="T3"> </text:span><text:span text:style-name="T44">ﮌ</text:span><text:span text:style-name="T3"> </text:span><text:span text:style-name="T44">ﮍ</text:span><text:span text:style-name="T3"> </text:span><text:span text:style-name="T44">ﮎ</text:span><text:span text:style-name="T3"> </text:span><text:span text:style-name="T44">ﮏ</text:span><text:span text:style-name="T3"> </text:span><text:span text:style-name="T44">ﮐ</text:span><text:span text:style-name="T3"> </text:span><text:span text:style-name="T44">ﮑ</text:span><text:span text:style-name="T3"> </text:span><text:span text:style-name="T44">ﮒ</text:span><text:span text:style-name="T3"> </text:span><text:span text:style-name="T44">ﮓ</text:span><text:span text:style-name="T3"> </text:span><text:span text:style-name="T44">ﮔ</text:span><text:span text:style-name="T3"> </text:span><text:span text:style-name="T44">ﮕ</text:span><text:span text:style-name="T3"> </text:span><text:span text:style-name="T44">ﮖ</text:span><text:span text:style-name="T3"> </text:span><text:span text:style-name="T44">ﮗ</text:span><text:span text:style-name="T3"> </text:span><text:span text:style-name="T44">ﮘ</text:span><text:span text:style-name="T3"> </text:span><text:span text:style-name="T44">ﮙ</text:span><text:span text:style-name="T3"> </text:span><text:span text:style-name="T44">ﮚ</text:span><text:span text:style-name="T3"> </text:span><text:span text:style-name="T44">ﮛ</text:span><text:span text:style-name="T3"> </text:span><text:span text:style-name="T44">ﮜ</text:span><text:span text:style-name="T3"> </text:span><text:span text:style-name="T44">ﮝ</text:span><text:span text:style-name="T3"> </text:span><text:span text:style-name="T44">ﮞ</text:span><text:span text:style-name="T3"> </text:span><text:span text:style-name="T44">ﮟ</text:span><text:span text:style-name="T3"> </text:span><text:span text:style-name="T44">ﮠ</text:span><text:span text:style-name="T3"> </text:span><text:span text:style-name="T44">ﮡ</text:span><text:span text:style-name="T3"> </text:span><text:span text:style-name="T44">ﮢ</text:span><text:span text:style-name="T3"> </text:span><text:span text:style-name="T44">ﮣ</text:span><text:span text:style-name="T3"> </text:span><text:span text:style-name="T44">ﮤ</text:span><text:span text:style-name="T3"> </text:span><text:span text:style-name="T44">ﮥ</text:span><text:span text:style-name="T3"> </text:span><text:span text:style-name="T44">ﮦ</text:span><text:span text:style-name="T3"> </text:span><text:span text:style-name="T44">ﮧ</text:span><text:span text:style-name="T3"> </text:span><text:span text:style-name="T44">ﮨ</text:span><text:span text:style-name="T3"> </text:span><text:span text:style-name="T44">ﮩ</text:span><text:span text:style-name="T3"> </text:span><text:span text:style-name="T44">ﮪ</text:span><text:span text:style-name="T3"> </text:span><text:span text:style-name="T44">ﮫ</text:span><text:span text:style-name="T3"> </text:span><text:span text:style-name="T44">ﮬ</text:span><text:span text:style-name="T3"> </text:span><text:span text:style-name="T44">ﮭ</text:span><text:span text:style-name="T3"> </text:span><text:span text:style-name="T44">ﮮ</text:span><text:span text:style-name="T3"> </text:span><text:span text:style-name="T44">ﮯ</text:span><text:span text:style-name="T3"> </text:span><text:span text:style-name="T44">ﮰ</text:span><text:span text:style-name="T3"> </text:span><text:span text:style-name="T44">ﮱ</text:span><text:span text:style-name="T3"> </text:span><text:span text:style-name="T44">ﯓﯔ</text:span><text:span text:style-name="T3"> </text:span><text:span text:style-name="T44">ﯕ</text:span><text:span text:style-name="T3"> </text:span><text:span text:style-name="T44">ﯖ</text:span><text:span text:style-name="T3"> </text:span><text:span text:style-name="T44">ﯗ</text:span><text:span text:style-name="T3"> </text:span><text:span text:style-name="T44">ﯘ</text:span><text:span text:style-name="T3"> </text:span><text:span text:style-name="T44">ﯙ</text:span><text:span text:style-name="T3"> </text:span><text:span text:style-name="T44">ﯚ</text:span><text:span text:style-name="T3"> </text:span><text:span text:style-name="T44">ﯛ</text:span><text:span text:style-name="T3"> </text:span><text:span text:style-name="T44">ﯜ</text:span><text:span text:style-name="T3"> </text:span><text:span text:style-name="T44">ﯝ</text:span><text:span text:style-name="T3"> </text:span><text:span text:style-name="T44">ﯞ</text:span><text:span text:style-name="T3"> </text:span><text:span text:style-name="T44">ﯟ</text:span><text:span text:style-name="T3"> </text:span><text:span text:style-name="T44">ﯠ</text:span><text:span text:style-name="T3"> </text:span><text:span text:style-name="T44">ﯡﯢ</text:span><text:span text:style-name="T3"> </text:span><text:span text:style-name="T44">ﯣﯤ</text:span><text:span text:style-name="T3"> </text:span><text:span text:style-name="T44">ﯥ</text:span><text:span text:style-name="T3"> </text:span><text:span text:style-name="T44">ﯦ</text:span><text:span text:style-name="T3"> </text:span><text:span text:style-name="T44">ﯧ</text:span><text:span text:style-name="T3"> </text:span><text:span text:style-name="T44">ﯨ</text:span><text:span text:style-name="T3"> </text:span><text:span text:style-name="T44">ﯩ</text:span><text:span text:style-name="T3"> </text:span><text:span text:style-name="T44">ﯪ</text:span><text:span text:style-name="T3"> </text:span><text:span text:style-name="T44">ﯫ</text:span><text:span text:style-name="T3"> </text:span><text:span text:style-name="T44">ﯬ</text:span><text:span text:style-name="T3"> </text:span><text:span text:style-name="T44">ﯭ</text:span><text:span text:style-name="T3"> </text:span><text:span text:style-name="T44">ﯮ</text:span><text:span text:style-name="T3"> </text:span><text:span text:style-name="T44">ﯯ</text:span><text:span text:style-name="T3"> </text:span><text:span text:style-name="T44">ﯰ</text:span><text:span text:style-name="T3"> </text:span><text:span text:style-name="T44">ﯱ</text:span><text:span text:style-name="T3"> </text:span><text:span text:style-name="T44">ﯲﯳ</text:span><text:span text:style-name="T3"> </text:span><text:span text:style-name="T44">ﯴ</text:span><text:span text:style-name="T3"> </text:span><text:span text:style-name="T44">ﯵ</text:span><text:span text:style-name="T3"> </text:span><text:span text:style-name="T44">ﯶ</text:span><text:span text:style-name="T3"> </text:span><text:span text:style-name="T44">ﯷ</text:span><text:span text:style-name="T3"> </text:span><text:span text:style-name="T44">ﯸ</text:span><text:span text:style-name="T3"> </text:span><text:span text:style-name="T44">ﯹ</text:span><text:span text:style-name="T3"> </text:span><text:span text:style-name="T44">ﯺ</text:span><text:span text:style-name="T3"> </text:span><text:span text:style-name="T44">ﯻﯼ</text:span><text:span text:style-name="T3"> </text:span><text:span text:style-name="T44">ﯽ</text:span><text:span text:style-name="T3"> </text:span><text:span text:style-name="T44">ﯾ</text:span><text:span text:style-name="T3"> </text:span><text:span text:style-name="T44">ﯿ</text:span><text:span text:style-name="T3"> </text:span><text:span text:style-name="T44">ﰀ</text:span><text:span text:style-name="T3"> </text:span><text:span text:style-name="T44">ﰁ</text:span><text:span text:style-name="T3"> </text:span><text:span text:style-name="T44">ﰂ</text:span><text:span text:style-name="T3"> </text:span><text:span text:style-name="T44">ﰃ</text:span><text:span text:style-name="T3"> </text:span><text:span text:style-name="T44">ﰄ</text:span><text:span text:style-name="T3"> </text:span><text:span text:style-name="T44">ﰅ</text:span><text:span text:style-name="T3"> </text:span><text:span text:style-name="T44">ﰆ</text:span><text:span text:style-name="T3"> </text:span><text:span text:style-name="T44">ﰇ</text:span><text:span text:style-name="T3"> </text:span><text:span text:style-name="T44">ﰈ</text:span><text:span text:style-name="T3"> </text:span><text:span text:style-name="T44">ﰉﰊ</text:span><text:span text:style-name="T3"> </text:span><text:span text:style-name="T44">ﰋ</text:span><text:span text:style-name="T3"> </text:span><text:span text:style-name="T44">ﰌ</text:span><text:span text:style-name="T3"> </text:span><text:span text:style-name="T44">ﰍ</text:span><text:span text:style-name="T3"> </text:span><text:span text:style-name="T44">ﰎ</text:span><text:span text:style-name="T3"> </text:span><text:span text:style-name="T44">ﰏ</text:span><text:span text:style-name="T3"> </text:span><text:span text:style-name="T44">ﰐ</text:span><text:span text:style-name="T3"> </text:span><text:span text:style-name="T44">ﰑ</text:span></text:p>
      <text:p text:style-name="P10"><text:span text:style-name="T46">ﭑ</text:span><text:span text:style-name="T3"> </text:span><text:span text:style-name="T46">ﭒ</text:span><text:span text:style-name="T3"> </text:span><text:span text:style-name="T46">ﭓ</text:span><text:span text:style-name="T3"> </text:span><text:span text:style-name="T46">ﭔ</text:span><text:span text:style-name="T3"> </text:span><text:span text:style-name="T46">ﭕ</text:span><text:span text:style-name="T3"> </text:span><text:span text:style-name="T46">ﭖ</text:span><text:span text:style-name="T3"> </text:span><text:span text:style-name="T46">ﭗ</text:span><text:span text:style-name="T3"> </text:span><text:span text:style-name="T46">ﭘ</text:span><text:span text:style-name="T3"> </text:span><text:span text:style-name="T46">ﭙ</text:span><text:span text:style-name="T3"> </text:span><text:span text:style-name="T46">ﭚ</text:span><text:span text:style-name="T3"> </text:span><text:span text:style-name="T46">ﭛ</text:span><text:span text:style-name="T3"> </text:span><text:span text:style-name="T46">ﭜ</text:span><text:span text:style-name="T3"> </text:span><text:span text:style-name="T46">ﭝ</text:span><text:span text:style-name="T3"> </text:span><text:span text:style-name="T46">ﭞ</text:span><text:span text:style-name="T3"> </text:span><text:span text:style-name="T46">ﭟ</text:span><text:span text:style-name="T3"> </text:span><text:span text:style-name="T46">ﭠ</text:span><text:span text:style-name="T3"> </text:span><text:span text:style-name="T46">ﭡ</text:span><text:span text:style-name="T3"> </text:span><text:span text:style-name="T46">ﭢ</text:span><text:span text:style-name="T3"> </text:span><text:span text:style-name="T46">ﭣ</text:span><text:span text:style-name="T3"> </text:span><text:span text:style-name="T46">ﭤ</text:span><text:span text:style-name="T3"> </text:span><text:span text:style-name="T46">ﭥ</text:span><text:span text:style-name="T3"> </text:span><text:span text:style-name="T46">ﭦ</text:span><text:span text:style-name="T3"> </text:span><text:span text:style-name="T46">ﭧ</text:span><text:span text:style-name="T3"> </text:span><text:span text:style-name="T46">ﭨ</text:span><text:span text:style-name="T3"> </text:span><text:span text:style-name="T46">ﭩ</text:span><text:span text:style-name="T3"> </text:span><text:span text:style-name="T46">ﭪﭫ</text:span><text:span text:style-name="T3"> </text:span><text:span text:style-name="T46">ﭬ</text:span><text:span text:style-name="T3"> </text:span><text:span text:style-name="T46">ﭭ</text:span><text:span text:style-name="T3"> </text:span><text:span text:style-name="T46">ﭮ</text:span><text:span text:style-name="T3"> </text:span><text:span text:style-name="T46">ﭯ</text:span><text:span text:style-name="T3"> </text:span><text:span text:style-name="T46">ﭰ</text:span><text:span text:style-name="T3"> </text:span><text:span text:style-name="T46">ﭱ</text:span><text:span text:style-name="T3"> </text:span><text:span text:style-name="T46">ﭲ</text:span><text:span text:style-name="T3"> </text:span><text:span text:style-name="T46">ﭳ</text:span><text:span text:style-name="T3"> </text:span><text:span text:style-name="T46">ﭴ</text:span><text:span text:style-name="T3"> </text:span><text:span text:style-name="T46">ﭵ</text:span><text:span text:style-name="T3"> </text:span><text:span text:style-name="T46">ﭶ</text:span><text:span text:style-name="T3"> </text:span><text:span text:style-name="T46">ﭷ</text:span><text:span text:style-name="T3"> </text:span><text:span text:style-name="T46">ﭸ</text:span><text:span text:style-name="T3"> </text:span><text:span text:style-name="T46">ﭹ</text:span><text:span text:style-name="T3"> </text:span><text:span text:style-name="T46">ﭺ</text:span><text:span text:style-name="T3"> </text:span><text:span text:style-name="T46">ﭻ</text:span><text:span text:style-name="T3"> </text:span><text:span text:style-name="T46">ﭼ</text:span><text:span text:style-name="T3"> </text:span><text:span text:style-name="T46">ﭽ</text:span><text:span text:style-name="T3"> </text:span><text:span text:style-name="T46">ﭾ</text:span><text:span text:style-name="T3"> </text:span><text:span text:style-name="T46">ﭿ</text:span><text:span text:style-name="T3"> </text:span><text:span text:style-name="T46">ﮀ</text:span><text:span text:style-name="T3"> </text:span><text:span text:style-name="T46">ﮁ</text:span><text:span text:style-name="T3"> </text:span><text:span text:style-name="T46">ﮂ</text:span><text:span text:style-name="T3"> </text:span><text:span text:style-name="T46">ﮃ</text:span><text:span text:style-name="T3"> </text:span><text:span text:style-name="T46">ﮄ</text:span><text:span text:style-name="T3"> </text:span><text:span text:style-name="T46">ﮅ</text:span><text:span text:style-name="T3"> </text:span><text:span text:style-name="T46">ﮆ</text:span><text:span text:style-name="T3"> </text:span><text:span text:style-name="T46">ﮇ</text:span><text:span text:style-name="T3"> </text:span><text:span text:style-name="T46">ﮈ</text:span><text:span text:style-name="T3"> </text:span><text:span text:style-name="T46">ﮉ</text:span><text:span text:style-name="T3"> </text:span><text:span text:style-name="T46">ﮊ</text:span><text:span text:style-name="T3"> </text:span><text:span text:style-name="T46">ﮋ</text:span><text:span text:style-name="T3"> </text:span><text:span text:style-name="T46">ﮌ</text:span><text:span text:style-name="T3"> </text:span><text:span text:style-name="T46">ﮍ</text:span><text:span text:style-name="T3"> </text:span><text:span text:style-name="T46">ﮎ</text:span><text:span text:style-name="T3"> </text:span><text:span text:style-name="T46">ﮏ</text:span><text:span text:style-name="T3"> </text:span><text:span text:style-name="T46">ﮐ</text:span><text:span text:style-name="T3"> </text:span><text:span text:style-name="T46">ﮑ</text:span><text:span text:style-name="T3"> </text:span><text:span text:style-name="T46">ﮒﮓ</text:span><text:span text:style-name="T3"> </text:span><text:span text:style-name="T46">ﮔ</text:span><text:span text:style-name="T3"> </text:span><text:span text:style-name="T46">ﮕ</text:span><text:span text:style-name="T3"> </text:span><text:span text:style-name="T46">ﮖ</text:span><text:span text:style-name="T3"> </text:span><text:span text:style-name="T46">ﮗ</text:span><text:span text:style-name="T3"> </text:span><text:span text:style-name="T46">ﮘ</text:span><text:span text:style-name="T3"> </text:span><text:span text:style-name="T46">ﮙ</text:span><text:span text:style-name="T3"> </text:span><text:span text:style-name="T46">ﮚ</text:span><text:span text:style-name="T3"> </text:span><text:span text:style-name="T46">ﮛ</text:span><text:span text:style-name="T3"> </text:span><text:span text:style-name="T46">ﮜ</text:span><text:span text:style-name="T3"> </text:span><text:span text:style-name="T46">ﮝ</text:span><text:span text:style-name="T3"> </text:span><text:span text:style-name="T46">ﮞ</text:span><text:span text:style-name="T3"> </text:span><text:span text:style-name="T46">ﮟ</text:span><text:span text:style-name="T3"> </text:span><text:span text:style-name="T46">ﮠ</text:span><text:span text:style-name="T3"> </text:span><text:span text:style-name="T46">ﮡ</text:span><text:span text:style-name="T3"> </text:span><text:span text:style-name="T46">ﮢ</text:span><text:span text:style-name="T3"> </text:span><text:span text:style-name="T46">ﮣ</text:span><text:span text:style-name="T3"> </text:span><text:span text:style-name="T46">ﮤ</text:span><text:span text:style-name="T3"> </text:span><text:span text:style-name="T46">ﮥ</text:span><text:span text:style-name="T3"> </text:span><text:span text:style-name="T46">ﮦ</text:span><text:span text:style-name="T3"> </text:span><text:span text:style-name="T46">ﮧ</text:span><text:span text:style-name="T3"> </text:span><text:span text:style-name="T46">ﮨ</text:span><text:span text:style-name="T3"> </text:span><text:span text:style-name="T46">ﮩ</text:span><text:span text:style-name="T3"> </text:span><text:span text:style-name="T46">ﮪ</text:span><text:span text:style-name="T3"> </text:span><text:span text:style-name="T46">ﮫﮬ</text:span><text:span text:style-name="T3"> </text:span><text:span text:style-name="T46">ﮭ</text:span><text:span text:style-name="T3"> </text:span><text:span text:style-name="T46">ﮮ</text:span><text:span text:style-name="T3"> </text:span><text:span text:style-name="T46">ﮯ</text:span><text:span text:style-name="T3"> </text:span><text:span text:style-name="T46">ﮰﮱ</text:span><text:span text:style-name="T3"> </text:span><text:span text:style-name="T46">ﯓ</text:span><text:span text:style-name="T3"> </text:span><text:span text:style-name="T46">ﯔ</text:span><text:span text:style-name="T3"> </text:span><text:span text:style-name="T46">ﯕ</text:span><text:span text:style-name="T3"> </text:span><text:span text:style-name="T46">ﯖ</text:span><text:span text:style-name="T3"> </text:span><text:span text:style-name="T46">ﯗ</text:span><text:span text:style-name="T3"> </text:span><text:span text:style-name="T46">ﯘﯙ</text:span><text:span text:style-name="T3"> </text:span><text:span text:style-name="T46">ﯚ</text:span><text:span text:style-name="T3"> </text:span><text:span text:style-name="T46">ﯛ</text:span><text:span text:style-name="T3"> </text:span><text:span text:style-name="T46">ﯜﯝ</text:span><text:span text:style-name="T3"> </text:span><text:span text:style-name="T46">ﯞ</text:span><text:span text:style-name="T3"> </text:span><text:span text:style-name="T46">ﯟ</text:span><text:span text:style-name="T3"> </text:span><text:span text:style-name="T46">ﯠ</text:span><text:span text:style-name="T3"> </text:span><text:span text:style-name="T46">ﯡ</text:span><text:span text:style-name="T3"> </text:span><text:span text:style-name="T46">ﯢ</text:span><text:span text:style-name="T3"> </text:span><text:span text:style-name="T46">ﯣ</text:span><text:span text:style-name="T3"> </text:span><text:span text:style-name="T46">ﯤ</text:span><text:span text:style-name="T3"> </text:span><text:span text:style-name="T46">ﯥ</text:span><text:span text:style-name="T3"> </text:span><text:span text:style-name="T46">ﯦ</text:span><text:span text:style-name="T3"> </text:span><text:span text:style-name="T46">ﯧ</text:span><text:span text:style-name="T3"> </text:span><text:span text:style-name="T46">ﯨ</text:span><text:span text:style-name="T3"> </text:span><text:span text:style-name="T46">ﯩ</text:span><text:span text:style-name="T3"> </text:span><text:span text:style-name="T46">ﯪ</text:span><text:span text:style-name="T3"> </text:span><text:span text:style-name="T46">ﯫ</text:span><text:span text:style-name="T3"> </text:span><text:span text:style-name="T46">ﯬ</text:span><text:span text:style-name="T3"> </text:span><text:span text:style-name="T46">ﯭ</text:span><text:span text:style-name="T3"> </text:span><text:span text:style-name="T46">ﯮ</text:span><text:span text:style-name="T3"> </text:span><text:span text:style-name="T46">ﯯ</text:span><text:span text:style-name="T3"> </text:span><text:span text:style-name="T46">ﯰ</text:span><text:span text:style-name="T3"> </text:span><text:span text:style-name="T46">ﯱ</text:span><text:span text:style-name="T3"> </text:span><text:span text:style-name="T46">ﯲ</text:span><text:span text:style-name="T3"> </text:span><text:span text:style-name="T46">ﯳ</text:span><text:span text:style-name="T3"> </text:span><text:span text:style-name="T46">ﯴ</text:span><text:span text:style-name="T3"> </text:span><text:span text:style-name="T46">ﯵ</text:span><text:span text:style-name="T3"> </text:span><text:span text:style-name="T46">ﯶ</text:span><text:span text:style-name="T3"> </text:span><text:span text:style-name="T46">ﯷ</text:span><text:span text:style-name="T3"> </text:span><text:span text:style-name="T46">ﯸ</text:span><text:span text:style-name="T3"> </text:span><text:span text:style-name="T46">ﯹ</text:span><text:span text:style-name="T3"> </text:span><text:span text:style-name="T46">ﯺ</text:span><text:span text:style-name="T3"> </text:span><text:span text:style-name="T46">ﯻ</text:span><text:span text:style-name="T3"> </text:span><text:span text:style-name="T46">ﯼﯽ</text:span><text:span text:style-name="T3"> </text:span><text:span text:style-name="T46">ﯾ</text:span><text:span text:style-name="T3"> </text:span><text:span text:style-name="T46">ﯿ</text:span><text:span text:style-name="T3"> </text:span><text:span text:style-name="T46">ﰀ</text:span><text:span text:style-name="T3"> </text:span><text:span text:style-name="T46">ﰁ</text:span><text:span text:style-name="T3"> </text:span><text:span text:style-name="T46">ﰂ</text:span><text:span text:style-name="T3"> </text:span><text:span text:style-name="T46">ﰃ</text:span><text:span text:style-name="T3"> </text:span><text:span text:style-name="T46">ﰄ</text:span><text:span text:style-name="T3"> </text:span><text:span text:style-name="T46">ﰅ</text:span><text:span text:style-name="T3"> </text:span><text:span text:style-name="T46">ﰆ</text:span><text:span text:style-name="T3"> </text:span><text:span text:style-name="T46">ﰇ</text:span><text:span text:style-name="T3"> </text:span><text:span text:style-name="T46">ﰈ</text:span><text:span text:style-name="T3"> </text:span><text:span text:style-name="T46">ﰉ</text:span><text:span text:style-name="T3"> </text:span><text:span text:style-name="T46">ﰊ</text:span><text:span text:style-name="T3"> </text:span><text:span text:style-name="T46">ﰋ</text:span><text:span text:style-name="T3"> </text:span><text:span text:style-name="T46">ﰌ</text:span><text:span text:style-name="T3"> </text:span><text:span text:style-name="T46">ﰍ</text:span><text:span text:style-name="T3"> </text:span><text:span text:style-name="T46">ﰎ</text:span><text:span text:style-name="T3"> </text:span><text:span text:style-name="T46">ﰏﰐ</text:span><text:span text:style-name="T3"> </text:span><text:span text:style-name="T46">ﰑ</text:span><text:span text:style-name="T3"> </text:span><text:span text:style-name="T46">ﰒ</text:span><text:span text:style-name="T3"> </text:span><text:span text:style-name="T46">ﰓ</text:span><text:span text:style-name="T3"> </text:span><text:span text:style-name="T46">ﰔ</text:span><text:span text:style-name="T3"> </text:span><text:span text:style-name="T46">ﰕ</text:span><text:span text:style-name="T3"> </text:span><text:span text:style-name="T46">ﰖ</text:span><text:span text:style-name="T3"> </text:span><text:span text:style-name="T46">ﰗ</text:span></text:p>
      <text:p text:style-name="P11"><text:span text:style-name="T48">ﭑ</text:span><text:span text:style-name="T3"> </text:span><text:span text:style-name="T48">ﭒ</text:span><text:span text:style-name="T3"> </text:span><text:span text:style-name="T48">ﭓ</text:span><text:span text:style-name="T3"> </text:span><text:span text:style-name="T48">ﭔ</text:span><text:span text:style-name="T3"> </text:span><text:span text:style-name="T48">ﭕ</text:span><text:span text:style-name="T3"> </text:span><text:span text:style-name="T48">ﭖ</text:span><text:span text:style-name="T3"> </text:span><text:span text:style-name="T48">ﭗ</text:span><text:span text:style-name="T3"> </text:span><text:span text:style-name="T48">ﭘ</text:span><text:span text:style-name="T3"> </text:span><text:span text:style-name="T48">ﭙ</text:span><text:span text:style-name="T3"> </text:span><text:span text:style-name="T48">ﭚ</text:span><text:span text:style-name="T3"> </text:span><text:span text:style-name="T48">ﭛ</text:span><text:span text:style-name="T3"> </text:span><text:span text:style-name="T48">ﭜ</text:span><text:span text:style-name="T3"> </text:span><text:span text:style-name="T48">ﭝ</text:span><text:span text:style-name="T3"> </text:span><text:span text:style-name="T48">ﭞ</text:span><text:span text:style-name="T3"> </text:span><text:span text:style-name="T48">ﭟ</text:span><text:span text:style-name="T3"> </text:span><text:span text:style-name="T48">ﭠ</text:span><text:span text:style-name="T3"> </text:span><text:span text:style-name="T48">ﭡ</text:span><text:span text:style-name="T3"> </text:span><text:span text:style-name="T48">ﭢ</text:span><text:span text:style-name="T3"> </text:span><text:span text:style-name="T48">ﭣ</text:span><text:span text:style-name="T3"> </text:span><text:span text:style-name="T48">ﭤﭥ</text:span><text:span text:style-name="T3"> </text:span><text:span text:style-name="T48">ﭦ</text:span><text:span text:style-name="T3"> </text:span><text:span text:style-name="T48">ﭧ</text:span><text:span text:style-name="T3"> </text:span><text:span text:style-name="T48">ﭨ</text:span><text:span text:style-name="T3"> </text:span><text:span text:style-name="T48">ﭩ</text:span><text:span text:style-name="T3"> </text:span><text:span text:style-name="T48">ﭪ</text:span><text:span text:style-name="T3"> </text:span><text:span text:style-name="T48">ﭫ</text:span><text:span text:style-name="T3"> </text:span><text:span text:style-name="T48">ﭬ</text:span><text:span text:style-name="T3"> </text:span><text:span text:style-name="T48">ﭭ</text:span><text:span text:style-name="T3"> </text:span><text:span text:style-name="T48">ﭮ</text:span><text:span text:style-name="T3"> </text:span><text:span text:style-name="T48">ﭯ</text:span><text:span text:style-name="T3"> </text:span><text:span text:style-name="T48">ﭰ</text:span><text:span text:style-name="T3"> </text:span><text:span text:style-name="T48">ﭱ</text:span><text:span text:style-name="T3"> </text:span><text:span text:style-name="T48">ﭲ</text:span><text:span text:style-name="T3"> </text:span><text:span text:style-name="T48">ﭳ</text:span><text:span text:style-name="T3"> </text:span><text:span text:style-name="T48">ﭴ</text:span><text:span text:style-name="T3"> </text:span><text:span text:style-name="T48">ﭵ</text:span><text:span text:style-name="T3"> </text:span><text:span text:style-name="T48">ﭶ</text:span><text:span text:style-name="T3"> </text:span><text:span text:style-name="T48">ﭷ</text:span><text:span text:style-name="T3"> </text:span><text:span text:style-name="T48">ﭸ</text:span><text:span text:style-name="T3"> </text:span><text:span text:style-name="T48">ﭹ</text:span><text:span text:style-name="T3"> </text:span><text:span text:style-name="T48">ﭺ</text:span><text:span text:style-name="T3"> </text:span><text:span text:style-name="T48">ﭻﭼ</text:span><text:span text:style-name="T3"> </text:span><text:span text:style-name="T48">ﭽ</text:span><text:span text:style-name="T3"> </text:span><text:span text:style-name="T48">ﭾ</text:span><text:span text:style-name="T3"> </text:span><text:span text:style-name="T48">ﭿ</text:span><text:span text:style-name="T3"> </text:span><text:span text:style-name="T48">ﮀ</text:span><text:span text:style-name="T3"> </text:span><text:span text:style-name="T48">ﮁ</text:span><text:span text:style-name="T3"> </text:span><text:span text:style-name="T48">ﮂ</text:span><text:span text:style-name="T3"> </text:span><text:span text:style-name="T48">ﮃ</text:span><text:span text:style-name="T3"> </text:span><text:span text:style-name="T48">ﮄ</text:span><text:span text:style-name="T3"> </text:span><text:span text:style-name="T48">ﮅ</text:span><text:span text:style-name="T3"> </text:span><text:span text:style-name="T48">ﮆ</text:span><text:span text:style-name="T3"> </text:span><text:span text:style-name="T48">ﮇ</text:span><text:span text:style-name="T3"> </text:span><text:span text:style-name="T48">ﮈ</text:span><text:span text:style-name="T3"> </text:span><text:span text:style-name="T48">ﮉ</text:span><text:span text:style-name="T3"> </text:span><text:span text:style-name="T48">ﮊ</text:span><text:span text:style-name="T3"> </text:span><text:span text:style-name="T48">ﮋ</text:span><text:span text:style-name="T3"> </text:span><text:span text:style-name="T48">ﮌ</text:span><text:span text:style-name="T3"> </text:span><text:span text:style-name="T48">ﮍ</text:span><text:span text:style-name="T3"> </text:span><text:span text:style-name="T48">ﮎ</text:span><text:span text:style-name="T3"> </text:span><text:span text:style-name="T48">ﮏ</text:span><text:span text:style-name="T3"> </text:span><text:span text:style-name="T48">ﮐ</text:span><text:span text:style-name="T3"> </text:span><text:span text:style-name="T48">ﮑ</text:span><text:span text:style-name="T3"> </text:span><text:span text:style-name="T48">ﮒ</text:span><text:span text:style-name="T3"> </text:span><text:span text:style-name="T48">ﮓ</text:span><text:span text:style-name="T3"> </text:span><text:span text:style-name="T48">ﮔ</text:span><text:span text:style-name="T3"> </text:span><text:span text:style-name="T48">ﮕ</text:span><text:span text:style-name="T3"> </text:span><text:span text:style-name="T48">ﮖ</text:span><text:span text:style-name="T3"> </text:span><text:span text:style-name="T48">ﮗ</text:span><text:span text:style-name="T3"> </text:span><text:span text:style-name="T48">ﮘ</text:span><text:span text:style-name="T3"> </text:span><text:span text:style-name="T48">ﮙ</text:span><text:span text:style-name="T3"> </text:span><text:span text:style-name="T48">ﮚﮛ</text:span><text:span text:style-name="T3"> </text:span><text:span text:style-name="T48">ﮜ</text:span><text:span text:style-name="T3"> </text:span><text:span text:style-name="T48">ﮝ</text:span><text:span text:style-name="T3"> </text:span><text:span text:style-name="T48">ﮞ</text:span><text:span text:style-name="T3"> </text:span><text:span text:style-name="T48">ﮟ</text:span><text:span text:style-name="T3"> </text:span><text:span text:style-name="T48">ﮠ</text:span><text:span text:style-name="T3"> </text:span><text:span text:style-name="T48">ﮡ</text:span><text:span text:style-name="T3"> </text:span><text:span text:style-name="T48">ﮢ</text:span><text:span text:style-name="T3"> </text:span><text:span text:style-name="T48">ﮣ</text:span><text:span text:style-name="T3"> </text:span><text:span text:style-name="T48">ﮤ</text:span><text:span text:style-name="T3"> </text:span><text:span text:style-name="T48">ﮥ</text:span><text:span text:style-name="T3"> </text:span><text:span text:style-name="T48">ﮦ</text:span><text:span text:style-name="T3"> </text:span><text:span text:style-name="T48">ﮧ</text:span><text:span text:style-name="T3"> </text:span><text:span text:style-name="T48">ﮨ</text:span><text:span text:style-name="T3"> </text:span><text:span text:style-name="T48">ﮩ</text:span><text:span text:style-name="T3"> </text:span><text:span text:style-name="T48">ﮪ</text:span><text:span text:style-name="T3"> </text:span><text:span text:style-name="T48">ﮫ</text:span><text:span text:style-name="T3"> </text:span><text:span text:style-name="T48">ﮬ</text:span><text:span text:style-name="T3"> </text:span><text:span text:style-name="T48">ﮭ</text:span><text:span text:style-name="T3"> </text:span><text:span text:style-name="T48">ﮮﮯ</text:span><text:span text:style-name="T3"> </text:span><text:span text:style-name="T48">ﮰ</text:span><text:span text:style-name="T3"> </text:span><text:span text:style-name="T48">ﮱ</text:span><text:span text:style-name="T3"> </text:span><text:span text:style-name="T48">ﯓ</text:span><text:span text:style-name="T3"> </text:span><text:span text:style-name="T48">ﯔ</text:span><text:span text:style-name="T3"> </text:span><text:span text:style-name="T48">ﯕ</text:span><text:span text:style-name="T3"> </text:span><text:span text:style-name="T48">ﯖ</text:span><text:span text:style-name="T3"> </text:span><text:span text:style-name="T48">ﯗ</text:span><text:span text:style-name="T3"> </text:span><text:span text:style-name="T48">ﯘ</text:span><text:span text:style-name="T3"> </text:span><text:span text:style-name="T48">ﯙ</text:span><text:span text:style-name="T3"> </text:span><text:span text:style-name="T48">ﯚ</text:span><text:span text:style-name="T3"> </text:span><text:span text:style-name="T48">ﯛ</text:span><text:span text:style-name="T3"> </text:span><text:span text:style-name="T48">ﯜ</text:span><text:span text:style-name="T3"> </text:span><text:span text:style-name="T48">ﯝ</text:span><text:span text:style-name="T3"> </text:span><text:span text:style-name="T48">ﯞ</text:span><text:span text:style-name="T3"> </text:span><text:span text:style-name="T48">ﯟ</text:span><text:span text:style-name="T3"> </text:span><text:span text:style-name="T48">ﯠ</text:span><text:span text:style-name="T3"> </text:span><text:span text:style-name="T48">ﯡ</text:span><text:span text:style-name="T3"> </text:span><text:span text:style-name="T48">ﯢ</text:span><text:span text:style-name="T3"> </text:span><text:span text:style-name="T48">ﯣ</text:span><text:span text:style-name="T3"> </text:span><text:span text:style-name="T48">ﯤ</text:span><text:span text:style-name="T3"> </text:span><text:span text:style-name="T48">ﯥ</text:span><text:span text:style-name="T3"> </text:span><text:span text:style-name="T48">ﯦ</text:span><text:span text:style-name="T3"> </text:span><text:span text:style-name="T48">ﯧ</text:span><text:span text:style-name="T3"> </text:span><text:span text:style-name="T48">ﯨﯩ</text:span><text:span text:style-name="T3"> </text:span><text:span text:style-name="T48">ﯪ</text:span><text:span text:style-name="T3"> </text:span><text:span text:style-name="T48">ﯫ</text:span><text:span text:style-name="T3"> </text:span><text:span text:style-name="T48">ﯬ</text:span><text:span text:style-name="T3"> </text:span><text:span text:style-name="T48">ﯭ</text:span><text:span text:style-name="T3"> </text:span><text:span text:style-name="T48">ﯮ</text:span><text:span text:style-name="T3"> </text:span><text:span text:style-name="T48">ﯯ</text:span><text:span text:style-name="T3"> </text:span><text:span text:style-name="T48">ﯰ</text:span><text:span text:style-name="T3"> </text:span><text:span text:style-name="T48">ﯱ</text:span><text:span text:style-name="T3"> </text:span><text:span text:style-name="T48">ﯲ</text:span><text:span text:style-name="T3"> </text:span><text:span text:style-name="T48">ﯳ</text:span><text:span text:style-name="T3"> </text:span><text:span text:style-name="T48">ﯴﯵ</text:span><text:span text:style-name="T3"> </text:span><text:span text:style-name="T48">ﯶ</text:span><text:span text:style-name="T3"> </text:span><text:span text:style-name="T48">ﯷ</text:span><text:span text:style-name="T3"> </text:span><text:span text:style-name="T48">ﯸ</text:span><text:span text:style-name="T3"> </text:span><text:span text:style-name="T48">ﯹ</text:span><text:span text:style-name="T3"> </text:span><text:span text:style-name="T48">ﯺ</text:span><text:span text:style-name="T3"> </text:span><text:span text:style-name="T48">ﯻ</text:span><text:span text:style-name="T3"> </text:span><text:span text:style-name="T48">ﯼ</text:span><text:span text:style-name="T3"> </text:span><text:span text:style-name="T48">ﯽ</text:span><text:span text:style-name="T3"> </text:span><text:span text:style-name="T48">ﯾ</text:span><text:span text:style-name="T3"> </text:span><text:span text:style-name="T48">ﯿ</text:span><text:span text:style-name="T3"> </text:span><text:span text:style-name="T48">ﰀ</text:span><text:span text:style-name="T3"> </text:span><text:span text:style-name="T48">ﰁ</text:span><text:span text:style-name="T3"> </text:span><text:span text:style-name="T48">ﰂ</text:span><text:span text:style-name="T3"> </text:span><text:span text:style-name="T48">ﰃ</text:span><text:span text:style-name="T3"> </text:span><text:span text:style-name="T48">ﰄ</text:span><text:span text:style-name="T3"> </text:span><text:span text:style-name="T48">ﰅ</text:span><text:span text:style-name="T3"> </text:span><text:span text:style-name="T48">ﰆ</text:span><text:span text:style-name="T3"> </text:span><text:span text:style-name="T48">ﰇ</text:span><text:span text:style-name="T3"> </text:span><text:span text:style-name="T48">ﰈ</text:span><text:span text:style-name="T3"> </text:span><text:span text:style-name="T48">ﰉ</text:span><text:span text:style-name="T3"> </text:span><text:span text:style-name="T48">ﰊﰋ</text:span><text:span text:style-name="T3"> </text:span><text:span text:style-name="T48">ﰌ</text:span><text:span text:style-name="T3"> </text:span><text:span text:style-name="T48">ﰍ</text:span><text:span text:style-name="T3"> </text:span><text:span text:style-name="T48">ﰎ</text:span><text:span text:style-name="T3"> </text:span><text:span text:style-name="T48">ﰏ</text:span><text:span text:style-name="T3"> </text:span><text:span text:style-name="T48">ﰐ</text:span><text:span text:style-name="T3"> </text:span><text:span text:style-name="T48">ﰑ</text:span><text:span text:style-name="T3"> </text:span><text:span text:style-name="T48">ﰒ</text:span><text:span text:style-name="T3"> </text:span><text:span text:style-name="T48">ﰓ</text:span><text:span text:style-name="T3"> </text:span><text:span text:style-name="T48">ﰔﰕ</text:span><text:span text:style-name="T3"> </text:span><text:span text:style-name="T48">ﰖ</text:span><text:span text:style-name="T3"> </text:span><text:span text:style-name="T48">ﰗ</text:span><text:span text:style-name="T3"> </text:span><text:span text:style-name="T48">ﰘ</text:span><text:span text:style-name="T3"> </text:span><text:span text:style-name="T48">ﰙ</text:span><text:span text:style-name="T3"> </text:span><text:span text:style-name="T48">ﰚ</text:span></text:p>
      <text:p text:style-name="P12"><text:span text:style-name="T50">ﭑ</text:span><text:span text:style-name="T3"> </text:span><text:span text:style-name="T50">ﭒ</text:span><text:span text:style-name="T3"> </text:span><text:span text:style-name="T50">ﭓ</text:span><text:span text:style-name="T3"> </text:span><text:span text:style-name="T50">ﭔ</text:span><text:span text:style-name="T3"> </text:span><text:span text:style-name="T50">ﭕ</text:span><text:span text:style-name="T3"> </text:span><text:span text:style-name="T50">ﭖ</text:span><text:span text:style-name="T3"> </text:span><text:span text:style-name="T50">ﭗ</text:span><text:span text:style-name="T3"> </text:span><text:span text:style-name="T50">ﭘﭙ</text:span><text:span text:style-name="T3"> </text:span><text:span text:style-name="T50">ﭚ</text:span><text:span text:style-name="T3"> </text:span><text:span text:style-name="T50">ﭛ</text:span><text:span text:style-name="T3"> </text:span><text:span text:style-name="T50">ﭜ</text:span><text:span text:style-name="T3"> </text:span><text:span text:style-name="T50">ﭝ</text:span><text:span text:style-name="T3"> </text:span><text:span text:style-name="T50">ﭞ</text:span><text:span text:style-name="T3"> </text:span><text:span text:style-name="T50">ﭟ</text:span><text:span text:style-name="T3"> </text:span><text:span text:style-name="T50">ﭠ</text:span><text:span text:style-name="T3"> </text:span><text:span text:style-name="T50">ﭡ</text:span><text:span text:style-name="T3"> </text:span><text:span text:style-name="T50">ﭢ</text:span><text:span text:style-name="T3"> </text:span><text:span text:style-name="T50">ﭣ</text:span><text:span text:style-name="T3"> </text:span><text:span text:style-name="T50">ﭤ</text:span><text:span text:style-name="T3"> </text:span><text:span text:style-name="T50">ﭥ</text:span><text:span text:style-name="T3"> </text:span><text:span text:style-name="T50">ﭦ</text:span><text:span text:style-name="T3"> </text:span><text:span text:style-name="T50">ﭧ</text:span><text:span text:style-name="T3"> </text:span><text:span text:style-name="T50">ﭨ</text:span><text:span text:style-name="T3"> </text:span><text:span text:style-name="T50">ﭩ</text:span><text:span text:style-name="T3"> </text:span><text:span text:style-name="T50">ﭪ</text:span><text:span text:style-name="T3"> </text:span><text:span text:style-name="T50">ﭫ</text:span><text:span text:style-name="T3"> </text:span><text:span text:style-name="T50">ﭬ</text:span><text:span text:style-name="T3"> </text:span><text:span text:style-name="T50">ﭭ</text:span><text:span text:style-name="T3"> </text:span><text:span text:style-name="T50">ﭮ</text:span><text:span text:style-name="T3"> </text:span><text:span text:style-name="T50">ﭯ</text:span><text:span text:style-name="T3"> </text:span><text:span text:style-name="T50">ﭰ</text:span><text:span text:style-name="T3"> </text:span><text:span text:style-name="T50">ﭱ</text:span><text:span text:style-name="T3"> </text:span><text:span text:style-name="T50">ﭲ</text:span><text:span text:style-name="T3"> </text:span><text:span text:style-name="T50">ﭳ</text:span><text:span text:style-name="T3"> </text:span><text:span text:style-name="T50">ﭴ</text:span><text:span text:style-name="T3"> </text:span><text:span text:style-name="T50">ﭵ</text:span><text:span text:style-name="T3"> </text:span><text:span text:style-name="T50">ﭶ</text:span><text:span text:style-name="T3"> </text:span><text:span text:style-name="T50">ﭷ</text:span><text:span text:style-name="T3"> </text:span><text:span text:style-name="T50">ﭸ</text:span><text:span text:style-name="T3"> </text:span><text:span text:style-name="T50">ﭹ</text:span><text:span text:style-name="T3"> </text:span><text:span text:style-name="T50">ﭺ</text:span><text:span text:style-name="T3"> </text:span><text:span text:style-name="T50">ﭻ</text:span><text:span text:style-name="T3"> </text:span><text:span text:style-name="T50">ﭼ</text:span><text:span text:style-name="T3"> </text:span><text:span text:style-name="T50">ﭽ</text:span><text:span text:style-name="T3"> </text:span><text:span text:style-name="T50">ﭾ</text:span><text:span text:style-name="T3"> </text:span><text:span text:style-name="T50">ﭿ</text:span><text:span text:style-name="T3"> </text:span><text:span text:style-name="T50">ﮀ</text:span><text:span text:style-name="T3"> </text:span><text:span text:style-name="T50">ﮁ</text:span><text:span text:style-name="T3"> </text:span><text:span text:style-name="T50">ﮂ</text:span><text:span text:style-name="T3"> </text:span><text:span text:style-name="T50">ﮃ</text:span><text:span text:style-name="T3"> </text:span><text:span text:style-name="T50">ﮄ</text:span><text:span text:style-name="T3"> </text:span><text:span text:style-name="T50">ﮅ</text:span><text:span text:style-name="T3"> </text:span><text:span text:style-name="T50">ﮆ</text:span><text:span text:style-name="T3"> </text:span><text:span text:style-name="T50">ﮇ</text:span><text:span text:style-name="T3"> </text:span><text:span text:style-name="T50">ﮈ</text:span><text:span text:style-name="T3"> </text:span><text:span text:style-name="T50">ﮉ</text:span><text:span text:style-name="T3"> </text:span><text:span text:style-name="T50">ﮊ</text:span><text:span text:style-name="T3"> </text:span><text:span text:style-name="T50">ﮋ</text:span><text:span text:style-name="T3"> </text:span><text:span text:style-name="T50">ﮌ</text:span><text:span text:style-name="T3"> </text:span><text:span text:style-name="T50">ﮍ</text:span><text:span text:style-name="T3"> </text:span><text:span text:style-name="T50">ﮎ</text:span><text:span text:style-name="T3"> </text:span><text:span text:style-name="T50">ﮏ</text:span><text:span text:style-name="T3"> </text:span><text:span text:style-name="T50">ﮐ</text:span><text:span text:style-name="T3"> </text:span><text:span text:style-name="T50">ﮑ</text:span><text:span text:style-name="T3"> </text:span><text:span text:style-name="T50">ﮒ</text:span><text:span text:style-name="T3"> </text:span><text:span text:style-name="T50">ﮓﮔ</text:span><text:span text:style-name="T3"> </text:span><text:span text:style-name="T50">ﮕ</text:span><text:span text:style-name="T3"> </text:span><text:span text:style-name="T50">ﮖ</text:span><text:span text:style-name="T3"> </text:span><text:span text:style-name="T50">ﮗ</text:span><text:span text:style-name="T3"> </text:span><text:span text:style-name="T50">ﮘ</text:span><text:span text:style-name="T3"> </text:span><text:span text:style-name="T50">ﮙ</text:span><text:span text:style-name="T3"> </text:span><text:span text:style-name="T50">ﮚ</text:span><text:span text:style-name="T3"> </text:span><text:span text:style-name="T50">ﮛ</text:span><text:span text:style-name="T3"> </text:span><text:span text:style-name="T50">ﮜ</text:span><text:span text:style-name="T3"> </text:span><text:span text:style-name="T50">ﮝ</text:span><text:span text:style-name="T3"> </text:span><text:span text:style-name="T50">ﮞ</text:span><text:span text:style-name="T3"> </text:span><text:span text:style-name="T50">ﮟ</text:span><text:span text:style-name="T3"> </text:span><text:span text:style-name="T50">ﮠ</text:span><text:span text:style-name="T3"> </text:span><text:span text:style-name="T50">ﮡ</text:span><text:span text:style-name="T3"> </text:span><text:span text:style-name="T50">ﮢ</text:span><text:span text:style-name="T3"> </text:span><text:span text:style-name="T50">ﮣ</text:span><text:span text:style-name="T3"> </text:span><text:span text:style-name="T50">ﮤ</text:span><text:span text:style-name="T3"> </text:span><text:span text:style-name="T50">ﮥ</text:span><text:span text:style-name="T3"> </text:span><text:span text:style-name="T50">ﮦ</text:span><text:span text:style-name="T3"> </text:span><text:span text:style-name="T50">ﮧ</text:span><text:span text:style-name="T3"> </text:span><text:span text:style-name="T50">ﮨ</text:span><text:span text:style-name="T3"> </text:span><text:span text:style-name="T50">ﮩ</text:span><text:span text:style-name="T3"> </text:span><text:span text:style-name="T50">ﮪ</text:span><text:span text:style-name="T3"> </text:span><text:span text:style-name="T50">ﮫ</text:span><text:span text:style-name="T3"> </text:span><text:span text:style-name="T50">ﮬ</text:span><text:span text:style-name="T3"> </text:span><text:span text:style-name="T50">ﮭ</text:span><text:span text:style-name="T3"> </text:span><text:span text:style-name="T50">ﮮ</text:span><text:span text:style-name="T3"> </text:span><text:span text:style-name="T50">ﮯ</text:span><text:span text:style-name="T3"> </text:span><text:span text:style-name="T50">ﮰ</text:span><text:span text:style-name="T3"> </text:span><text:span text:style-name="T50">ﮱ</text:span><text:span text:style-name="T3"> </text:span><text:span text:style-name="T50">ﯓ</text:span><text:span text:style-name="T3"> </text:span><text:span text:style-name="T50">ﯔ</text:span><text:span text:style-name="T3"> </text:span><text:span text:style-name="T50">ﯕ</text:span><text:span text:style-name="T3"> </text:span><text:span text:style-name="T50">ﯖ</text:span><text:span text:style-name="T3"> </text:span><text:span text:style-name="T50">ﯗ</text:span><text:span text:style-name="T3"> </text:span><text:span text:style-name="T50">ﯘ</text:span><text:span text:style-name="T3"> </text:span><text:span text:style-name="T50">ﯙ</text:span><text:span text:style-name="T3"> </text:span><text:span text:style-name="T50">ﯚ</text:span><text:span text:style-name="T3"> </text:span><text:span text:style-name="T50">ﯛ</text:span><text:span text:style-name="T3"> </text:span><text:span text:style-name="T50">ﯜ</text:span><text:span text:style-name="T3"> </text:span><text:span text:style-name="T50">ﯝ</text:span><text:span text:style-name="T3"> </text:span><text:span text:style-name="T50">ﯞ</text:span><text:span text:style-name="T3"> </text:span><text:span text:style-name="T50">ﯟ</text:span><text:span text:style-name="T3"> </text:span><text:span text:style-name="T50">ﯠ</text:span><text:span text:style-name="T3"> </text:span><text:span text:style-name="T50">ﯡ</text:span><text:span text:style-name="T3"> </text:span><text:span text:style-name="T50">ﯢ</text:span><text:span text:style-name="T3"> </text:span><text:span text:style-name="T50">ﯣ</text:span><text:span text:style-name="T3"> </text:span><text:span text:style-name="T50">ﯤ</text:span><text:span text:style-name="T3"> </text:span><text:span text:style-name="T50">ﯥ</text:span><text:span text:style-name="T3"> </text:span><text:span text:style-name="T50">ﯦ</text:span><text:span text:style-name="T3"> </text:span><text:span text:style-name="T50">ﯧ</text:span><text:span text:style-name="T3"> </text:span><text:span text:style-name="T50">ﯨﯩ</text:span><text:span text:style-name="T3"> </text:span><text:span text:style-name="T50">ﯪ</text:span><text:span text:style-name="T3"> </text:span><text:span text:style-name="T50">ﯫ</text:span><text:span text:style-name="T3"> </text:span><text:span text:style-name="T50">ﯬ</text:span><text:span text:style-name="T3"> </text:span><text:span text:style-name="T50">ﯭ</text:span><text:span text:style-name="T3"> </text:span><text:span text:style-name="T50">ﯮ</text:span><text:span text:style-name="T3"> </text:span><text:span text:style-name="T50">ﯯ</text:span><text:span text:style-name="T3"> </text:span><text:span text:style-name="T50">ﯰ</text:span><text:span text:style-name="T3"> </text:span><text:span text:style-name="T50">ﯱ</text:span><text:span text:style-name="T3"> </text:span><text:span text:style-name="T50">ﯲ</text:span><text:span text:style-name="T3"> </text:span><text:span text:style-name="T50">ﯳ</text:span><text:span text:style-name="T3"> </text:span><text:span text:style-name="T50">ﯴ</text:span><text:span text:style-name="T3"> </text:span><text:span text:style-name="T50">ﯵ</text:span><text:span text:style-name="T3"> </text:span><text:span text:style-name="T50">ﯶ</text:span><text:span text:style-name="T3"> </text:span><text:span text:style-name="T50">ﯷ</text:span><text:span text:style-name="T3"> </text:span><text:span text:style-name="T50">ﯸ</text:span><text:span text:style-name="T3"> </text:span><text:span text:style-name="T50">ﯹ</text:span><text:span text:style-name="T3"> </text:span><text:span text:style-name="T50">ﯺ</text:span><text:span text:style-name="T3"> </text:span><text:span text:style-name="T50">ﯻ</text:span><text:span text:style-name="T3"> </text:span><text:span text:style-name="T50">ﯼ</text:span><text:span text:style-name="T3"> </text:span><text:span text:style-name="T50">ﯽ</text:span><text:span text:style-name="T3"> </text:span><text:span text:style-name="T50">ﯾ</text:span><text:span text:style-name="T3"> </text:span><text:span text:style-name="T50">ﯿﰀ</text:span><text:span text:style-name="T3"> </text:span><text:span text:style-name="T50">ﰁ</text:span><text:span text:style-name="T3"> </text:span><text:span text:style-name="T50">ﰂ</text:span><text:span text:style-name="T3"> </text:span><text:span text:style-name="T50">ﰃ</text:span><text:span text:style-name="T3"> </text:span><text:span text:style-name="T50">ﰄ</text:span><text:span text:style-name="T3"> </text:span><text:span text:style-name="T50">ﰅ</text:span><text:span text:style-name="T3"> </text:span><text:span text:style-name="T50">ﰆ</text:span><text:span text:style-name="T3"> </text:span><text:span text:style-name="T50">ﰇ</text:span><text:span text:style-name="T3"> </text:span><text:span text:style-name="T50">ﰈ</text:span><text:span text:style-name="T3"> </text:span><text:span text:style-name="T50">ﰉ</text:span></text:p>
      <text:p text:style-name="P13"><text:span text:style-name="T52">ﭑ</text:span><text:span text:style-name="T3"> </text:span><text:span text:style-name="T52">ﭒ</text:span><text:span text:style-name="T3"> </text:span><text:span text:style-name="T52">ﭓ</text:span><text:span text:style-name="T3"> </text:span><text:span text:style-name="T52">ﭔ</text:span><text:span text:style-name="T3"> </text:span><text:span text:style-name="T52">ﭕ</text:span><text:span text:style-name="T3"> </text:span><text:span text:style-name="T52">ﭖ</text:span><text:span text:style-name="T3"> </text:span><text:span text:style-name="T52">ﭗ</text:span><text:span text:style-name="T3"> </text:span><text:span text:style-name="T52">ﭘ</text:span><text:span text:style-name="T3"> </text:span><text:span text:style-name="T52">ﭙ</text:span><text:span text:style-name="T3"> </text:span><text:span text:style-name="T52">ﭚ</text:span><text:span text:style-name="T3"> </text:span><text:span text:style-name="T52">ﭛ</text:span><text:span text:style-name="T3"> </text:span><text:span text:style-name="T52">ﭜ</text:span><text:span text:style-name="T3"> </text:span><text:span text:style-name="T52">ﭝ</text:span><text:span text:style-name="T3"> </text:span><text:span text:style-name="T52">ﭞ</text:span><text:span text:style-name="T3"> </text:span><text:span text:style-name="T52">ﭟ</text:span><text:span text:style-name="T3"> </text:span><text:span text:style-name="T52">ﭠ</text:span><text:span text:style-name="T3"> </text:span><text:span text:style-name="T52">ﭡ</text:span><text:span text:style-name="T3"> </text:span><text:span text:style-name="T52">ﭢﭣ</text:span><text:span text:style-name="T3"> </text:span><text:span text:style-name="T52">ﭤ</text:span><text:span text:style-name="T3"> </text:span><text:span text:style-name="T52">ﭥ</text:span><text:span text:style-name="T3"> </text:span><text:span text:style-name="T52">ﭦ</text:span><text:span text:style-name="T3"> </text:span><text:span text:style-name="T52">ﭧ</text:span><text:span text:style-name="T3"> </text:span><text:span text:style-name="T52">ﭨ</text:span><text:span text:style-name="T3"> </text:span><text:span text:style-name="T52">ﭩ</text:span><text:span text:style-name="T3"> </text:span><text:span text:style-name="T52">ﭪ</text:span><text:span text:style-name="T3"> </text:span><text:span text:style-name="T52">ﭫ</text:span><text:span text:style-name="T3"> </text:span><text:span text:style-name="T52">ﭬ</text:span><text:span text:style-name="T3"> </text:span><text:span text:style-name="T52">ﭭ</text:span><text:span text:style-name="T3"> </text:span><text:span text:style-name="T52">ﭮ</text:span><text:span text:style-name="T3"> </text:span><text:span text:style-name="T52">ﭯ</text:span><text:span text:style-name="T3"> </text:span><text:span text:style-name="T52">ﭰ</text:span><text:span text:style-name="T3"> </text:span><text:span text:style-name="T52">ﭱ</text:span><text:span text:style-name="T3"> </text:span><text:span text:style-name="T52">ﭲ</text:span><text:span text:style-name="T3"> </text:span><text:span text:style-name="T52">ﭳ</text:span><text:span text:style-name="T3"> </text:span><text:span text:style-name="T52">ﭴ</text:span><text:span text:style-name="T3"> </text:span><text:span text:style-name="T52">ﭵ</text:span><text:span text:style-name="T3"> </text:span><text:span text:style-name="T52">ﭶ</text:span><text:span text:style-name="T3"> </text:span><text:span text:style-name="T52">ﭷ</text:span><text:span text:style-name="T3"> </text:span><text:span text:style-name="T52">ﭸ</text:span><text:span text:style-name="T3"> </text:span><text:span text:style-name="T52">ﭹ</text:span><text:span text:style-name="T3"> </text:span><text:span text:style-name="T52">ﭺ</text:span><text:span text:style-name="T3"> </text:span><text:span text:style-name="T52">ﭻ</text:span><text:span text:style-name="T3"> </text:span><text:span text:style-name="T52">ﭼﭽ</text:span><text:span text:style-name="T3"> </text:span><text:span text:style-name="T52">ﭾ</text:span><text:span text:style-name="T3"> </text:span><text:span text:style-name="T52">ﭿ</text:span><text:span text:style-name="T3"> </text:span><text:span text:style-name="T52">ﮀ</text:span><text:span text:style-name="T3"> </text:span><text:span text:style-name="T52">ﮁ</text:span><text:span text:style-name="T3"> </text:span><text:span text:style-name="T52">ﮂ</text:span><text:span text:style-name="T3"> </text:span><text:span text:style-name="T52">ﮃ</text:span><text:span text:style-name="T3"> </text:span><text:span text:style-name="T52">ﮄ</text:span><text:span text:style-name="T3"> </text:span><text:span text:style-name="T52">ﮅ</text:span><text:span text:style-name="T3"> </text:span><text:span text:style-name="T52">ﮆ</text:span><text:span text:style-name="T3"> </text:span><text:span text:style-name="T52">ﮇ</text:span><text:span text:style-name="T3"> </text:span><text:span text:style-name="T52">ﮈ</text:span><text:span text:style-name="T3"> </text:span><text:span text:style-name="T52">ﮉ</text:span><text:span text:style-name="T3"> </text:span><text:span text:style-name="T52">ﮊ</text:span><text:span text:style-name="T3"> </text:span><text:span text:style-name="T52">ﮋ</text:span><text:span text:style-name="T3"> </text:span><text:span text:style-name="T52">ﮌ</text:span><text:span text:style-name="T3"> </text:span><text:span text:style-name="T52">ﮍ</text:span><text:span text:style-name="T3"> </text:span><text:span text:style-name="T52">ﮎ</text:span><text:span text:style-name="T3"> </text:span><text:span text:style-name="T52">ﮏ</text:span><text:span text:style-name="T3"> </text:span><text:span text:style-name="T52">ﮐﮑ</text:span><text:span text:style-name="T3"> </text:span><text:span text:style-name="T52">ﮒ</text:span><text:span text:style-name="T3"> </text:span><text:span text:style-name="T52">ﮓ</text:span><text:span text:style-name="T3"> </text:span><text:span text:style-name="T52">ﮔ</text:span><text:span text:style-name="T3"> </text:span><text:span text:style-name="T52">ﮕ</text:span><text:span text:style-name="T3"> </text:span><text:span text:style-name="T52">ﮖ</text:span><text:span text:style-name="T3"> </text:span><text:span text:style-name="T52">ﮗ</text:span><text:span text:style-name="T3"> </text:span><text:span text:style-name="T52">ﮘ</text:span><text:span text:style-name="T3"> </text:span><text:span text:style-name="T52">ﮙ</text:span><text:span text:style-name="T3"> </text:span><text:span text:style-name="T52">ﮚ</text:span><text:span text:style-name="T3"> </text:span><text:span text:style-name="T52">ﮛ</text:span><text:span text:style-name="T3"> </text:span><text:span text:style-name="T52">ﮜ</text:span><text:span text:style-name="T3"> </text:span><text:span text:style-name="T52">ﮝ</text:span><text:span text:style-name="T3"> </text:span><text:span text:style-name="T52">ﮞ</text:span><text:span text:style-name="T3"> </text:span><text:span text:style-name="T52">ﮟ</text:span><text:span text:style-name="T3"> </text:span><text:span text:style-name="T52">ﮠ</text:span><text:span text:style-name="T3"> </text:span><text:span text:style-name="T52">ﮡ</text:span><text:span text:style-name="T3"> </text:span><text:span text:style-name="T52">ﮢ</text:span><text:span text:style-name="T3"> </text:span><text:span text:style-name="T52">ﮣ</text:span><text:span text:style-name="T3"> </text:span><text:span text:style-name="T52">ﮤ</text:span><text:span text:style-name="T3"> </text:span><text:span text:style-name="T52">ﮥ</text:span><text:span text:style-name="T3"> </text:span><text:span text:style-name="T52">ﮦ</text:span><text:span text:style-name="T3"> </text:span><text:span text:style-name="T52">ﮧ</text:span><text:span text:style-name="T3"> </text:span><text:span text:style-name="T52">ﮨ</text:span><text:span text:style-name="T3"> </text:span><text:span text:style-name="T52">ﮩ</text:span><text:span text:style-name="T3"> </text:span><text:span text:style-name="T52">ﮪ</text:span><text:span text:style-name="T3"> </text:span><text:span text:style-name="T52">ﮫ</text:span><text:span text:style-name="T3"> </text:span><text:span text:style-name="T52">ﮬ</text:span><text:span text:style-name="T3"> </text:span><text:span text:style-name="T52">ﮭ</text:span><text:span text:style-name="T3"> </text:span><text:span text:style-name="T52">ﮮ</text:span><text:span text:style-name="T3"> </text:span><text:span text:style-name="T52">ﮯ</text:span><text:span text:style-name="T3"> </text:span><text:span text:style-name="T52">ﮰ</text:span><text:span text:style-name="T3"> </text:span><text:span text:style-name="T52">ﮱ</text:span><text:span text:style-name="T3"> </text:span><text:span text:style-name="T52">ﯓ</text:span><text:span text:style-name="T3"> </text:span><text:span text:style-name="T52">ﯔ</text:span><text:span text:style-name="T3"> </text:span><text:span text:style-name="T52">ﯕ</text:span><text:span text:style-name="T3"> </text:span><text:span text:style-name="T52">ﯖ</text:span><text:span text:style-name="T3"> </text:span><text:span text:style-name="T52">ﯗ</text:span><text:span text:style-name="T3"> </text:span><text:span text:style-name="T52">ﯘ</text:span><text:span text:style-name="T3"> </text:span><text:span text:style-name="T52">ﯙ</text:span><text:span text:style-name="T3"> </text:span><text:span text:style-name="T52">ﯚ</text:span><text:span text:style-name="T3"> </text:span><text:span text:style-name="T52">ﯛ</text:span><text:span text:style-name="T3"> </text:span><text:span text:style-name="T52">ﯜ</text:span><text:span text:style-name="T3"> </text:span><text:span text:style-name="T52">ﯝ</text:span><text:span text:style-name="T3"> </text:span><text:span text:style-name="T52">ﯞ</text:span><text:span text:style-name="T3"> </text:span><text:span text:style-name="T52">ﯟ</text:span><text:span text:style-name="T3"> </text:span><text:span text:style-name="T52">ﯠ</text:span><text:span text:style-name="T3"> </text:span><text:span text:style-name="T52">ﯡ</text:span><text:span text:style-name="T3"> </text:span><text:span text:style-name="T52">ﯢ</text:span><text:span text:style-name="T3"> </text:span><text:span text:style-name="T52">ﯣ</text:span><text:span text:style-name="T3"> </text:span><text:span text:style-name="T52">ﯤ</text:span><text:span text:style-name="T3"> </text:span><text:span text:style-name="T52">ﯥ</text:span><text:span text:style-name="T3"> </text:span><text:span text:style-name="T52">ﯦ</text:span><text:span text:style-name="T3"> </text:span><text:span text:style-name="T52">ﯧ</text:span><text:span text:style-name="T3"> </text:span><text:span text:style-name="T52">ﯨ</text:span><text:span text:style-name="T3"> </text:span><text:span text:style-name="T52">ﯩ</text:span><text:span text:style-name="T3"> </text:span><text:span text:style-name="T52">ﯪ</text:span><text:span text:style-name="T3"> </text:span><text:span text:style-name="T52">ﯫ</text:span><text:span text:style-name="T3"> </text:span><text:span text:style-name="T52">ﯬ</text:span><text:span text:style-name="T3"> </text:span><text:span text:style-name="T52">ﯭ</text:span><text:span text:style-name="T3"> </text:span><text:span text:style-name="T52">ﯮ</text:span><text:span text:style-name="T3"> </text:span><text:span text:style-name="T52">ﯯ</text:span><text:span text:style-name="T3"> </text:span><text:span text:style-name="T52">ﯰ</text:span><text:span text:style-name="T3"> </text:span><text:span text:style-name="T52">ﯱ</text:span><text:span text:style-name="T3"> </text:span><text:span text:style-name="T52">ﯲ</text:span><text:span text:style-name="T3"> </text:span><text:span text:style-name="T52">ﯳ</text:span><text:span text:style-name="T3"> </text:span><text:span text:style-name="T52">ﯴ</text:span><text:span text:style-name="T3"> </text:span><text:span text:style-name="T52">ﯵ</text:span><text:span text:style-name="T3"> </text:span><text:span text:style-name="T52">ﯶ</text:span><text:span text:style-name="T3"> </text:span><text:span text:style-name="T52">ﯷ</text:span><text:span text:style-name="T3"> </text:span><text:span text:style-name="T52">ﯸ</text:span><text:span text:style-name="T3"> </text:span><text:span text:style-name="T52">ﯹ</text:span><text:span text:style-name="T3"> </text:span><text:span text:style-name="T52">ﯺ</text:span><text:span text:style-name="T3"> </text:span><text:span text:style-name="T52">ﯻ</text:span><text:span text:style-name="T3"> </text:span><text:span text:style-name="T52">ﯼ</text:span><text:span text:style-name="T3"> </text:span><text:span text:style-name="T52">ﯽ</text:span><text:span text:style-name="T3"> </text:span><text:span text:style-name="T52">ﯾ</text:span><text:span text:style-name="T3"> </text:span><text:span text:style-name="T52">ﯿ</text:span><text:span text:style-name="T3"> </text:span><text:span text:style-name="T52">ﰀ</text:span><text:span text:style-name="T3"> </text:span><text:span text:style-name="T52">ﰁ</text:span><text:span text:style-name="T3"> </text:span><text:span text:style-name="T52">ﰂ</text:span><text:span text:style-name="T3"> </text:span><text:span text:style-name="T52">ﰃ</text:span><text:span text:style-name="T3"> </text:span><text:span text:style-name="T52">ﰄ</text:span></text:p>
      <text:p text:style-name="P30"><text:span text:style-name="T56">ﭑ</text:span><text:span text:style-name="T9"> </text:span><text:span text:style-name="T56">ﭒ</text:span><text:span text:style-name="T9"> </text:span><text:span text:style-name="T56">ﭓ</text:span><text:span text:style-name="T9"> </text:span><text:span text:style-name="T56">ﭔ</text:span><text:span text:style-name="T9"> </text:span><text:span text:style-name="T56">ﭕ</text:span><text:span text:style-name="T9"> </text:span><text:span text:style-name="T56">ﭖ</text:span><text:span text:style-name="T9"> </text:span><text:span text:style-name="T56">ﭗ</text:span><text:span text:style-name="T9"> </text:span><text:span text:style-name="T56">ﭘ</text:span><text:span text:style-name="T9"> </text:span><text:span text:style-name="T56">ﭙ</text:span><text:span text:style-name="T9"> </text:span><text:span text:style-name="T56">ﭚ</text:span><text:span text:style-name="T9"> </text:span><text:span text:style-name="T56">ﭛ</text:span><text:span text:style-name="T9"> </text:span><text:span text:style-name="T56">ﭜ</text:span><text:span text:style-name="T9"> </text:span><text:span text:style-name="T56">ﭝ</text:span><text:span text:style-name="T9"> </text:span><text:span text:style-name="T56">ﭞ</text:span><text:span text:style-name="T9"> </text:span><text:span text:style-name="T56">ﭟ</text:span><text:span text:style-name="T9"> </text:span><text:span text:style-name="T56">ﭠ</text:span><text:span text:style-name="T9"> </text:span><text:span text:style-name="T56">ﭡ</text:span><text:span text:style-name="T9"> </text:span><text:span text:style-name="T56">ﭢ</text:span><text:span text:style-name="T9"> </text:span><text:span text:style-name="T56">ﭣ</text:span><text:span text:style-name="T9"> </text:span><text:span text:style-name="T56">ﭤ</text:span><text:span text:style-name="T9"> </text:span><text:span text:style-name="T56">ﭥ</text:span><text:span text:style-name="T9"> </text:span><text:span text:style-name="T56">ﭦ</text:span><text:span text:style-name="T9"> </text:span><text:span text:style-name="T56">ﭧ</text:span><text:span text:style-name="T9"> </text:span><text:span text:style-name="T56">ﭨ</text:span><text:span text:style-name="T9"> </text:span><text:span text:style-name="T56">ﭩ</text:span><text:span text:style-name="T9"> </text:span><text:span text:style-name="T56">ﭪ</text:span><text:span text:style-name="T9"> </text:span><text:span text:style-name="T56">ﭫ</text:span><text:span text:style-name="T9"> </text:span><text:span text:style-name="T56">ﭬ</text:span><text:span text:style-name="T9"> </text:span><text:span text:style-name="T56">ﭭ</text:span><text:span text:style-name="T9"> </text:span><text:span text:style-name="T56">ﭮ</text:span><text:span text:style-name="T9"> </text:span><text:span text:style-name="T56">ﭯ</text:span><text:span text:style-name="T9"> </text:span><text:span text:style-name="T56">ﭰ</text:span><text:span text:style-name="T9"> </text:span><text:span text:style-name="T56">ﭱ</text:span><text:span text:style-name="T9"> </text:span><text:span text:style-name="T56">ﭲ</text:span><text:span text:style-name="T9"> </text:span><text:span text:style-name="T56">ﭳ</text:span><text:span text:style-name="T9"> </text:span><text:span text:style-name="T56">ﭴ</text:span><text:span text:style-name="T9"> </text:span></text:p>
      <text:p text:style-name="P26"><text:span text:style-name="T58">ﮌ</text:span><text:span text:style-name="T79">ﮠ</text:span></text:p>
      <text:p text:style-name="P26"><text:span text:style-name="T79">ﭤﭥﭦ</text:span></text:p>
      <text:p text:style-name="P25"><text:span text:style-name="T54">ﭵ</text:span><text:span text:style-name="T3"> </text:span><text:span text:style-name="T54">ﭶ</text:span><text:span text:style-name="T3"> </text:span><text:span text:style-name="T54">ﭷ</text:span><text:span text:style-name="T3"> </text:span><text:span text:style-name="T54">ﭸ</text:span><text:span text:style-name="T3"> </text:span><text:span text:style-name="T54">ﭹ</text:span><text:span text:style-name="T3"> </text:span><text:span text:style-name="T54">ﭺ</text:span><text:span text:style-name="T3"> </text:span><text:span text:style-name="T54">ﭻ</text:span><text:span text:style-name="T3"> </text:span><text:span text:style-name="T54">ﭼ</text:span><text:span text:style-name="T3"> </text:span><text:span text:style-name="T54">ﭽ</text:span><text:span text:style-name="T3"> </text:span><text:span text:style-name="T54">ﭾ</text:span><text:span text:style-name="T3"> </text:span><text:span text:style-name="T54">ﭿ</text:span><text:span text:style-name="T3"> </text:span><text:span text:style-name="T54">ﮀ</text:span><text:span text:style-name="T3"> </text:span><text:span text:style-name="T54">ﮁ</text:span><text:span text:style-name="T3"> </text:span><text:span text:style-name="T54">ﮂ</text:span><text:span text:style-name="T3"> </text:span><text:span text:style-name="T54">ﮃ</text:span><text:span text:style-name="T3"> </text:span><text:span text:style-name="T54">ﮄ</text:span><text:span text:style-name="T3"> </text:span><text:span text:style-name="T54">ﮅ</text:span><text:span text:style-name="T3"> </text:span><text:span text:style-name="T54">ﮆ</text:span><text:span text:style-name="T3"> </text:span><text:span text:style-name="T54">ﮇ</text:span><text:span text:style-name="T3"> </text:span><text:span text:style-name="T54">ﮈ</text:span><text:span text:style-name="T3"> </text:span><text:span text:style-name="T54">ﮉ</text:span><text:span text:style-name="T3"> </text:span><text:span text:style-name="T54">ﮊ</text:span><text:span text:style-name="T3"> </text:span><text:span text:style-name="T54">ﮋ</text:span><text:span text:style-name="T3"> </text:span><text:span text:style-name="T54">ﮌ</text:span><text:span text:style-name="T3"> </text:span><text:span text:style-name="T54">ﮍ</text:span><text:span text:style-name="T3"> </text:span><text:span text:style-name="T54">ﮎ</text:span><text:span text:style-name="T3"> </text:span><text:span text:style-name="T54">ﮏ</text:span><text:span text:style-name="T3"> </text:span><text:span text:style-name="T54">ﮐ</text:span><text:span text:style-name="T3"> </text:span><text:span text:style-name="T54">ﮑ</text:span><text:span text:style-name="T3"> </text:span><text:span text:style-name="T54">ﮒ</text:span><text:span text:style-name="T3"> </text:span><text:span text:style-name="T54">ﮓ</text:span><text:span text:style-name="T3"> </text:span><text:span text:style-name="T54">ﮔ</text:span><text:span text:style-name="T3"> </text:span><text:span text:style-name="T54">ﮕ</text:span><text:span text:style-name="T3"> </text:span><text:span text:style-name="T54">ﮖ</text:span><text:span text:style-name="T3"> </text:span><text:span text:style-name="T54">ﮗ</text:span><text:span text:style-name="T3"> </text:span><text:span text:style-name="T54">ﮘ</text:span><text:span text:style-name="T3"> </text:span><text:span text:style-name="T54">ﮙ</text:span><text:span text:style-name="T3"> </text:span><text:span text:style-name="T54">ﮚ</text:span><text:span text:style-name="T3"> </text:span><text:span text:style-name="T54">ﮛ</text:span><text:span text:style-name="T3"> </text:span><text:span text:style-name="T54">ﮜ</text:span><text:span text:style-name="T3"> </text:span><text:span text:style-name="T54">ﮝ</text:span><text:span text:style-name="T3"> </text:span><text:span text:style-name="T54">ﮞ</text:span><text:span text:style-name="T3"> </text:span><text:span text:style-name="T54">ﮟ</text:span><text:span text:style-name="T3"> </text:span><text:span text:style-name="T54">ﮠ</text:span><text:span text:style-name="T3"> </text:span><text:span text:style-name="T54">ﮡ</text:span><text:span text:style-name="T3"> </text:span><text:span text:style-name="T54">ﮢ</text:span><text:span text:style-name="T3"> </text:span><text:span text:style-name="T54">ﮣ</text:span><text:span text:style-name="T3"> </text:span><text:span text:style-name="T54">ﮤ</text:span><text:span text:style-name="T3"> </text:span><text:span text:style-name="T54">ﮥ</text:span><text:span text:style-name="T3"> </text:span><text:span text:style-name="T54">ﮦ</text:span><text:span text:style-name="T3"> </text:span><text:span text:style-name="T54">ﮧﮨ</text:span><text:span text:style-name="T3"> </text:span><text:span text:style-name="T54">ﮩ</text:span><text:span text:style-name="T3"> </text:span><text:span text:style-name="T54">ﮪ</text:span><text:span text:style-name="T3"> </text:span><text:span text:style-name="T54">ﮫ</text:span><text:span text:style-name="T3"> </text:span><text:span text:style-name="T54">ﮬ</text:span><text:span text:style-name="T3"> </text:span><text:span text:style-name="T54">ﮭ</text:span><text:span text:style-name="T3"> </text:span><text:span text:style-name="T54">ﮮ</text:span><text:span text:style-name="T3"> </text:span><text:span text:style-name="T54">ﮯ</text:span><text:span text:style-name="T3"> </text:span><text:span text:style-name="T54">ﮰ</text:span><text:span text:style-name="T3"> </text:span><text:span text:style-name="T54">ﮱ</text:span><text:span text:style-name="T3"> </text:span><text:span text:style-name="T54">ﯓ</text:span><text:span text:style-name="T3"> </text:span><text:span text:style-name="T54">ﯔ</text:span><text:span text:style-name="T3"> </text:span><text:span text:style-name="T54">ﯕ</text:span><text:span text:style-name="T3"> </text:span><text:span text:style-name="T54">ﯖ</text:span><text:span text:style-name="T3"> </text:span><text:span text:style-name="T54">ﯗ</text:span><text:span text:style-name="T3"> </text:span><text:span text:style-name="T54">ﯘ</text:span><text:span text:style-name="T3"> </text:span><text:span text:style-name="T54">ﯙ</text:span><text:span text:style-name="T3"> </text:span><text:span text:style-name="T54">ﯚ</text:span><text:span text:style-name="T3"> </text:span><text:span text:style-name="T54">ﯛ</text:span><text:span text:style-name="T3"> </text:span><text:span text:style-name="T54">ﯜ</text:span><text:span text:style-name="T3"> </text:span><text:span text:style-name="T54">ﯝ</text:span><text:span text:style-name="T3"> </text:span><text:span text:style-name="T54">ﯞ</text:span><text:span text:style-name="T3"> </text:span><text:span text:style-name="T54">ﯟ</text:span><text:span text:style-name="T3"> </text:span><text:span text:style-name="T54">ﯠ</text:span><text:span text:style-name="T3"> </text:span><text:span text:style-name="T54">ﯡ</text:span><text:span text:style-name="T3"> </text:span><text:span text:style-name="T54">ﯢ</text:span><text:span text:style-name="T3"> </text:span><text:span text:style-name="T54">ﯣ</text:span><text:span text:style-name="T3"> </text:span><text:span text:style-name="T54">ﯤ</text:span><text:span text:style-name="T3"> </text:span><text:span text:style-name="T54">ﯥ</text:span><text:span text:style-name="T3"> </text:span><text:span text:style-name="T54">ﯦ</text:span><text:span text:style-name="T3"> </text:span><text:span text:style-name="T54">ﯧ</text:span><text:span text:style-name="T3"> </text:span><text:span text:style-name="T54">ﯨ</text:span><text:span text:style-name="T3"> </text:span><text:span text:style-name="T54">ﯩ</text:span><text:span text:style-name="T3"> </text:span><text:span text:style-name="T54">ﯪ</text:span><text:span text:style-name="T3"> </text:span><text:span text:style-name="T54">ﯫ</text:span><text:span text:style-name="T3"> </text:span><text:span text:style-name="T54">ﯬ</text:span><text:span text:style-name="T3"> </text:span><text:span text:style-name="T54">ﯭ</text:span><text:span text:style-name="T3"> </text:span><text:span text:style-name="T54">ﯮ</text:span><text:span text:style-name="T3"> </text:span><text:span text:style-name="T54">ﯯﯰ</text:span><text:span text:style-name="T3"> </text:span><text:span text:style-name="T54">ﯱ</text:span><text:span text:style-name="T3"> </text:span><text:span text:style-name="T54">ﯲ</text:span><text:span text:style-name="T3"> </text:span><text:span text:style-name="T54">ﯳ</text:span><text:span text:style-name="T3"> </text:span><text:span text:style-name="T54">ﯴ</text:span><text:span text:style-name="T3"> </text:span><text:span text:style-name="T54">ﯵ</text:span></text:p>
      <text:p text:style-name="P14"><text:span text:style-name="T59">ﭑ</text:span><text:span text:style-name="T3"> </text:span><text:span text:style-name="T59">ﭒ</text:span><text:span text:style-name="T3"> </text:span><text:span text:style-name="T59">ﭓ</text:span><text:span text:style-name="T3"> </text:span><text:span text:style-name="T59">ﭔ</text:span><text:span text:style-name="T3"> </text:span><text:span text:style-name="T59">ﭕ</text:span><text:span text:style-name="T3"> </text:span><text:span text:style-name="T59">ﭖ</text:span><text:span text:style-name="T3"> </text:span><text:span text:style-name="T59">ﭗ</text:span><text:span text:style-name="T3"> </text:span><text:span text:style-name="T59">ﭘ</text:span><text:span text:style-name="T3"> </text:span><text:span text:style-name="T59">ﭙ</text:span><text:span text:style-name="T3"> </text:span><text:span text:style-name="T59">ﭚ</text:span><text:span text:style-name="T3"> </text:span><text:span text:style-name="T59">ﭛ</text:span><text:span text:style-name="T3"> </text:span><text:span text:style-name="T59">ﭜ</text:span><text:span text:style-name="T3"> </text:span><text:span text:style-name="T59">ﭝ</text:span><text:span text:style-name="T3"> </text:span><text:span text:style-name="T59">ﭞ</text:span><text:span text:style-name="T3"> </text:span><text:span text:style-name="T59">ﭟ</text:span><text:span text:style-name="T3"> </text:span><text:span text:style-name="T59">ﭠ</text:span><text:span text:style-name="T3"> </text:span><text:span text:style-name="T59">ﭡ</text:span><text:span text:style-name="T3"> </text:span><text:span text:style-name="T59">ﭢ</text:span><text:span text:style-name="T3"> </text:span><text:span text:style-name="T59">ﭣ</text:span><text:span text:style-name="T3"> </text:span><text:span text:style-name="T59">ﭤ</text:span><text:span text:style-name="T3"> </text:span><text:span text:style-name="T59">ﭥ</text:span><text:span text:style-name="T3"> </text:span><text:span text:style-name="T59">ﭦ</text:span><text:span text:style-name="T3"> </text:span><text:span text:style-name="T59">ﭧ</text:span><text:span text:style-name="T3"> </text:span><text:span text:style-name="T59">ﭨ</text:span><text:span text:style-name="T3"> </text:span><text:span text:style-name="T59">ﭩ</text:span><text:span text:style-name="T3"> </text:span><text:span text:style-name="T59">ﭪ</text:span><text:span text:style-name="T3"> </text:span><text:span text:style-name="T59">ﭫ</text:span><text:span text:style-name="T3"> </text:span><text:span text:style-name="T59">ﭬ</text:span><text:span text:style-name="T3"> </text:span><text:span text:style-name="T59">ﭭ</text:span><text:span text:style-name="T3"> </text:span><text:span text:style-name="T59">ﭮ</text:span><text:span text:style-name="T3"> </text:span><text:span text:style-name="T59">ﭯ</text:span><text:span text:style-name="T3"> </text:span><text:span text:style-name="T59">ﭰ</text:span><text:span text:style-name="T3"> </text:span><text:span text:style-name="T59">ﭱ</text:span><text:span text:style-name="T3"> </text:span><text:span text:style-name="T59">ﭲ</text:span><text:span text:style-name="T3"> </text:span><text:span text:style-name="T59">ﭳ</text:span><text:span text:style-name="T3"> </text:span><text:span text:style-name="T59">ﭴ</text:span><text:span text:style-name="T3"> </text:span><text:span text:style-name="T59">ﭵ</text:span><text:span text:style-name="T3"> </text:span><text:span text:style-name="T59">ﭶ</text:span><text:span text:style-name="T3"> </text:span><text:span text:style-name="T59">ﭷ</text:span><text:span text:style-name="T3"> </text:span><text:span text:style-name="T59">ﭸ</text:span><text:span text:style-name="T3"> </text:span><text:span text:style-name="T59">ﭹ</text:span><text:span text:style-name="T3"> </text:span><text:span text:style-name="T59">ﭺ</text:span><text:span text:style-name="T3"> </text:span><text:span text:style-name="T59">ﭻ</text:span><text:span text:style-name="T3"> </text:span><text:span text:style-name="T59">ﭼ</text:span><text:span text:style-name="T3"> </text:span><text:span text:style-name="T59">ﭽ</text:span><text:span text:style-name="T3"> </text:span><text:span text:style-name="T59">ﭾ</text:span><text:span text:style-name="T3"> </text:span><text:span text:style-name="T59">ﭿ</text:span><text:span text:style-name="T3"> </text:span><text:span text:style-name="T59">ﮀ</text:span><text:span text:style-name="T3"> </text:span><text:span text:style-name="T59">ﮁ</text:span><text:span text:style-name="T3"> </text:span><text:span text:style-name="T59">ﮂ</text:span><text:span text:style-name="T3"> </text:span><text:span text:style-name="T59">ﮃ</text:span><text:span text:style-name="T3"> </text:span><text:span text:style-name="T59">ﮄ</text:span><text:span text:style-name="T3"> </text:span><text:span text:style-name="T59">ﮅ</text:span><text:span text:style-name="T3"> </text:span><text:span text:style-name="T59">ﮆ</text:span><text:span text:style-name="T3"> </text:span><text:span text:style-name="T59">ﮇ</text:span><text:span text:style-name="T3"> </text:span><text:span text:style-name="T59">ﮈ</text:span><text:span text:style-name="T3"> </text:span><text:span text:style-name="T59">ﮉ</text:span><text:span text:style-name="T3"> </text:span><text:span text:style-name="T59">ﮊ</text:span><text:span text:style-name="T3"> </text:span><text:span text:style-name="T59">ﮋ</text:span><text:span text:style-name="T3"> </text:span><text:span text:style-name="T59">ﮌ</text:span><text:span text:style-name="T3"> </text:span><text:span text:style-name="T59">ﮍ</text:span><text:span text:style-name="T3"> </text:span><text:span text:style-name="T59">ﮎ</text:span><text:span text:style-name="T3"> </text:span><text:span text:style-name="T59">ﮏ</text:span><text:span text:style-name="T3"> </text:span><text:span text:style-name="T59">ﮐ</text:span><text:span text:style-name="T3"> </text:span><text:span text:style-name="T59">ﮑ</text:span><text:span text:style-name="T3"> </text:span><text:span text:style-name="T59">ﮒ</text:span><text:span text:style-name="T3"> </text:span><text:span text:style-name="T59">ﮓ</text:span><text:span text:style-name="T3"> </text:span><text:span text:style-name="T59">ﮔ</text:span><text:span text:style-name="T3"> </text:span><text:span text:style-name="T59">ﮕ</text:span><text:span text:style-name="T3"> </text:span><text:span text:style-name="T59">ﮖ</text:span><text:span text:style-name="T3"> </text:span><text:span text:style-name="T59">ﮗ</text:span><text:span text:style-name="T3"> </text:span><text:span text:style-name="T59">ﮘ</text:span><text:span text:style-name="T3"> </text:span><text:span text:style-name="T59">ﮙﮚ</text:span><text:span text:style-name="T3"> </text:span><text:span text:style-name="T59">ﮛ</text:span><text:span text:style-name="T3"> </text:span><text:span text:style-name="T59">ﮜ</text:span><text:span text:style-name="T3"> </text:span><text:span text:style-name="T59">ﮝ</text:span><text:span text:style-name="T3"> </text:span><text:span text:style-name="T59">ﮞ</text:span><text:span text:style-name="T3"> </text:span><text:span text:style-name="T59">ﮟ</text:span><text:span text:style-name="T3"> </text:span><text:span text:style-name="T59">ﮠ</text:span><text:span text:style-name="T3"> </text:span><text:span text:style-name="T59">ﮡ</text:span><text:span text:style-name="T3"> </text:span><text:span text:style-name="T59">ﮢ</text:span><text:span text:style-name="T3"> </text:span><text:span text:style-name="T59">ﮣ</text:span><text:span text:style-name="T3"> </text:span><text:span text:style-name="T59">ﮤ</text:span><text:span text:style-name="T3"> </text:span><text:span text:style-name="T59">ﮥ</text:span><text:span text:style-name="T3"> </text:span><text:span text:style-name="T59">ﮦ</text:span><text:span text:style-name="T3"> </text:span><text:span text:style-name="T59">ﮧ</text:span><text:span text:style-name="T3"> </text:span><text:span text:style-name="T59">ﮨ</text:span><text:span text:style-name="T3"> </text:span><text:span text:style-name="T59">ﮩ</text:span><text:span text:style-name="T3"> </text:span><text:span text:style-name="T59">ﮪ</text:span><text:span text:style-name="T3"> </text:span><text:span text:style-name="T59">ﮫ</text:span><text:span text:style-name="T3"> </text:span><text:span text:style-name="T59">ﮬ</text:span><text:span text:style-name="T3"> </text:span><text:span text:style-name="T59">ﮭ</text:span><text:span text:style-name="T3"> </text:span><text:span text:style-name="T59">ﮮ</text:span><text:span text:style-name="T3"> </text:span><text:span text:style-name="T59">ﮯ</text:span><text:span text:style-name="T3"> </text:span><text:span text:style-name="T59">ﮰ</text:span><text:span text:style-name="T3"> </text:span><text:span text:style-name="T59">ﮱ</text:span><text:span text:style-name="T3"> </text:span><text:span text:style-name="T59">ﯓ</text:span><text:span text:style-name="T3"> </text:span><text:span text:style-name="T59">ﯔ</text:span><text:span text:style-name="T3"> </text:span><text:span text:style-name="T59">ﯕ</text:span><text:span text:style-name="T3"> </text:span><text:span text:style-name="T59">ﯖ</text:span><text:span text:style-name="T3"> </text:span><text:span text:style-name="T59">ﯗ</text:span><text:span text:style-name="T3"> </text:span><text:span text:style-name="T59">ﯘ</text:span><text:span text:style-name="T3"> </text:span><text:span text:style-name="T59">ﯙ</text:span><text:span text:style-name="T3"> </text:span><text:span text:style-name="T59">ﯚ</text:span><text:span text:style-name="T3"> </text:span><text:span text:style-name="T59">ﯛ</text:span><text:span text:style-name="T3"> </text:span><text:span text:style-name="T59">ﯜ</text:span><text:span text:style-name="T3"> </text:span><text:span text:style-name="T59">ﯝ</text:span><text:span text:style-name="T3"> </text:span><text:span text:style-name="T59">ﯞ</text:span><text:span text:style-name="T3"> </text:span><text:span text:style-name="T59">ﯟ</text:span><text:span text:style-name="T3"> </text:span><text:span text:style-name="T59">ﯠ</text:span><text:span text:style-name="T3"> </text:span><text:span text:style-name="T59">ﯡﯢ</text:span><text:span text:style-name="T3"> </text:span><text:span text:style-name="T59">ﯣ</text:span><text:span text:style-name="T3"> </text:span><text:span text:style-name="T59">ﯤ</text:span><text:span text:style-name="T3"> </text:span><text:span text:style-name="T59">ﯥ</text:span><text:span text:style-name="T3"> </text:span><text:span text:style-name="T59">ﯦ</text:span><text:span text:style-name="T3"> </text:span><text:span text:style-name="T59">ﯧ</text:span><text:span text:style-name="T3"> </text:span><text:span text:style-name="T59">ﯨ</text:span><text:span text:style-name="T3"> </text:span><text:span text:style-name="T59">ﯩ</text:span><text:span text:style-name="T3"> </text:span><text:span text:style-name="T59">ﯪ</text:span><text:span text:style-name="T3"> </text:span><text:span text:style-name="T59">ﯫ</text:span><text:span text:style-name="T3"> </text:span><text:span text:style-name="T59">ﯬ</text:span><text:span text:style-name="T3"> </text:span><text:span text:style-name="T59">ﯭ</text:span><text:span text:style-name="T3"> </text:span><text:span text:style-name="T59">ﯮ</text:span><text:span text:style-name="T3"> </text:span><text:span text:style-name="T59">ﯯ</text:span><text:span text:style-name="T3"> </text:span><text:span text:style-name="T59">ﯰ</text:span><text:span text:style-name="T3"> </text:span><text:span text:style-name="T59">ﯱ</text:span><text:span text:style-name="T3"> </text:span><text:span text:style-name="T59">ﯲ</text:span><text:span text:style-name="T3"> </text:span><text:span text:style-name="T59">ﯳ</text:span><text:span text:style-name="T3"> </text:span><text:span text:style-name="T59">ﯴ</text:span><text:span text:style-name="T3"> </text:span><text:span text:style-name="T59">ﯵ</text:span><text:span text:style-name="T3"> </text:span><text:span text:style-name="T59">ﯶ</text:span><text:span text:style-name="T3"> </text:span><text:span text:style-name="T59">ﯷ</text:span><text:span text:style-name="T3"> </text:span><text:span text:style-name="T59">ﯸ</text:span><text:span text:style-name="T3"> </text:span><text:span text:style-name="T59">ﯹ</text:span><text:span text:style-name="T3"> </text:span><text:span text:style-name="T59">ﯺ</text:span><text:span text:style-name="T3"> </text:span><text:span text:style-name="T59">ﯻ</text:span><text:span text:style-name="T3"> </text:span><text:span text:style-name="T59">ﯼ</text:span><text:span text:style-name="T3"> </text:span><text:span text:style-name="T59">ﯽ</text:span><text:span text:style-name="T3"> </text:span><text:span text:style-name="T59">ﯾ</text:span><text:span text:style-name="T3"> </text:span><text:span text:style-name="T59">ﯿ</text:span><text:span text:style-name="T3"> </text:span><text:span text:style-name="T59">ﰀ</text:span><text:span text:style-name="T3"> </text:span><text:span text:style-name="T59">ﰁ</text:span><text:span text:style-name="T3"> </text:span><text:span text:style-name="T59">ﰂ</text:span><text:span text:style-name="T3"> </text:span><text:span text:style-name="T59">ﰃ</text:span><text:span text:style-name="T3"> </text:span><text:span text:style-name="T59">ﰄ</text:span><text:span text:style-name="T3"> </text:span><text:span text:style-name="T59">ﰅ</text:span><text:span text:style-name="T3"> </text:span><text:span text:style-name="T59">ﰆ</text:span><text:span text:style-name="T3"> </text:span><text:span text:style-name="T59">ﰇ</text:span><text:span text:style-name="T3"> </text:span><text:span text:style-name="T59">ﰈ</text:span><text:span text:style-name="T3"> </text:span><text:span text:style-name="T59">ﰉ</text:span><text:span text:style-name="T3"> </text:span><text:span text:style-name="T59">ﰊ</text:span><text:span text:style-name="T3"> </text:span><text:span text:style-name="T59">ﰋ</text:span><text:span text:style-name="T3"> </text:span><text:span text:style-name="T59">ﰌ</text:span><text:span text:style-name="T3"> </text:span><text:span text:style-name="T59">ﰍ</text:span><text:span text:style-name="T3"> </text:span><text:span text:style-name="T59">ﰎ</text:span><text:span text:style-name="T3"> </text:span><text:span text:style-name="T59">ﰏ</text:span><text:span text:style-name="T3"> </text:span><text:span text:style-name="T59">ﰐ</text:span><text:span text:style-name="T3"> </text:span><text:span text:style-name="T59">ﰑ</text:span></text:p>
      <text:p text:style-name="P15"><text:span text:style-name="T61">ﭑ</text:span><text:span text:style-name="T3"> </text:span><text:span text:style-name="T61">ﭒ</text:span><text:span text:style-name="T3"> </text:span><text:span text:style-name="T61">ﭓ</text:span><text:span text:style-name="T3"> </text:span><text:span text:style-name="T61">ﭔ</text:span><text:span text:style-name="T3"> </text:span><text:span text:style-name="T61">ﭕ</text:span><text:span text:style-name="T3"> </text:span><text:span text:style-name="T61">ﭖ</text:span><text:span text:style-name="T3"> </text:span><text:span text:style-name="T61">ﭗ</text:span><text:span text:style-name="T3"> </text:span><text:span text:style-name="T61">ﭘ</text:span><text:span text:style-name="T3"> </text:span><text:span text:style-name="T61">ﭙ</text:span><text:span text:style-name="T3"> </text:span><text:span text:style-name="T61">ﭚ</text:span><text:span text:style-name="T3"> </text:span><text:span text:style-name="T61">ﭛ</text:span><text:span text:style-name="T3"> </text:span><text:span text:style-name="T61">ﭜ</text:span><text:span text:style-name="T3"> </text:span><text:span text:style-name="T61">ﭝ</text:span><text:span text:style-name="T3"> </text:span><text:span text:style-name="T61">ﭞ</text:span><text:span text:style-name="T3"> </text:span><text:span text:style-name="T61">ﭟ</text:span><text:span text:style-name="T3"> </text:span><text:span text:style-name="T61">ﭠ</text:span><text:span text:style-name="T3"> </text:span><text:span text:style-name="T61">ﭡ</text:span><text:span text:style-name="T3"> </text:span><text:span text:style-name="T61">ﭢ</text:span><text:span text:style-name="T3"> </text:span><text:span text:style-name="T61">ﭣ</text:span><text:span text:style-name="T3"> </text:span><text:span text:style-name="T61">ﭤ</text:span><text:span text:style-name="T3"> </text:span><text:span text:style-name="T61">ﭥ</text:span><text:span text:style-name="T3"> </text:span><text:span text:style-name="T61">ﭦﭧ</text:span><text:span text:style-name="T3"> </text:span><text:span text:style-name="T61">ﭨ</text:span><text:span text:style-name="T3"> </text:span><text:span text:style-name="T61">ﭩ</text:span><text:span text:style-name="T3"> </text:span><text:span text:style-name="T61">ﭪ</text:span><text:span text:style-name="T3"> </text:span><text:span text:style-name="T61">ﭫ</text:span><text:span text:style-name="T3"> </text:span><text:span text:style-name="T61">ﭬ</text:span><text:span text:style-name="T3"> </text:span><text:span text:style-name="T61">ﭭ</text:span><text:span text:style-name="T3"> </text:span><text:span text:style-name="T61">ﭮ</text:span><text:span text:style-name="T3"> </text:span><text:span text:style-name="T61">ﭯ</text:span><text:span text:style-name="T3"> </text:span><text:span text:style-name="T61">ﭰ</text:span><text:span text:style-name="T3"> </text:span><text:span text:style-name="T61">ﭱ</text:span><text:span text:style-name="T3"> </text:span><text:span text:style-name="T61">ﭲ</text:span><text:span text:style-name="T3"> </text:span><text:span text:style-name="T61">ﭳ</text:span><text:span text:style-name="T3"> </text:span><text:span text:style-name="T61">ﭴ</text:span><text:span text:style-name="T3"> </text:span><text:span text:style-name="T61">ﭵ</text:span><text:span text:style-name="T3"> </text:span><text:span text:style-name="T61">ﭶ</text:span><text:span text:style-name="T3"> </text:span><text:span text:style-name="T61">ﭷ</text:span><text:span text:style-name="T3"> </text:span><text:span text:style-name="T61">ﭸﭹ</text:span><text:span text:style-name="T3"> </text:span><text:span text:style-name="T61">ﭺ</text:span><text:span text:style-name="T3"> </text:span><text:span text:style-name="T61">ﭻ</text:span><text:span text:style-name="T3"> </text:span><text:span text:style-name="T61">ﭼ</text:span><text:span text:style-name="T3"> </text:span><text:span text:style-name="T61">ﭽ</text:span><text:span text:style-name="T3"> </text:span><text:span text:style-name="T61">ﭾ</text:span><text:span text:style-name="T3"> </text:span><text:span text:style-name="T61">ﭿ</text:span><text:span text:style-name="T3"> </text:span><text:span text:style-name="T61">ﮀ</text:span><text:span text:style-name="T3"> </text:span><text:span text:style-name="T61">ﮁﮂ</text:span><text:span text:style-name="T3"> </text:span><text:span text:style-name="T61">ﮃ</text:span><text:span text:style-name="T3"> </text:span><text:span text:style-name="T61">ﮄ</text:span><text:span text:style-name="T3"> </text:span><text:span text:style-name="T61">ﮅ</text:span><text:span text:style-name="T3"> </text:span><text:span text:style-name="T61">ﮆ</text:span><text:span text:style-name="T3"> </text:span><text:span text:style-name="T61">ﮇ</text:span><text:span text:style-name="T3"> </text:span><text:span text:style-name="T61">ﮈ</text:span><text:span text:style-name="T3"> </text:span><text:span text:style-name="T61">ﮉﮊ</text:span><text:span text:style-name="T3"> </text:span><text:span text:style-name="T61">ﮋ</text:span><text:span text:style-name="T3"> </text:span><text:span text:style-name="T61">ﮌ</text:span><text:span text:style-name="T3"> </text:span><text:span text:style-name="T61">ﮍ</text:span><text:span text:style-name="T3"> </text:span><text:span text:style-name="T61">ﮎ</text:span><text:span text:style-name="T3"> </text:span><text:span text:style-name="T61">ﮏ</text:span><text:span text:style-name="T3"> </text:span><text:span text:style-name="T61">ﮐ</text:span><text:span text:style-name="T3"> </text:span><text:span text:style-name="T61">ﮑ</text:span><text:span text:style-name="T3"> </text:span><text:span text:style-name="T61">ﮒ</text:span><text:span text:style-name="T3"> </text:span><text:span text:style-name="T61">ﮓ</text:span><text:span text:style-name="T3"> </text:span><text:span text:style-name="T61">ﮔ</text:span><text:span text:style-name="T3"> </text:span><text:span text:style-name="T61">ﮕ</text:span><text:span text:style-name="T3"> </text:span><text:span text:style-name="T61">ﮖ</text:span><text:span text:style-name="T3"> </text:span><text:span text:style-name="T61">ﮗ</text:span><text:span text:style-name="T3"> </text:span><text:span text:style-name="T61">ﮘ</text:span><text:span text:style-name="T3"> </text:span><text:span text:style-name="T61">ﮙ</text:span><text:span text:style-name="T3"> </text:span><text:span text:style-name="T61">ﮚ</text:span><text:span text:style-name="T3"> </text:span><text:span text:style-name="T61">ﮛ</text:span><text:span text:style-name="T3"> </text:span><text:span text:style-name="T61">ﮜ</text:span><text:span text:style-name="T3"> </text:span><text:span text:style-name="T61">ﮝ</text:span><text:span text:style-name="T3"> </text:span><text:span text:style-name="T61">ﮞ</text:span><text:span text:style-name="T3"> </text:span><text:span text:style-name="T61">ﮟ</text:span><text:span text:style-name="T3"> </text:span><text:span text:style-name="T61">ﮠ</text:span><text:span text:style-name="T3"> </text:span><text:span text:style-name="T61">ﮡ</text:span><text:span text:style-name="T3"> </text:span><text:span text:style-name="T61">ﮢ</text:span><text:span text:style-name="T3"> </text:span><text:span text:style-name="T61">ﮣ</text:span><text:span text:style-name="T3"> </text:span><text:span text:style-name="T61">ﮤ</text:span><text:span text:style-name="T3"> </text:span><text:span text:style-name="T61">ﮥ</text:span><text:span text:style-name="T3"> </text:span><text:span text:style-name="T61">ﮦ</text:span><text:span text:style-name="T3"> </text:span><text:span text:style-name="T61">ﮧ</text:span><text:span text:style-name="T3"> </text:span><text:span text:style-name="T61">ﮨ</text:span><text:span text:style-name="T3"> </text:span><text:span text:style-name="T61">ﮩ</text:span><text:span text:style-name="T3"> </text:span><text:span text:style-name="T61">ﮪ</text:span><text:span text:style-name="T3"> </text:span><text:span text:style-name="T61">ﮫ</text:span><text:span text:style-name="T3"> </text:span><text:span text:style-name="T61">ﮬ</text:span><text:span text:style-name="T3"> </text:span><text:span text:style-name="T61">ﮭ</text:span><text:span text:style-name="T3"> </text:span><text:span text:style-name="T61">ﮮ</text:span><text:span text:style-name="T3"> </text:span><text:span text:style-name="T61">ﮯ</text:span><text:span text:style-name="T3"> </text:span><text:span text:style-name="T61">ﮰ</text:span><text:span text:style-name="T3"> </text:span><text:span text:style-name="T61">ﮱ</text:span><text:span text:style-name="T3"> </text:span><text:span text:style-name="T61">ﯓ</text:span><text:span text:style-name="T3"> </text:span><text:span text:style-name="T61">ﯔ</text:span><text:span text:style-name="T3"> </text:span><text:span text:style-name="T61">ﯕ</text:span><text:span text:style-name="T3"> </text:span><text:span text:style-name="T61">ﯖ</text:span><text:span text:style-name="T3"> </text:span><text:span text:style-name="T61">ﯗ</text:span><text:span text:style-name="T3"> </text:span><text:span text:style-name="T61">ﯘ</text:span><text:span text:style-name="T3"> </text:span><text:span text:style-name="T61">ﯙ</text:span><text:span text:style-name="T3"> </text:span><text:span text:style-name="T61">ﯚ</text:span><text:span text:style-name="T3"> </text:span><text:span text:style-name="T61">ﯛ</text:span><text:span text:style-name="T3"> </text:span><text:span text:style-name="T61">ﯜ</text:span><text:span text:style-name="T3"> </text:span><text:span text:style-name="T61">ﯝ</text:span><text:span text:style-name="T3"> </text:span><text:span text:style-name="T61">ﯞ</text:span><text:span text:style-name="T3"> </text:span><text:span text:style-name="T61">ﯟﯠ</text:span><text:span text:style-name="T3"> </text:span><text:span text:style-name="T61">ﯡ</text:span><text:span text:style-name="T3"> </text:span><text:span text:style-name="T61">ﯢ</text:span><text:span text:style-name="T3"> </text:span><text:span text:style-name="T61">ﯣ</text:span><text:span text:style-name="T3"> </text:span><text:span text:style-name="T61">ﯤ</text:span><text:span text:style-name="T3"> </text:span><text:span text:style-name="T61">ﯥ</text:span><text:span text:style-name="T3"> </text:span><text:span text:style-name="T61">ﯦ</text:span><text:span text:style-name="T3"> </text:span><text:span text:style-name="T61">ﯧ</text:span><text:span text:style-name="T3"> </text:span><text:span text:style-name="T61">ﯨ</text:span><text:span text:style-name="T3"> </text:span><text:span text:style-name="T61">ﯩ</text:span><text:span text:style-name="T3"> </text:span><text:span text:style-name="T61">ﯪ</text:span><text:span text:style-name="T3"> </text:span><text:span text:style-name="T61">ﯫ</text:span><text:span text:style-name="T3"> </text:span><text:span text:style-name="T61">ﯬ</text:span><text:span text:style-name="T3"> </text:span><text:span text:style-name="T61">ﯭ</text:span><text:span text:style-name="T3"> </text:span><text:span text:style-name="T61">ﯮ</text:span><text:span text:style-name="T3"> </text:span><text:span text:style-name="T61">ﯯ</text:span><text:span text:style-name="T3"> </text:span><text:span text:style-name="T61">ﯰﯱ</text:span><text:span text:style-name="T3"> </text:span><text:span text:style-name="T61">ﯲ</text:span><text:span text:style-name="T3"> </text:span><text:span text:style-name="T61">ﯳ</text:span><text:span text:style-name="T3"> </text:span><text:span text:style-name="T61">ﯴ</text:span><text:span text:style-name="T3"> </text:span><text:span text:style-name="T61">ﯵ</text:span><text:span text:style-name="T3"> </text:span><text:span text:style-name="T61">ﯶﯷ</text:span><text:span text:style-name="T3"> </text:span><text:span text:style-name="T61">ﯸ</text:span><text:span text:style-name="T3"> </text:span><text:span text:style-name="T61">ﯹ</text:span><text:span text:style-name="T3"> </text:span><text:span text:style-name="T61">ﯺ</text:span><text:span text:style-name="T3"> </text:span><text:span text:style-name="T61">ﯻ</text:span><text:span text:style-name="T3"> </text:span><text:span text:style-name="T61">ﯼ</text:span><text:span text:style-name="T3"> </text:span><text:span text:style-name="T61">ﯽ</text:span><text:span text:style-name="T3"> </text:span><text:span text:style-name="T61">ﯾ</text:span><text:span text:style-name="T3"> </text:span><text:span text:style-name="T61">ﯿ</text:span><text:span text:style-name="T3"> </text:span><text:span text:style-name="T61">ﰀ</text:span><text:span text:style-name="T3"> </text:span><text:span text:style-name="T61">ﰁ</text:span><text:span text:style-name="T3"> </text:span><text:span text:style-name="T61">ﰂ</text:span><text:span text:style-name="T3"> </text:span><text:span text:style-name="T61">ﰃ</text:span><text:span text:style-name="T3"> </text:span><text:span text:style-name="T61">ﰄ</text:span><text:span text:style-name="T3"> </text:span><text:span text:style-name="T61">ﰅ</text:span><text:span text:style-name="T3"> </text:span><text:span text:style-name="T61">ﰆ</text:span><text:span text:style-name="T3"> </text:span><text:span text:style-name="T61">ﰇ</text:span><text:span text:style-name="T3"> </text:span><text:span text:style-name="T61">ﰈ</text:span><text:span text:style-name="T3"> </text:span><text:span text:style-name="T61">ﰉ</text:span><text:span text:style-name="T3"> </text:span><text:span text:style-name="T61">ﰊ</text:span><text:span text:style-name="T3"> </text:span><text:span text:style-name="T61">ﰋ</text:span><text:span text:style-name="T3"> </text:span><text:span text:style-name="T61">ﰌ</text:span><text:span text:style-name="T3"> </text:span><text:span text:style-name="T61">ﰍ</text:span><text:span text:style-name="T3"> </text:span><text:span text:style-name="T61">ﰎ</text:span><text:span text:style-name="T3"> </text:span><text:span text:style-name="T61">ﰏ</text:span><text:span text:style-name="T3"> </text:span><text:span text:style-name="T61">ﰐ</text:span><text:span text:style-name="T3"> </text:span><text:span text:style-name="T61">ﰑ</text:span><text:span text:style-name="T3"> </text:span><text:span text:style-name="T61">ﰒ</text:span><text:span text:style-name="T3"> </text:span><text:span text:style-name="T61">ﰓ</text:span><text:span text:style-name="T3"> </text:span><text:span text:style-name="T61">ﰔ</text:span><text:span text:style-name="T3"> </text:span><text:span text:style-name="T61">ﰕ</text:span><text:span text:style-name="T3"> </text:span><text:span text:style-name="T61">ﰖ</text:span><text:span text:style-name="T3"> </text:span><text:span text:style-name="T61">ﰗ</text:span><text:span text:style-name="T3"> </text:span><text:span text:style-name="T61">ﰘ</text:span><text:span text:style-name="T3"> </text:span><text:span text:style-name="T61">ﰙ</text:span><text:span text:style-name="T3"> </text:span><text:span text:style-name="T61">ﰚ</text:span><text:span text:style-name="T3"> </text:span><text:span text:style-name="T61">ﰛ</text:span><text:span text:style-name="T3"> </text:span><text:span text:style-name="T61">ﰜ</text:span><text:span text:style-name="T3"> </text:span><text:span text:style-name="T61">ﰝ</text:span></text:p>
      <text:p text:style-name="P16"><text:span text:style-name="T63">ﭑ</text:span><text:span text:style-name="T3"> </text:span><text:span text:style-name="T63">ﭒ</text:span><text:span text:style-name="T3"> </text:span><text:span text:style-name="T63">ﭓ</text:span><text:span text:style-name="T3"> </text:span><text:span text:style-name="T63">ﭔ</text:span><text:span text:style-name="T3"> </text:span><text:span text:style-name="T63">ﭕ</text:span><text:span text:style-name="T3"> </text:span><text:span text:style-name="T63">ﭖﭗ</text:span><text:span text:style-name="T3"> </text:span><text:span text:style-name="T63">ﭘ</text:span><text:span text:style-name="T3"> </text:span><text:span text:style-name="T63">ﭙ</text:span><text:span text:style-name="T3"> </text:span><text:span text:style-name="T63">ﭚ</text:span><text:span text:style-name="T3"> </text:span><text:span text:style-name="T63">ﭛ</text:span><text:span text:style-name="T3"> </text:span><text:span text:style-name="T63">ﭜ</text:span><text:span text:style-name="T3"> </text:span><text:span text:style-name="T63">ﭝ</text:span><text:span text:style-name="T3"> </text:span><text:span text:style-name="T63">ﭞ</text:span><text:span text:style-name="T3"> </text:span><text:span text:style-name="T63">ﭟ</text:span><text:span text:style-name="T3"> </text:span><text:span text:style-name="T63">ﭠ</text:span><text:span text:style-name="T3"> </text:span><text:span text:style-name="T63">ﭡ</text:span><text:span text:style-name="T3"> </text:span><text:span text:style-name="T63">ﭢ</text:span><text:span text:style-name="T3"> </text:span><text:span text:style-name="T63">ﭣ</text:span><text:span text:style-name="T3"> </text:span><text:span text:style-name="T63">ﭤ</text:span><text:span text:style-name="T3"> </text:span><text:span text:style-name="T63">ﭥ</text:span><text:span text:style-name="T3"> </text:span><text:span text:style-name="T63">ﭦ</text:span><text:span text:style-name="T3"> </text:span><text:span text:style-name="T63">ﭧ</text:span><text:span text:style-name="T3"> </text:span><text:span text:style-name="T63">ﭨ</text:span><text:span text:style-name="T3"> </text:span><text:span text:style-name="T63">ﭩ</text:span><text:span text:style-name="T3"> </text:span><text:span text:style-name="T63">ﭪ</text:span><text:span text:style-name="T3"> </text:span><text:span text:style-name="T63">ﭫ</text:span><text:span text:style-name="T3"> </text:span><text:span text:style-name="T63">ﭬ</text:span><text:span text:style-name="T3"> </text:span><text:span text:style-name="T63">ﭭ</text:span><text:span text:style-name="T3"> </text:span><text:span text:style-name="T63">ﭮ</text:span><text:span text:style-name="T3"> </text:span><text:span text:style-name="T63">ﭯ</text:span><text:span text:style-name="T3"> </text:span><text:span text:style-name="T63">ﭰ</text:span><text:span text:style-name="T3"> </text:span><text:span text:style-name="T63">ﭱ</text:span><text:span text:style-name="T3"> </text:span><text:span text:style-name="T63">ﭲ</text:span><text:span text:style-name="T3"> </text:span><text:span text:style-name="T63">ﭳ</text:span><text:span text:style-name="T3"> </text:span><text:span text:style-name="T63">ﭴﭵ</text:span><text:span text:style-name="T3"> </text:span><text:span text:style-name="T63">ﭶ</text:span><text:span text:style-name="T3"> </text:span><text:span text:style-name="T63">ﭷ</text:span><text:span text:style-name="T3"> </text:span><text:span text:style-name="T63">ﭸ</text:span><text:span text:style-name="T3"> </text:span><text:span text:style-name="T63">ﭹ</text:span><text:span text:style-name="T3"> </text:span><text:span text:style-name="T63">ﭺ</text:span><text:span text:style-name="T3"> </text:span><text:span text:style-name="T63">ﭻ</text:span><text:span text:style-name="T3"> </text:span><text:span text:style-name="T63">ﭼ</text:span><text:span text:style-name="T3"> </text:span><text:span text:style-name="T63">ﭽ</text:span><text:span text:style-name="T3"> </text:span><text:span text:style-name="T63">ﭾ</text:span><text:span text:style-name="T3"> </text:span><text:span text:style-name="T63">ﭿ</text:span><text:span text:style-name="T3"> </text:span><text:span text:style-name="T63">ﮀ</text:span><text:span text:style-name="T3"> </text:span><text:span text:style-name="T63">ﮁ</text:span><text:span text:style-name="T3"> </text:span><text:span text:style-name="T63">ﮂ</text:span><text:span text:style-name="T3"> </text:span><text:span text:style-name="T63">ﮃ</text:span><text:span text:style-name="T3"> </text:span><text:span text:style-name="T63">ﮄ</text:span><text:span text:style-name="T3"> </text:span><text:span text:style-name="T63">ﮅ</text:span><text:span text:style-name="T3"> </text:span><text:span text:style-name="T63">ﮆ</text:span><text:span text:style-name="T3"> </text:span><text:span text:style-name="T63">ﮇ</text:span><text:span text:style-name="T3"> </text:span><text:span text:style-name="T63">ﮈ</text:span><text:span text:style-name="T3"> </text:span><text:span text:style-name="T63">ﮉ</text:span><text:span text:style-name="T3"> </text:span><text:span text:style-name="T63">ﮊ</text:span><text:span text:style-name="T3"> </text:span><text:span text:style-name="T63">ﮋ</text:span><text:span text:style-name="T3"> </text:span><text:span text:style-name="T63">ﮌ</text:span><text:span text:style-name="T3"> </text:span><text:span text:style-name="T63">ﮍ</text:span><text:span text:style-name="T3"> </text:span><text:span text:style-name="T63">ﮎ</text:span><text:span text:style-name="T3"> </text:span><text:span text:style-name="T63">ﮏ</text:span><text:span text:style-name="T3"> </text:span><text:span text:style-name="T63">ﮐ</text:span><text:span text:style-name="T3"> </text:span><text:span text:style-name="T63">ﮑ</text:span><text:span text:style-name="T3"> </text:span><text:span text:style-name="T63">ﮒ</text:span><text:span text:style-name="T3"> </text:span><text:span text:style-name="T63">ﮓ</text:span><text:span text:style-name="T3"> </text:span><text:span text:style-name="T63">ﮔ</text:span><text:span text:style-name="T3"> </text:span><text:span text:style-name="T63">ﮕ</text:span><text:span text:style-name="T3"> </text:span><text:span text:style-name="T63">ﮖ</text:span><text:span text:style-name="T3"> </text:span><text:span text:style-name="T63">ﮗ</text:span><text:span text:style-name="T3"> </text:span><text:span text:style-name="T63">ﮘ</text:span><text:span text:style-name="T3"> </text:span><text:span text:style-name="T63">ﮙ</text:span><text:span text:style-name="T3"> </text:span><text:span text:style-name="T63">ﮚ</text:span><text:span text:style-name="T3"> </text:span><text:span text:style-name="T63">ﮛ</text:span><text:span text:style-name="T3"> </text:span><text:span text:style-name="T63">ﮜ</text:span><text:span text:style-name="T3"> </text:span><text:span text:style-name="T63">ﮝ</text:span><text:span text:style-name="T3"> </text:span><text:span text:style-name="T63">ﮞ</text:span><text:span text:style-name="T3"> </text:span><text:span text:style-name="T63">ﮟ</text:span><text:span text:style-name="T3"> </text:span><text:span text:style-name="T63">ﮠ</text:span><text:span text:style-name="T3"> </text:span><text:span text:style-name="T63">ﮡ</text:span><text:span text:style-name="T3"> </text:span><text:span text:style-name="T63">ﮢ</text:span><text:span text:style-name="T3"> </text:span><text:span text:style-name="T63">ﮣ</text:span><text:span text:style-name="T3"> </text:span><text:span text:style-name="T63">ﮤ</text:span><text:span text:style-name="T3"> </text:span><text:span text:style-name="T63">ﮥ</text:span><text:span text:style-name="T3"> </text:span><text:span text:style-name="T63">ﮦ</text:span><text:span text:style-name="T3"> </text:span><text:span text:style-name="T63">ﮧ</text:span><text:span text:style-name="T3"> </text:span><text:span text:style-name="T63">ﮨ</text:span><text:span text:style-name="T3"> </text:span><text:span text:style-name="T63">ﮩ</text:span><text:span text:style-name="T3"> </text:span><text:span text:style-name="T63">ﮪ</text:span><text:span text:style-name="T3"> </text:span><text:span text:style-name="T63">ﮫ</text:span><text:span text:style-name="T3"> </text:span><text:span text:style-name="T63">ﮬ</text:span><text:span text:style-name="T3"> </text:span><text:span text:style-name="T63">ﮭ</text:span><text:span text:style-name="T3"> </text:span><text:span text:style-name="T63">ﮮ</text:span><text:span text:style-name="T3"> </text:span><text:span text:style-name="T63">ﮯ</text:span><text:span text:style-name="T3"> </text:span><text:span text:style-name="T63">ﮰ</text:span><text:span text:style-name="T3"> </text:span><text:span text:style-name="T63">ﮱ</text:span><text:span text:style-name="T3"> </text:span><text:span text:style-name="T63">ﯓ</text:span><text:span text:style-name="T3"> </text:span><text:span text:style-name="T63">ﯔ</text:span><text:span text:style-name="T3"> </text:span><text:span text:style-name="T63">ﯕ</text:span><text:span text:style-name="T3"> </text:span><text:span text:style-name="T63">ﯖ</text:span><text:span text:style-name="T3"> </text:span><text:span text:style-name="T63">ﯗ</text:span><text:span text:style-name="T3"> </text:span><text:span text:style-name="T63">ﯘ</text:span><text:span text:style-name="T3"> </text:span><text:span text:style-name="T63">ﯙ</text:span><text:span text:style-name="T3"> </text:span><text:span text:style-name="T63">ﯚ</text:span><text:span text:style-name="T3"> </text:span><text:span text:style-name="T63">ﯛ</text:span><text:span text:style-name="T3"> </text:span><text:span text:style-name="T63">ﯜ</text:span><text:span text:style-name="T3"> </text:span><text:span text:style-name="T63">ﯝ</text:span><text:span text:style-name="T3"> </text:span><text:span text:style-name="T63">ﯞ</text:span><text:span text:style-name="T3"> </text:span><text:span text:style-name="T63">ﯟ</text:span><text:span text:style-name="T3"> </text:span><text:span text:style-name="T63">ﯠﯡ</text:span><text:span text:style-name="T3"> </text:span><text:span text:style-name="T63">ﯢ</text:span><text:span text:style-name="T3"> </text:span><text:span text:style-name="T63">ﯣ</text:span><text:span text:style-name="T3"> </text:span><text:span text:style-name="T63">ﯤ</text:span><text:span text:style-name="T3"> </text:span><text:span text:style-name="T63">ﯥ</text:span><text:span text:style-name="T3"> </text:span><text:span text:style-name="T63">ﯦ</text:span><text:span text:style-name="T3"> </text:span><text:span text:style-name="T63">ﯧ</text:span><text:span text:style-name="T3"> </text:span><text:span text:style-name="T63">ﯨ</text:span><text:span text:style-name="T3"> </text:span><text:span text:style-name="T63">ﯩ</text:span><text:span text:style-name="T3"> </text:span><text:span text:style-name="T63">ﯪ</text:span><text:span text:style-name="T3"> </text:span><text:span text:style-name="T63">ﯫ</text:span><text:span text:style-name="T3"> </text:span><text:span text:style-name="T63">ﯬ</text:span><text:span text:style-name="T3"> </text:span><text:span text:style-name="T63">ﯭ</text:span><text:span text:style-name="T3"> </text:span><text:span text:style-name="T63">ﯮ</text:span><text:span text:style-name="T3"> </text:span><text:span text:style-name="T63">ﯯ</text:span><text:span text:style-name="T3"> </text:span><text:span text:style-name="T63">ﯰ</text:span><text:span text:style-name="T3"> </text:span><text:span text:style-name="T63">ﯱ</text:span><text:span text:style-name="T3"> </text:span><text:span text:style-name="T63">ﯲ</text:span><text:span text:style-name="T3"> </text:span><text:span text:style-name="T63">ﯳ</text:span><text:span text:style-name="T3"> </text:span><text:span text:style-name="T63">ﯴ</text:span><text:span text:style-name="T3"> </text:span><text:span text:style-name="T63">ﯵ</text:span><text:span text:style-name="T3"> </text:span><text:span text:style-name="T63">ﯶ</text:span><text:span text:style-name="T3"> </text:span><text:span text:style-name="T63">ﯷ</text:span><text:span text:style-name="T3"> </text:span><text:span text:style-name="T63">ﯸ</text:span><text:span text:style-name="T3"> </text:span><text:span text:style-name="T63">ﯹ</text:span><text:span text:style-name="T3"> </text:span><text:span text:style-name="T63">ﯺ</text:span><text:span text:style-name="T3"> </text:span><text:span text:style-name="T63">ﯻ</text:span><text:span text:style-name="T3"> </text:span><text:span text:style-name="T63">ﯼ</text:span><text:span text:style-name="T3"> </text:span><text:span text:style-name="T63">ﯽ</text:span><text:span text:style-name="T3"> </text:span><text:span text:style-name="T63">ﯾ</text:span><text:span text:style-name="T3"> </text:span><text:span text:style-name="T63">ﯿﰀ</text:span><text:span text:style-name="T3"> </text:span><text:span text:style-name="T63">ﰁ</text:span><text:span text:style-name="T3"> </text:span><text:span text:style-name="T63">ﰂ</text:span><text:span text:style-name="T3"> </text:span><text:span text:style-name="T63">ﰃ</text:span><text:span text:style-name="T3"> </text:span><text:span text:style-name="T63">ﰄ</text:span><text:span text:style-name="T3"> </text:span><text:span text:style-name="T63">ﰅ</text:span><text:span text:style-name="T3"> </text:span><text:span text:style-name="T63">ﰆ</text:span></text:p>
      <text:p text:style-name="P17"><text:span text:style-name="T65">ﭑ</text:span><text:span text:style-name="T3"> </text:span><text:span text:style-name="T65">ﭒ</text:span><text:span text:style-name="T3"> </text:span><text:span text:style-name="T65">ﭓ</text:span><text:span text:style-name="T3"> </text:span><text:span text:style-name="T65">ﭔ</text:span><text:span text:style-name="T3"> </text:span><text:span text:style-name="T65">ﭕ</text:span><text:span text:style-name="T3"> </text:span><text:span text:style-name="T65">ﭖ</text:span><text:span text:style-name="T3"> </text:span><text:span text:style-name="T65">ﭗ</text:span><text:span text:style-name="T3"> </text:span><text:span text:style-name="T65">ﭘ</text:span><text:span text:style-name="T3"> </text:span><text:span text:style-name="T65">ﭙ</text:span><text:span text:style-name="T3"> </text:span><text:span text:style-name="T65">ﭚ</text:span><text:span text:style-name="T3"> </text:span><text:span text:style-name="T65">ﭛ</text:span><text:span text:style-name="T3"> </text:span><text:span text:style-name="T65">ﭜ</text:span><text:span text:style-name="T3"> </text:span><text:span text:style-name="T65">ﭝ</text:span><text:span text:style-name="T3"> </text:span><text:span text:style-name="T65">ﭞ</text:span><text:span text:style-name="T3"> </text:span><text:span text:style-name="T65">ﭟﭠ</text:span><text:span text:style-name="T3"> </text:span><text:span text:style-name="T65">ﭡ</text:span><text:span text:style-name="T3"> </text:span><text:span text:style-name="T65">ﭢ</text:span><text:span text:style-name="T3"> </text:span><text:span text:style-name="T65">ﭣ</text:span><text:span text:style-name="T3"> </text:span><text:span text:style-name="T65">ﭤ</text:span><text:span text:style-name="T3"> </text:span><text:span text:style-name="T65">ﭥ</text:span><text:span text:style-name="T3"> </text:span><text:span text:style-name="T65">ﭦ</text:span><text:span text:style-name="T3"> </text:span><text:span text:style-name="T65">ﭧ</text:span><text:span text:style-name="T3"> </text:span><text:span text:style-name="T65">ﭨ</text:span><text:span text:style-name="T3"> </text:span><text:span text:style-name="T65">ﭩ</text:span><text:span text:style-name="T3"> </text:span><text:span text:style-name="T65">ﭪ</text:span><text:span text:style-name="T3"> </text:span><text:span text:style-name="T65">ﭫ</text:span><text:span text:style-name="T3"> </text:span><text:span text:style-name="T65">ﭬ</text:span><text:span text:style-name="T3"> </text:span><text:span text:style-name="T65">ﭭ</text:span><text:span text:style-name="T3"> </text:span><text:span text:style-name="T65">ﭮ</text:span><text:span text:style-name="T3"> </text:span><text:span text:style-name="T65">ﭯ</text:span><text:span text:style-name="T3"> </text:span><text:span text:style-name="T65">ﭰ</text:span><text:span text:style-name="T3"> </text:span><text:span text:style-name="T65">ﭱ</text:span><text:span text:style-name="T3"> </text:span><text:span text:style-name="T65">ﭲ</text:span><text:span text:style-name="T3"> </text:span><text:span text:style-name="T65">ﭳ</text:span><text:span text:style-name="T3"> </text:span><text:span text:style-name="T65">ﭴ</text:span><text:span text:style-name="T3"> </text:span><text:span text:style-name="T65">ﭵ</text:span><text:span text:style-name="T3"> </text:span><text:span text:style-name="T65">ﭶ</text:span><text:span text:style-name="T3"> </text:span><text:span text:style-name="T65">ﭷ</text:span><text:span text:style-name="T3"> </text:span><text:span text:style-name="T65">ﭸ</text:span><text:span text:style-name="T3"> </text:span><text:span text:style-name="T65">ﭹ</text:span><text:span text:style-name="T3"> </text:span><text:span text:style-name="T65">ﭺ</text:span><text:span text:style-name="T3"> </text:span><text:span text:style-name="T65">ﭻ</text:span><text:span text:style-name="T3"> </text:span><text:span text:style-name="T65">ﭼ</text:span><text:span text:style-name="T3"> </text:span><text:span text:style-name="T65">ﭽ</text:span><text:span text:style-name="T3"> </text:span><text:span text:style-name="T65">ﭾﭿ</text:span><text:span text:style-name="T3"> </text:span><text:span text:style-name="T65">ﮀ</text:span><text:span text:style-name="T3"> </text:span><text:span text:style-name="T65">ﮁ</text:span><text:span text:style-name="T3"> </text:span><text:span text:style-name="T65">ﮂ</text:span><text:span text:style-name="T3"> </text:span><text:span text:style-name="T65">ﮃﮄ</text:span><text:span text:style-name="T3"> </text:span><text:span text:style-name="T65">ﮅ</text:span><text:span text:style-name="T3"> </text:span><text:span text:style-name="T65">ﮆ</text:span><text:span text:style-name="T3"> </text:span><text:span text:style-name="T65">ﮇ</text:span><text:span text:style-name="T3"> </text:span><text:span text:style-name="T65">ﮈ</text:span><text:span text:style-name="T3"> </text:span><text:span text:style-name="T65">ﮉ</text:span><text:span text:style-name="T3"> </text:span><text:span text:style-name="T65">ﮊ</text:span><text:span text:style-name="T3"> </text:span><text:span text:style-name="T65">ﮋ</text:span><text:span text:style-name="T3"> </text:span><text:span text:style-name="T65">ﮌ</text:span><text:span text:style-name="T3"> </text:span><text:span text:style-name="T65">ﮍ</text:span><text:span text:style-name="T3"> </text:span><text:span text:style-name="T65">ﮎ</text:span><text:span text:style-name="T3"> </text:span><text:span text:style-name="T65">ﮏ</text:span><text:span text:style-name="T3"> </text:span><text:span text:style-name="T65">ﮐ</text:span><text:span text:style-name="T3"> </text:span><text:span text:style-name="T65">ﮑ</text:span><text:span text:style-name="T3"> </text:span><text:span text:style-name="T65">ﮒ</text:span><text:span text:style-name="T3"> </text:span><text:span text:style-name="T65">ﮓ</text:span><text:span text:style-name="T3"> </text:span><text:span text:style-name="T65">ﮔ</text:span><text:span text:style-name="T3"> </text:span><text:span text:style-name="T65">ﮕ</text:span><text:span text:style-name="T3"> </text:span><text:span text:style-name="T65">ﮖ</text:span><text:span text:style-name="T3"> </text:span><text:span text:style-name="T65">ﮗ</text:span><text:span text:style-name="T3"> </text:span><text:span text:style-name="T65">ﮘ</text:span><text:span text:style-name="T3"> </text:span><text:span text:style-name="T65">ﮙ</text:span><text:span text:style-name="T3"> </text:span><text:span text:style-name="T65">ﮚﮛ</text:span><text:span text:style-name="T3"> </text:span><text:span text:style-name="T65">ﮜ</text:span><text:span text:style-name="T3"> </text:span><text:span text:style-name="T65">ﮝ</text:span><text:span text:style-name="T3"> </text:span><text:span text:style-name="T65">ﮞ</text:span><text:span text:style-name="T3"> </text:span><text:span text:style-name="T65">ﮟ</text:span><text:span text:style-name="T3"> </text:span><text:span text:style-name="T65">ﮠﮡ</text:span><text:span text:style-name="T3"> </text:span><text:span text:style-name="T65">ﮢ</text:span><text:span text:style-name="T3"> </text:span><text:span text:style-name="T65">ﮣ</text:span><text:span text:style-name="T3"> </text:span><text:span text:style-name="T65">ﮤ</text:span><text:span text:style-name="T3"> </text:span><text:span text:style-name="T65">ﮥ</text:span><text:span text:style-name="T3"> </text:span><text:span text:style-name="T65">ﮦ</text:span><text:span text:style-name="T3"> </text:span><text:span text:style-name="T65">ﮧ</text:span><text:span text:style-name="T3"> </text:span><text:span text:style-name="T65">ﮨ</text:span><text:span text:style-name="T3"> </text:span><text:span text:style-name="T65">ﮩ</text:span><text:span text:style-name="T3"> </text:span><text:span text:style-name="T65">ﮪ</text:span><text:span text:style-name="T3"> </text:span><text:span text:style-name="T65">ﮫ</text:span><text:span text:style-name="T3"> </text:span><text:span text:style-name="T65">ﮬ</text:span><text:span text:style-name="T3"> </text:span><text:span text:style-name="T65">ﮭ</text:span><text:span text:style-name="T3"> </text:span><text:span text:style-name="T65">ﮮ</text:span><text:span text:style-name="T3"> </text:span><text:span text:style-name="T65">ﮯ</text:span><text:span text:style-name="T3"> </text:span><text:span text:style-name="T65">ﮰ</text:span><text:span text:style-name="T3"> </text:span><text:span text:style-name="T65">ﮱ</text:span><text:span text:style-name="T3"> </text:span><text:span text:style-name="T65">ﯓ</text:span><text:span text:style-name="T3"> </text:span><text:span text:style-name="T65">ﯔ</text:span><text:span text:style-name="T3"> </text:span><text:span text:style-name="T65">ﯕ</text:span><text:span text:style-name="T3"> </text:span><text:span text:style-name="T65">ﯖ</text:span><text:span text:style-name="T3"> </text:span><text:span text:style-name="T65">ﯗ</text:span><text:span text:style-name="T3"> </text:span><text:span text:style-name="T65">ﯘ</text:span><text:span text:style-name="T3"> </text:span><text:span text:style-name="T65">ﯙ</text:span><text:span text:style-name="T3"> </text:span><text:span text:style-name="T65">ﯚ</text:span><text:span text:style-name="T3"> </text:span><text:span text:style-name="T65">ﯛﯜ</text:span><text:span text:style-name="T3"> </text:span><text:span text:style-name="T65">ﯝ</text:span><text:span text:style-name="T3"> </text:span><text:span text:style-name="T65">ﯞ</text:span><text:span text:style-name="T3"> </text:span><text:span text:style-name="T65">ﯟ</text:span><text:span text:style-name="T3"> </text:span><text:span text:style-name="T65">ﯠﯡ</text:span><text:span text:style-name="T3"> </text:span><text:span text:style-name="T65">ﯢ</text:span><text:span text:style-name="T3"> </text:span><text:span text:style-name="T65">ﯣ</text:span><text:span text:style-name="T3"> </text:span><text:span text:style-name="T65">ﯤ</text:span><text:span text:style-name="T3"> </text:span><text:span text:style-name="T65">ﯥ</text:span><text:span text:style-name="T3"> </text:span><text:span text:style-name="T65">ﯦ</text:span><text:span text:style-name="T3"> </text:span><text:span text:style-name="T65">ﯧ</text:span><text:span text:style-name="T3"> </text:span><text:span text:style-name="T65">ﯨ</text:span><text:span text:style-name="T3"> </text:span><text:span text:style-name="T65">ﯩ</text:span><text:span text:style-name="T3"> </text:span><text:span text:style-name="T65">ﯪ</text:span><text:span text:style-name="T3"> </text:span><text:span text:style-name="T65">ﯫ</text:span><text:span text:style-name="T3"> </text:span><text:span text:style-name="T65">ﯬ</text:span><text:span text:style-name="T3"> </text:span><text:span text:style-name="T65">ﯭ</text:span><text:span text:style-name="T3"> </text:span><text:span text:style-name="T65">ﯮ</text:span><text:span text:style-name="T3"> </text:span><text:span text:style-name="T65">ﯯ</text:span><text:span text:style-name="T3"> </text:span><text:span text:style-name="T65">ﯰ</text:span><text:span text:style-name="T3"> </text:span><text:span text:style-name="T65">ﯱ</text:span><text:span text:style-name="T3"> </text:span><text:span text:style-name="T65">ﯲﯳ</text:span><text:span text:style-name="T3"> </text:span><text:span text:style-name="T65">ﯴ</text:span><text:span text:style-name="T3"> </text:span><text:span text:style-name="T65">ﯵ</text:span><text:span text:style-name="T3"> </text:span><text:span text:style-name="T65">ﯶ</text:span><text:span text:style-name="T3"> </text:span><text:span text:style-name="T65">ﯷ</text:span><text:span text:style-name="T3"> </text:span><text:span text:style-name="T65">ﯸ</text:span><text:span text:style-name="T3"> </text:span><text:span text:style-name="T65">ﯹ</text:span><text:span text:style-name="T3"> </text:span><text:span text:style-name="T65">ﯺ</text:span><text:span text:style-name="T3"> </text:span><text:span text:style-name="T65">ﯻ</text:span><text:span text:style-name="T3"> </text:span><text:span text:style-name="T65">ﯼ</text:span><text:span text:style-name="T3"> </text:span><text:span text:style-name="T65">ﯽ</text:span><text:span text:style-name="T3"> </text:span><text:span text:style-name="T65">ﯾ</text:span><text:span text:style-name="T3"> </text:span><text:span text:style-name="T65">ﯿ</text:span><text:span text:style-name="T3"> </text:span><text:span text:style-name="T65">ﰀ</text:span><text:span text:style-name="T3"> </text:span><text:span text:style-name="T65">ﰁ</text:span><text:span text:style-name="T3"> </text:span><text:span text:style-name="T65">ﰂ</text:span><text:span text:style-name="T3"> </text:span><text:span text:style-name="T65">ﰃ</text:span><text:span text:style-name="T3"> </text:span><text:span text:style-name="T65">ﰄ</text:span><text:span text:style-name="T3"> </text:span><text:span text:style-name="T65">ﰅ</text:span><text:span text:style-name="T3"> </text:span><text:span text:style-name="T65">ﰆ</text:span><text:span text:style-name="T3"> </text:span><text:span text:style-name="T65">ﰇ</text:span><text:span text:style-name="T3"> </text:span><text:span text:style-name="T65">ﰈ</text:span><text:span text:style-name="T3"> </text:span><text:span text:style-name="T65">ﰉ</text:span><text:span text:style-name="T3"> </text:span><text:span text:style-name="T65">ﰊ</text:span><text:span text:style-name="T3"> </text:span><text:span text:style-name="T65">ﰋ</text:span><text:span text:style-name="T3"> </text:span><text:span text:style-name="T65">ﰌ</text:span><text:span text:style-name="T3"> </text:span><text:span text:style-name="T65">ﰍ</text:span><text:span text:style-name="T3"> </text:span><text:span text:style-name="T65">ﰎ</text:span><text:span text:style-name="T3"> </text:span><text:span text:style-name="T65">ﰏ</text:span><text:span text:style-name="T3"> </text:span><text:span text:style-name="T65">ﰐ</text:span><text:span text:style-name="T3"> </text:span><text:span text:style-name="T65">ﰑ</text:span><text:span text:style-name="T3"> </text:span><text:span text:style-name="T65">ﰒ</text:span><text:span text:style-name="T3"> </text:span><text:span text:style-name="T65">ﰓ</text:span><text:span text:style-name="T3"> </text:span><text:span text:style-name="T65">ﰔ</text:span><text:span text:style-name="T3"> </text:span><text:span text:style-name="T65">ﰕ</text:span><text:span text:style-name="T3"> </text:span><text:span text:style-name="T65">ﰖ</text:span><text:span text:style-name="T3"> </text:span><text:span text:style-name="T65">ﰗ</text:span><text:span text:style-name="T3"> </text:span><text:span text:style-name="T65">ﰘﰙ</text:span><text:span text:style-name="T3"> </text:span><text:span text:style-name="T65">ﰚ</text:span><text:span text:style-name="T3"> </text:span><text:span text:style-name="T65">ﰛ</text:span><text:span text:style-name="T3"> </text:span><text:span text:style-name="T65">ﰜ</text:span><text:span text:style-name="T3"> </text:span><text:span text:style-name="T65">ﰝ</text:span><text:span text:style-name="T3"> </text:span><text:span text:style-name="T65">ﰞ</text:span></text:p>
      <text:p text:style-name="P18"><text:span text:style-name="T67">ﭑ</text:span><text:span text:style-name="T3"> </text:span><text:span text:style-name="T67">ﭒ</text:span><text:span text:style-name="T3"> </text:span><text:span text:style-name="T67">ﭓ</text:span><text:span text:style-name="T3"> </text:span><text:span text:style-name="T67">ﭔ</text:span><text:span text:style-name="T3"> </text:span><text:span text:style-name="T67">ﭕ</text:span><text:span text:style-name="T3"> </text:span><text:span text:style-name="T67">ﭖ</text:span><text:span text:style-name="T3"> </text:span><text:span text:style-name="T67">ﭗ</text:span><text:span text:style-name="T3"> </text:span><text:span text:style-name="T67">ﭘ</text:span><text:span text:style-name="T3"> </text:span><text:span text:style-name="T67">ﭙ</text:span><text:span text:style-name="T3"> </text:span><text:span text:style-name="T67">ﭚ</text:span><text:span text:style-name="T3"> </text:span><text:span text:style-name="T67">ﭛ</text:span><text:span text:style-name="T3"> </text:span><text:span text:style-name="T67">ﭜ</text:span><text:span text:style-name="T3"> </text:span><text:span text:style-name="T67">ﭝ</text:span><text:span text:style-name="T3"> </text:span><text:span text:style-name="T67">ﭞ</text:span><text:span text:style-name="T3"> </text:span><text:span text:style-name="T67">ﭟ</text:span><text:span text:style-name="T3"> </text:span><text:span text:style-name="T67">ﭠ</text:span><text:span text:style-name="T3"> </text:span><text:span text:style-name="T67">ﭡ</text:span><text:span text:style-name="T3"> </text:span><text:span text:style-name="T67">ﭢ</text:span><text:span text:style-name="T3"> </text:span><text:span text:style-name="T67">ﭣ</text:span><text:span text:style-name="T3"> </text:span><text:span text:style-name="T67">ﭤ</text:span><text:span text:style-name="T3"> </text:span><text:span text:style-name="T67">ﭥ</text:span><text:span text:style-name="T3"> </text:span><text:span text:style-name="T67">ﭦ</text:span><text:span text:style-name="T3"> </text:span><text:span text:style-name="T67">ﭧ</text:span><text:span text:style-name="T3"> </text:span><text:span text:style-name="T67">ﭨ</text:span><text:span text:style-name="T3"> </text:span><text:span text:style-name="T67">ﭩ</text:span><text:span text:style-name="T3"> </text:span><text:span text:style-name="T67">ﭪ</text:span><text:span text:style-name="T3"> </text:span><text:span text:style-name="T67">ﭫ</text:span><text:span text:style-name="T3"> </text:span><text:span text:style-name="T67">ﭬ</text:span><text:span text:style-name="T3"> </text:span><text:span text:style-name="T67">ﭭ</text:span><text:span text:style-name="T3"> </text:span><text:span text:style-name="T67">ﭮ</text:span><text:span text:style-name="T3"> </text:span><text:span text:style-name="T67">ﭯ</text:span><text:span text:style-name="T3"> </text:span><text:span text:style-name="T67">ﭰ</text:span><text:span text:style-name="T3"> </text:span><text:span text:style-name="T67">ﭱ</text:span><text:span text:style-name="T3"> </text:span><text:span text:style-name="T67">ﭲ</text:span><text:span text:style-name="T3"> </text:span><text:span text:style-name="T67">ﭳ</text:span><text:span text:style-name="T3"> </text:span><text:span text:style-name="T67">ﭴ</text:span><text:span text:style-name="T3"> </text:span><text:span text:style-name="T67">ﭵ</text:span><text:span text:style-name="T3"> </text:span><text:span text:style-name="T67">ﭶ</text:span><text:span text:style-name="T3"> </text:span><text:span text:style-name="T67">ﭷ</text:span><text:span text:style-name="T3"> </text:span><text:span text:style-name="T67">ﭸ</text:span><text:span text:style-name="T3"> </text:span><text:span text:style-name="T67">ﭹ</text:span><text:span text:style-name="T3"> </text:span><text:span text:style-name="T67">ﭺ</text:span><text:span text:style-name="T3"> </text:span><text:span text:style-name="T67">ﭻ</text:span><text:span text:style-name="T3"> </text:span><text:span text:style-name="T67">ﭼ</text:span><text:span text:style-name="T3"> </text:span><text:span text:style-name="T67">ﭽ</text:span><text:span text:style-name="T3"> </text:span><text:span text:style-name="T67">ﭾ</text:span><text:span text:style-name="T3"> </text:span><text:span text:style-name="T67">ﭿ</text:span><text:span text:style-name="T3"> </text:span><text:span text:style-name="T67">ﮀ</text:span><text:span text:style-name="T3"> </text:span><text:span text:style-name="T67">ﮁ</text:span><text:span text:style-name="T3"> </text:span><text:span text:style-name="T67">ﮂ</text:span><text:span text:style-name="T3"> </text:span><text:span text:style-name="T67">ﮃ</text:span><text:span text:style-name="T3"> </text:span><text:span text:style-name="T67">ﮄ</text:span><text:span text:style-name="T3"> </text:span><text:span text:style-name="T67">ﮅ</text:span><text:span text:style-name="T3"> </text:span><text:span text:style-name="T67">ﮆ</text:span><text:span text:style-name="T3"> </text:span><text:span text:style-name="T67">ﮇ</text:span><text:span text:style-name="T3"> </text:span><text:span text:style-name="T67">ﮈ</text:span><text:span text:style-name="T3"> </text:span><text:span text:style-name="T67">ﮉ</text:span><text:span text:style-name="T3"> </text:span><text:span text:style-name="T67">ﮊ</text:span><text:span text:style-name="T3"> </text:span><text:span text:style-name="T67">ﮋ</text:span><text:span text:style-name="T3"> </text:span><text:span text:style-name="T67">ﮌﮍ</text:span><text:span text:style-name="T3"> </text:span><text:span text:style-name="T67">ﮎ</text:span><text:span text:style-name="T3"> </text:span><text:span text:style-name="T67">ﮏ</text:span><text:span text:style-name="T3"> </text:span><text:span text:style-name="T67">ﮐ</text:span><text:span text:style-name="T3"> </text:span><text:span text:style-name="T67">ﮑ</text:span><text:span text:style-name="T3"> </text:span><text:span text:style-name="T67">ﮒ</text:span><text:span text:style-name="T3"> </text:span><text:span text:style-name="T67">ﮓ</text:span><text:span text:style-name="T3"> </text:span><text:span text:style-name="T67">ﮔ</text:span><text:span text:style-name="T3"> </text:span><text:span text:style-name="T67">ﮕ</text:span><text:span text:style-name="T3"> </text:span><text:span text:style-name="T67">ﮖ</text:span><text:span text:style-name="T3"> </text:span><text:span text:style-name="T67">ﮗ</text:span><text:span text:style-name="T3"> </text:span><text:span text:style-name="T67">ﮘ</text:span><text:span text:style-name="T3"> </text:span><text:span text:style-name="T67">ﮙ</text:span><text:span text:style-name="T3"> </text:span><text:span text:style-name="T67">ﮚ</text:span><text:span text:style-name="T3"> </text:span><text:span text:style-name="T67">ﮛ</text:span><text:span text:style-name="T3"> </text:span><text:span text:style-name="T67">ﮜ</text:span><text:span text:style-name="T3"> </text:span><text:span text:style-name="T67">ﮝ</text:span><text:span text:style-name="T3"> </text:span><text:span text:style-name="T67">ﮞ</text:span><text:span text:style-name="T3"> </text:span><text:span text:style-name="T67">ﮟ</text:span><text:span text:style-name="T3"> </text:span><text:span text:style-name="T67">ﮠ</text:span><text:span text:style-name="T3"> </text:span><text:span text:style-name="T67">ﮡ</text:span><text:span text:style-name="T3"> </text:span><text:span text:style-name="T67">ﮢ</text:span><text:span text:style-name="T3"> </text:span><text:span text:style-name="T67">ﮣ</text:span><text:span text:style-name="T3"> </text:span><text:span text:style-name="T67">ﮤ</text:span><text:span text:style-name="T3"> </text:span><text:span text:style-name="T67">ﮥ</text:span><text:span text:style-name="T3"> </text:span><text:span text:style-name="T67">ﮦ</text:span><text:span text:style-name="T3"> </text:span><text:span text:style-name="T67">ﮧ</text:span><text:span text:style-name="T3"> </text:span><text:span text:style-name="T67">ﮨ</text:span><text:span text:style-name="T3"> </text:span><text:span text:style-name="T67">ﮩ</text:span><text:span text:style-name="T3"> </text:span><text:span text:style-name="T67">ﮪ</text:span><text:span text:style-name="T3"> </text:span><text:span text:style-name="T67">ﮫ</text:span><text:span text:style-name="T3"> </text:span><text:span text:style-name="T67">ﮬ</text:span><text:span text:style-name="T3"> </text:span><text:span text:style-name="T67">ﮭ</text:span><text:span text:style-name="T3"> </text:span><text:span text:style-name="T67">ﮮ</text:span><text:span text:style-name="T3"> </text:span><text:span text:style-name="T67">ﮯ</text:span><text:span text:style-name="T3"> </text:span><text:span text:style-name="T67">ﮰ</text:span><text:span text:style-name="T3"> </text:span><text:span text:style-name="T67">ﮱ</text:span><text:span text:style-name="T3"> </text:span><text:span text:style-name="T67">ﯓ</text:span><text:span text:style-name="T3"> </text:span><text:span text:style-name="T67">ﯔ</text:span><text:span text:style-name="T3"> </text:span><text:span text:style-name="T67">ﯕ</text:span><text:span text:style-name="T3"> </text:span><text:span text:style-name="T67">ﯖ</text:span><text:span text:style-name="T3"> </text:span><text:span text:style-name="T67">ﯗ</text:span><text:span text:style-name="T3"> </text:span><text:span text:style-name="T67">ﯘ</text:span><text:span text:style-name="T3"> </text:span><text:span text:style-name="T67">ﯙ</text:span><text:span text:style-name="T3"> </text:span><text:span text:style-name="T67">ﯚ</text:span><text:span text:style-name="T3"> </text:span><text:span text:style-name="T67">ﯛ</text:span><text:span text:style-name="T3"> </text:span><text:span text:style-name="T67">ﯜ</text:span><text:span text:style-name="T3"> </text:span><text:span text:style-name="T67">ﯝ</text:span><text:span text:style-name="T3"> </text:span><text:span text:style-name="T67">ﯞ</text:span><text:span text:style-name="T3"> </text:span><text:span text:style-name="T67">ﯟ</text:span><text:span text:style-name="T3"> </text:span><text:span text:style-name="T67">ﯠﯡ</text:span><text:span text:style-name="T3"> </text:span><text:span text:style-name="T67">ﯢ</text:span><text:span text:style-name="T3"> </text:span><text:span text:style-name="T67">ﯣ</text:span><text:span text:style-name="T3"> </text:span><text:span text:style-name="T67">ﯤ</text:span><text:span text:style-name="T3"> </text:span><text:span text:style-name="T67">ﯥ</text:span><text:span text:style-name="T3"> </text:span><text:span text:style-name="T67">ﯦ</text:span><text:span text:style-name="T3"> </text:span><text:span text:style-name="T67">ﯧ</text:span><text:span text:style-name="T3"> </text:span><text:span text:style-name="T67">ﯨﯩ</text:span><text:span text:style-name="T3"> </text:span><text:span text:style-name="T67">ﯪ</text:span><text:span text:style-name="T3"> </text:span><text:span text:style-name="T67">ﯫ</text:span><text:span text:style-name="T3"> </text:span><text:span text:style-name="T67">ﯬ</text:span><text:span text:style-name="T3"> </text:span><text:span text:style-name="T67">ﯭ</text:span><text:span text:style-name="T3"> </text:span><text:span text:style-name="T67">ﯮ</text:span><text:span text:style-name="T3"> </text:span><text:span text:style-name="T67">ﯯ</text:span><text:span text:style-name="T3"> </text:span><text:span text:style-name="T67">ﯰ</text:span><text:span text:style-name="T3"> </text:span><text:span text:style-name="T67">ﯱ</text:span><text:span text:style-name="T3"> </text:span><text:span text:style-name="T67">ﯲ</text:span><text:span text:style-name="T3"> </text:span><text:span text:style-name="T67">ﯳ</text:span><text:span text:style-name="T3"> </text:span><text:span text:style-name="T67">ﯴ</text:span><text:span text:style-name="T3"> </text:span><text:span text:style-name="T67">ﯵ</text:span><text:span text:style-name="T3"> </text:span><text:span text:style-name="T67">ﯶ</text:span><text:span text:style-name="T3"> </text:span><text:span text:style-name="T67">ﯷ</text:span><text:span text:style-name="T3"> </text:span><text:span text:style-name="T67">ﯸ</text:span><text:span text:style-name="T3"> </text:span><text:span text:style-name="T67">ﯹ</text:span><text:span text:style-name="T3"> </text:span><text:span text:style-name="T67">ﯺ</text:span><text:span text:style-name="T3"> </text:span><text:span text:style-name="T67">ﯻ</text:span><text:span text:style-name="T3"> </text:span><text:span text:style-name="T67">ﯼ</text:span><text:span text:style-name="T3"> </text:span><text:span text:style-name="T67">ﯽ</text:span><text:span text:style-name="T3"> </text:span><text:span text:style-name="T67">ﯾ</text:span><text:span text:style-name="T3"> </text:span><text:span text:style-name="T67">ﯿ</text:span><text:span text:style-name="T3"> </text:span><text:span text:style-name="T67">ﰀ</text:span><text:span text:style-name="T3"> </text:span><text:span text:style-name="T67">ﰁ</text:span><text:span text:style-name="T3"> </text:span><text:span text:style-name="T67">ﰂ</text:span><text:span text:style-name="T3"> </text:span><text:span text:style-name="T67">ﰃ</text:span><text:span text:style-name="T3"> </text:span><text:span text:style-name="T67">ﰄ</text:span><text:span text:style-name="T3"> </text:span><text:span text:style-name="T67">ﰅ</text:span><text:span text:style-name="T3"> </text:span><text:span text:style-name="T67">ﰆ</text:span><text:span text:style-name="T3"> </text:span><text:span text:style-name="T67">ﰇ</text:span></text:p>
      <text:p text:style-name="P19"><text:span text:style-name="T69">ﭑ</text:span><text:span text:style-name="T3"> </text:span><text:span text:style-name="T69">ﭒ</text:span><text:span text:style-name="T3"> </text:span><text:span text:style-name="T69">ﭓ</text:span><text:span text:style-name="T3"> </text:span><text:span text:style-name="T69">ﭔ</text:span><text:span text:style-name="T3"> </text:span><text:span text:style-name="T69">ﭕ</text:span><text:span text:style-name="T3"> </text:span><text:span text:style-name="T69">ﭖ</text:span><text:span text:style-name="T3"> </text:span><text:span text:style-name="T69">ﭗ</text:span><text:span text:style-name="T3"> </text:span><text:span text:style-name="T69">ﭘ</text:span><text:span text:style-name="T3"> </text:span><text:span text:style-name="T69">ﭙ</text:span><text:span text:style-name="T3"> </text:span><text:span text:style-name="T69">ﭚ</text:span><text:span text:style-name="T3"> </text:span><text:span text:style-name="T69">ﭛ</text:span><text:span text:style-name="T3"> </text:span><text:span text:style-name="T69">ﭜ</text:span><text:span text:style-name="T3"> </text:span><text:span text:style-name="T69">ﭝ</text:span><text:span text:style-name="T3"> </text:span><text:span text:style-name="T69">ﭞ</text:span><text:span text:style-name="T3"> </text:span><text:span text:style-name="T69">ﭟ</text:span><text:span text:style-name="T3"> </text:span><text:span text:style-name="T69">ﭠ</text:span><text:span text:style-name="T3"> </text:span><text:span text:style-name="T69">ﭡ</text:span><text:span text:style-name="T3"> </text:span><text:span text:style-name="T69">ﭢ</text:span><text:span text:style-name="T3"> </text:span><text:span text:style-name="T69">ﭣ</text:span><text:span text:style-name="T3"> </text:span><text:span text:style-name="T69">ﭤ</text:span><text:span text:style-name="T3"> </text:span><text:span text:style-name="T69">ﭥ</text:span><text:span text:style-name="T3"> </text:span><text:span text:style-name="T69">ﭦ</text:span><text:span text:style-name="T3"> </text:span><text:span text:style-name="T69">ﭧ</text:span><text:span text:style-name="T3"> </text:span><text:span text:style-name="T69">ﭨ</text:span><text:span text:style-name="T3"> </text:span><text:span text:style-name="T69">ﭩ</text:span><text:span text:style-name="T3"> </text:span><text:span text:style-name="T69">ﭪ</text:span><text:span text:style-name="T3"> </text:span><text:span text:style-name="T69">ﭫ</text:span><text:span text:style-name="T3"> </text:span><text:span text:style-name="T69">ﭬ</text:span><text:span text:style-name="T3"> </text:span><text:span text:style-name="T69">ﭭ</text:span><text:span text:style-name="T3"> </text:span><text:span text:style-name="T69">ﭮ</text:span><text:span text:style-name="T3"> </text:span><text:span text:style-name="T69">ﭯ</text:span><text:span text:style-name="T3"> </text:span><text:span text:style-name="T69">ﭰ</text:span><text:span text:style-name="T3"> </text:span><text:span text:style-name="T69">ﭱ</text:span><text:span text:style-name="T3"> </text:span><text:span text:style-name="T69">ﭲ</text:span><text:span text:style-name="T3"> </text:span><text:span text:style-name="T69">ﭳ</text:span><text:span text:style-name="T3"> </text:span><text:span text:style-name="T69">ﭴﭵ</text:span><text:span text:style-name="T3"> </text:span><text:span text:style-name="T69">ﭶ</text:span><text:span text:style-name="T3"> </text:span><text:span text:style-name="T69">ﭷ</text:span><text:span text:style-name="T3"> </text:span><text:span text:style-name="T69">ﭸ</text:span><text:span text:style-name="T3"> </text:span><text:span text:style-name="T69">ﭹ</text:span><text:span text:style-name="T3"> </text:span><text:span text:style-name="T69">ﭺ</text:span><text:span text:style-name="T3"> </text:span><text:span text:style-name="T69">ﭻ</text:span><text:span text:style-name="T3"> </text:span><text:span text:style-name="T69">ﭼ</text:span><text:span text:style-name="T3"> </text:span><text:span text:style-name="T69">ﭽ</text:span><text:span text:style-name="T3"> </text:span><text:span text:style-name="T69">ﭾ</text:span><text:span text:style-name="T3"> </text:span><text:span text:style-name="T69">ﭿ</text:span><text:span text:style-name="T3"> </text:span><text:span text:style-name="T69">ﮀ</text:span><text:span text:style-name="T3"> </text:span><text:span text:style-name="T69">ﮁ</text:span><text:span text:style-name="T3"> </text:span><text:span text:style-name="T69">ﮂ</text:span><text:span text:style-name="T3"> </text:span><text:span text:style-name="T69">ﮃ</text:span><text:span text:style-name="T3"> </text:span><text:span text:style-name="T69">ﮄ</text:span><text:span text:style-name="T3"> </text:span><text:span text:style-name="T69">ﮅ</text:span><text:span text:style-name="T3"> </text:span><text:span text:style-name="T69">ﮆ</text:span><text:span text:style-name="T3"> </text:span><text:span text:style-name="T69">ﮇ</text:span><text:span text:style-name="T3"> </text:span><text:span text:style-name="T69">ﮈ</text:span><text:span text:style-name="T3"> </text:span><text:span text:style-name="T69">ﮉ</text:span><text:span text:style-name="T3"> </text:span><text:span text:style-name="T69">ﮊ</text:span><text:span text:style-name="T3"> </text:span><text:span text:style-name="T69">ﮋ</text:span><text:span text:style-name="T3"> </text:span><text:span text:style-name="T69">ﮌ</text:span><text:span text:style-name="T3"> </text:span><text:span text:style-name="T69">ﮍ</text:span><text:span text:style-name="T3"> </text:span><text:span text:style-name="T69">ﮎ</text:span><text:span text:style-name="T3"> </text:span><text:span text:style-name="T69">ﮏ</text:span><text:span text:style-name="T3"> </text:span><text:span text:style-name="T69">ﮐﮑ</text:span><text:span text:style-name="T3"> </text:span><text:span text:style-name="T69">ﮒ</text:span><text:span text:style-name="T3"> </text:span><text:span text:style-name="T69">ﮓ</text:span><text:span text:style-name="T3"> </text:span><text:span text:style-name="T69">ﮔ</text:span><text:span text:style-name="T3"> </text:span><text:span text:style-name="T69">ﮕ</text:span><text:span text:style-name="T3"> </text:span><text:span text:style-name="T69">ﮖ</text:span><text:span text:style-name="T3"> </text:span><text:span text:style-name="T69">ﮗ</text:span><text:span text:style-name="T3"> </text:span><text:span text:style-name="T69">ﮘ</text:span><text:span text:style-name="T3"> </text:span><text:span text:style-name="T69">ﮙ</text:span><text:span text:style-name="T3"> </text:span><text:span text:style-name="T69">ﮚ</text:span><text:span text:style-name="T3"> </text:span><text:span text:style-name="T69">ﮛﮜ</text:span><text:span text:style-name="T3"> </text:span><text:span text:style-name="T69">ﮝ</text:span><text:span text:style-name="T3"> </text:span><text:span text:style-name="T69">ﮞ</text:span><text:span text:style-name="T3"> </text:span><text:span text:style-name="T69">ﮟ</text:span><text:span text:style-name="T3"> </text:span><text:span text:style-name="T69">ﮠ</text:span><text:span text:style-name="T3"> </text:span><text:span text:style-name="T69">ﮡ</text:span><text:span text:style-name="T3"> </text:span><text:span text:style-name="T69">ﮢ</text:span><text:span text:style-name="T3"> </text:span><text:span text:style-name="T69">ﮣ</text:span><text:span text:style-name="T3"> </text:span><text:span text:style-name="T69">ﮤ</text:span><text:span text:style-name="T3"> </text:span><text:span text:style-name="T69">ﮥ</text:span><text:span text:style-name="T3"> </text:span><text:span text:style-name="T69">ﮦ</text:span><text:span text:style-name="T3"> </text:span><text:span text:style-name="T69">ﮧ</text:span><text:span text:style-name="T3"> </text:span><text:span text:style-name="T69">ﮨ</text:span><text:span text:style-name="T3"> </text:span><text:span text:style-name="T69">ﮩ</text:span><text:span text:style-name="T3"> </text:span><text:span text:style-name="T69">ﮪ</text:span><text:span text:style-name="T3"> </text:span><text:span text:style-name="T69">ﮫ</text:span><text:span text:style-name="T3"> </text:span><text:span text:style-name="T69">ﮬ</text:span><text:span text:style-name="T3"> </text:span><text:span text:style-name="T69">ﮭ</text:span><text:span text:style-name="T3"> </text:span><text:span text:style-name="T69">ﮮ</text:span><text:span text:style-name="T3"> </text:span><text:span text:style-name="T69">ﮯ</text:span><text:span text:style-name="T3"> </text:span><text:span text:style-name="T69">ﮰ</text:span><text:span text:style-name="T3"> </text:span><text:span text:style-name="T69">ﮱ</text:span><text:span text:style-name="T3"> </text:span><text:span text:style-name="T69">ﯓ</text:span><text:span text:style-name="T3"> </text:span><text:span text:style-name="T69">ﯔ</text:span><text:span text:style-name="T3"> </text:span><text:span text:style-name="T69">ﯕ</text:span><text:span text:style-name="T3"> </text:span><text:span text:style-name="T69">ﯖ</text:span><text:span text:style-name="T3"> </text:span><text:span text:style-name="T69">ﯗ</text:span><text:span text:style-name="T3"> </text:span><text:span text:style-name="T69">ﯘ</text:span><text:span text:style-name="T3"> </text:span><text:span text:style-name="T69">ﯙ</text:span><text:span text:style-name="T3"> </text:span><text:span text:style-name="T69">ﯚ</text:span><text:span text:style-name="T3"> </text:span><text:span text:style-name="T69">ﯛ</text:span><text:span text:style-name="T3"> </text:span><text:span text:style-name="T69">ﯜ</text:span><text:span text:style-name="T3"> </text:span><text:span text:style-name="T69">ﯝ</text:span><text:span text:style-name="T3"> </text:span><text:span text:style-name="T69">ﯞ</text:span><text:span text:style-name="T3"> </text:span><text:span text:style-name="T69">ﯟ</text:span><text:span text:style-name="T3"> </text:span><text:span text:style-name="T69">ﯠ</text:span><text:span text:style-name="T3"> </text:span><text:span text:style-name="T69">ﯡ</text:span><text:span text:style-name="T3"> </text:span><text:span text:style-name="T69">ﯢ</text:span><text:span text:style-name="T3"> </text:span><text:span text:style-name="T69">ﯣ</text:span><text:span text:style-name="T3"> </text:span><text:span text:style-name="T69">ﯤ</text:span><text:span text:style-name="T3"> </text:span><text:span text:style-name="T69">ﯥ</text:span><text:span text:style-name="T3"> </text:span><text:span text:style-name="T69">ﯦ</text:span><text:span text:style-name="T3"> </text:span><text:span text:style-name="T69">ﯧ</text:span><text:span text:style-name="T3"> </text:span><text:span text:style-name="T69">ﯨ</text:span><text:span text:style-name="T3"> </text:span><text:span text:style-name="T69">ﯩﯪ</text:span><text:span text:style-name="T3"> </text:span><text:span text:style-name="T69">ﯫ</text:span><text:span text:style-name="T3"> </text:span><text:span text:style-name="T69">ﯬ</text:span><text:span text:style-name="T3"> </text:span><text:span text:style-name="T69">ﯭ</text:span><text:span text:style-name="T3"> </text:span><text:span text:style-name="T69">ﯮ</text:span><text:span text:style-name="T3"> </text:span><text:span text:style-name="T69">ﯯﯰ</text:span><text:span text:style-name="T3"> </text:span><text:span text:style-name="T69">ﯱ</text:span><text:span text:style-name="T3"> </text:span><text:span text:style-name="T69">ﯲ</text:span><text:span text:style-name="T3"> </text:span><text:span text:style-name="T69">ﯳ</text:span><text:span text:style-name="T3"> </text:span><text:span text:style-name="T69">ﯴ</text:span><text:span text:style-name="T3"> </text:span><text:span text:style-name="T69">ﯵ</text:span><text:span text:style-name="T3"> </text:span><text:span text:style-name="T69">ﯶ</text:span><text:span text:style-name="T3"> </text:span><text:span text:style-name="T69">ﯷﯸ</text:span><text:span text:style-name="T3"> </text:span><text:span text:style-name="T69">ﯹ</text:span><text:span text:style-name="T3"> </text:span><text:span text:style-name="T69">ﯺ</text:span><text:span text:style-name="T3"> </text:span><text:span text:style-name="T69">ﯻ</text:span><text:span text:style-name="T3"> </text:span><text:span text:style-name="T69">ﯼ</text:span><text:span text:style-name="T3"> </text:span><text:span text:style-name="T69">ﯽ</text:span><text:span text:style-name="T3"> </text:span><text:span text:style-name="T69">ﯾ</text:span><text:span text:style-name="T3"> </text:span><text:span text:style-name="T69">ﯿ</text:span><text:span text:style-name="T3"> </text:span><text:span text:style-name="T69">ﰀ</text:span><text:span text:style-name="T3"> </text:span><text:span text:style-name="T69">ﰁ</text:span><text:span text:style-name="T3"> </text:span><text:span text:style-name="T69">ﰂ</text:span><text:span text:style-name="T3"> </text:span><text:span text:style-name="T69">ﰃ</text:span><text:span text:style-name="T3"> </text:span><text:span text:style-name="T69">ﰄ</text:span><text:span text:style-name="T3"> </text:span><text:span text:style-name="T69">ﰅ</text:span><text:span text:style-name="T3"> </text:span><text:span text:style-name="T69">ﰆ</text:span><text:span text:style-name="T3"> </text:span><text:span text:style-name="T69">ﰇﰈ</text:span><text:span text:style-name="T3"> </text:span><text:span text:style-name="T69">ﰉ</text:span><text:span text:style-name="T3"> </text:span><text:span text:style-name="T69">ﰊ</text:span><text:span text:style-name="T3"> </text:span><text:span text:style-name="T69">ﰋ</text:span><text:span text:style-name="T3"> </text:span><text:span text:style-name="T69">ﰌ</text:span><text:span text:style-name="T3"> </text:span><text:span text:style-name="T69">ﰍ</text:span></text:p>
      <text:p text:style-name="P20"><text:span text:style-name="T71">ﭑ</text:span> <text:span text:style-name="T71">ﭒ</text:span> <text:span text:style-name="T71">ﭓ</text:span> <text:span text:style-name="T71">ﭔ</text:span> <text:span text:style-name="T71">ﭕ</text:span> <text:span text:style-name="T71">ﭖ</text:span> <text:span text:style-name="T71">ﭗ</text:span> <text:span text:style-name="T71">ﭘﭙ</text:span> <text:span text:style-name="T71">ﭚ</text:span> <text:span text:style-name="T71">ﭛ</text:span> <text:span text:style-name="T71">ﭜ</text:span> <text:span text:style-name="T71">ﭝ</text:span> <text:span text:style-name="T71">ﭞ</text:span> <text:span text:style-name="T71">ﭟ</text:span> <text:span text:style-name="T71">ﭠ</text:span> <text:span text:style-name="T71">ﭡ</text:span> <text:span text:style-name="T71">ﭢ</text:span> <text:span text:style-name="T71">ﭣ</text:span> <text:span text:style-name="T71">ﭤ</text:span> <text:span text:style-name="T71">ﭥ</text:span> <text:span text:style-name="T71">ﭦ</text:span> <text:span text:style-name="T71">ﭧ</text:span> <text:span text:style-name="T71">ﭨ</text:span> <text:span text:style-name="T71">ﭩ</text:span> <text:span text:style-name="T71">ﭪﭫ</text:span> <text:span text:style-name="T71">ﭬ</text:span> <text:span text:style-name="T71">ﭭ</text:span> <text:span text:style-name="T71">ﭮ</text:span> <text:span text:style-name="T71">ﭯ</text:span> <text:span text:style-name="T71">ﭰ</text:span> <text:span text:style-name="T71">ﭱ</text:span> <text:span text:style-name="T71">ﭲ</text:span> <text:span text:style-name="T71">ﭳ</text:span> <text:span text:style-name="T71">ﭴ</text:span> <text:span text:style-name="T71">ﭵﭶ</text:span> <text:span text:style-name="T71">ﭷ</text:span> <text:span text:style-name="T71">ﭸ</text:span> <text:span text:style-name="T71">ﭹ</text:span> <text:span text:style-name="T71">ﭺ</text:span> <text:span text:style-name="T71">ﭻ</text:span> <text:span text:style-name="T71">ﭼ</text:span> <text:span text:style-name="T71">ﭽ</text:span> <text:span text:style-name="T71">ﭾ</text:span> <text:span text:style-name="T71">ﭿ</text:span> <text:span text:style-name="T71">ﮀ</text:span> <text:span text:style-name="T71">ﮁ</text:span> <text:span text:style-name="T71">ﮂ</text:span> <text:span text:style-name="T71">ﮃ</text:span> <text:span text:style-name="T71">ﮄ</text:span> <text:span text:style-name="T71">ﮅ</text:span> <text:span text:style-name="T71">ﮆ</text:span> <text:span text:style-name="T71">ﮇ</text:span> <text:span text:style-name="T71">ﮈ</text:span> <text:span text:style-name="T71">ﮉ</text:span> <text:span text:style-name="T71">ﮊ</text:span> <text:span text:style-name="T71">ﮋ</text:span> <text:span text:style-name="T71">ﮌ</text:span> <text:span text:style-name="T71">ﮍ</text:span> <text:span text:style-name="T71">ﮎ</text:span> <text:span text:style-name="T71">ﮏ</text:span> <text:span text:style-name="T71">ﮐ</text:span> <text:span text:style-name="T71">ﮑ</text:span> <text:span text:style-name="T71">ﮒ</text:span> <text:span text:style-name="T71">ﮓ</text:span> <text:span text:style-name="T71">ﮔ</text:span> <text:span text:style-name="T71">ﮕ</text:span> <text:span text:style-name="T71">ﮖ</text:span> <text:span text:style-name="T71">ﮗ</text:span> <text:span text:style-name="T71">ﮘ</text:span> <text:span text:style-name="T71">ﮙ</text:span> <text:span text:style-name="T71">ﮚ</text:span> <text:span text:style-name="T71">ﮛ</text:span> <text:span text:style-name="T71">ﮜ</text:span> <text:span text:style-name="T71">ﮝ</text:span> <text:span text:style-name="T71">ﮞ</text:span> <text:span text:style-name="T71">ﮟ</text:span> <text:span text:style-name="T71">ﮠ</text:span> <text:span text:style-name="T71">ﮡ</text:span> <text:span text:style-name="T71">ﮢ</text:span> <text:span text:style-name="T71">ﮣ</text:span> <text:span text:style-name="T71">ﮤ</text:span> <text:span text:style-name="T71">ﮥ</text:span></text:p>
      <text:p text:style-name="P27"><text:span text:style-name="T71">ﮦ</text:span><text:span text:style-name="T3"> </text:span><text:span text:style-name="T71">ﮧ</text:span><text:span text:style-name="T3"> </text:span><text:span text:style-name="T71">ﮨﮩ</text:span><text:span text:style-name="T3"> </text:span><text:span text:style-name="T71">ﮪ</text:span><text:span text:style-name="T3"> </text:span><text:span text:style-name="T71">ﮫ</text:span><text:span text:style-name="T3"> </text:span><text:span text:style-name="T71">ﮬ</text:span><text:span text:style-name="T3"> </text:span><text:span text:style-name="T71">ﮭ</text:span><text:span text:style-name="T3"> </text:span><text:span text:style-name="T71">ﮮ</text:span><text:span text:style-name="T3"> </text:span><text:span text:style-name="T71">ﮯ</text:span><text:span text:style-name="T3"> </text:span><text:span text:style-name="T71">ﮰ</text:span><text:span text:style-name="T3"> </text:span><text:span text:style-name="T71">ﮱ</text:span><text:span text:style-name="T3"> </text:span><text:span text:style-name="T71">ﯓ</text:span><text:span text:style-name="T3"> </text:span><text:span text:style-name="T71">ﯔ</text:span><text:span text:style-name="T3"> </text:span><text:span text:style-name="T71">ﯕ</text:span><text:span text:style-name="T3"> </text:span><text:span text:style-name="T71">ﯖ</text:span><text:span text:style-name="T3"> </text:span><text:span text:style-name="T71">ﯗ</text:span><text:span text:style-name="T3"> </text:span><text:span text:style-name="T71">ﯘ</text:span><text:span text:style-name="T3"> </text:span><text:span text:style-name="T71">ﯙ</text:span><text:span text:style-name="T3"> </text:span><text:span text:style-name="T71">ﯚ</text:span><text:span text:style-name="T3"> </text:span><text:span text:style-name="T71">ﯛ</text:span><text:span text:style-name="T3"> </text:span><text:span text:style-name="T71">ﯜ</text:span><text:span text:style-name="T3"> </text:span><text:span text:style-name="T71">ﯝ</text:span><text:span text:style-name="T3"> </text:span><text:span text:style-name="T71">ﯞ</text:span><text:span text:style-name="T3"> </text:span><text:span text:style-name="T71">ﯟ</text:span><text:span text:style-name="T3"> </text:span><text:span text:style-name="T71">ﯠ</text:span><text:span text:style-name="T3"> </text:span><text:span text:style-name="T71">ﯡ</text:span><text:span text:style-name="T3"> </text:span><text:span text:style-name="T71">ﯢ</text:span><text:span text:style-name="T3"> </text:span><text:span text:style-name="T71">ﯣ</text:span><text:span text:style-name="T3"> </text:span><text:span text:style-name="T71">ﯤ</text:span><text:span text:style-name="T3"> </text:span><text:span text:style-name="T71">ﯥ</text:span><text:span text:style-name="T3"> </text:span><text:span text:style-name="T71">ﯦ</text:span><text:span text:style-name="T3"> </text:span><text:span text:style-name="T71">ﯧ</text:span><text:span text:style-name="T3"> </text:span><text:span text:style-name="T71">ﯨ</text:span><text:span text:style-name="T3"> </text:span><text:span text:style-name="T71">ﯩ</text:span><text:span text:style-name="T3"> </text:span><text:span text:style-name="T71">ﯪ</text:span><text:span text:style-name="T3"> </text:span><text:span text:style-name="T71">ﯫ</text:span><text:span text:style-name="T3"> </text:span><text:span text:style-name="T71">ﯬ</text:span><text:span text:style-name="T3"> </text:span><text:span text:style-name="T71">ﯭ</text:span><text:span text:style-name="T3"> </text:span><text:span text:style-name="T71">ﯮ</text:span><text:span text:style-name="T3"> </text:span><text:span text:style-name="T71">ﯯﯰ</text:span><text:span text:style-name="T3"> </text:span><text:span text:style-name="T71">ﯱ</text:span><text:span text:style-name="T3"> </text:span><text:span text:style-name="T71">ﯲ</text:span><text:span text:style-name="T3"> </text:span><text:span text:style-name="T71">ﯳ</text:span><text:span text:style-name="T3"> </text:span><text:span text:style-name="T71">ﯴ</text:span><text:span text:style-name="T3"> </text:span><text:span text:style-name="T71">ﯵ</text:span><text:span text:style-name="T3"> </text:span><text:span text:style-name="T71">ﯶ</text:span><text:span text:style-name="T3"> </text:span><text:span text:style-name="T71">ﯷ</text:span><text:span text:style-name="T3"> </text:span><text:span text:style-name="T71">ﯸ</text:span><text:span text:style-name="T3"> </text:span><text:span text:style-name="T71">ﯹ</text:span><text:span text:style-name="T3"> </text:span><text:span text:style-name="T71">ﯺ</text:span><text:span text:style-name="T3"> </text:span><text:span text:style-name="T71">ﯻ</text:span><text:span text:style-name="T3"> </text:span><text:span text:style-name="T71">ﯼ</text:span><text:span text:style-name="T3"> </text:span><text:span text:style-name="T71">ﯽ</text:span><text:span text:style-name="T3"> </text:span><text:span text:style-name="T71">ﯾ</text:span><text:span text:style-name="T3"> </text:span><text:span text:style-name="T71">ﯿ</text:span><text:span text:style-name="T3"> </text:span><text:span text:style-name="T71">ﰀ</text:span><text:span text:style-name="T3"> </text:span><text:span text:style-name="T71">ﰁ</text:span><text:span text:style-name="T3"> </text:span><text:span text:style-name="T71">ﰂ</text:span><text:span text:style-name="T3"> </text:span><text:span text:style-name="T71">ﰃ</text:span><text:span text:style-name="T3"> </text:span><text:span text:style-name="T71">ﰄ</text:span><text:span text:style-name="T3"> </text:span><text:span text:style-name="T71">ﰅ</text:span><text:span text:style-name="T3"> </text:span><text:span text:style-name="T71">ﰆ</text:span><text:span text:style-name="T3"> </text:span><text:span text:style-name="T71">ﰇ</text:span><text:span text:style-name="T3"> </text:span><text:span text:style-name="T71">ﰈ</text:span><text:span text:style-name="T3"> </text:span><text:span text:style-name="T71">ﰉ</text:span><text:span text:style-name="T3"> </text:span><text:span text:style-name="T71">ﰊ</text:span><text:span text:style-name="T3"> </text:span><text:span text:style-name="T71">ﰋ</text:span><text:span text:style-name="T3"> </text:span><text:span text:style-name="T71">ﰌ</text:span><text:span text:style-name="T3"> </text:span><text:span text:style-name="T71">ﰍ</text:span><text:span text:style-name="T3"> </text:span><text:span text:style-name="T71">ﰎ</text:span><text:span text:style-name="T3"> </text:span><text:span text:style-name="T71">ﰏ</text:span><text:span text:style-name="T3"> </text:span><text:span text:style-name="T71">ﰐ</text:span><text:span text:style-name="T3"> </text:span><text:span text:style-name="T71">ﰑ</text:span></text:p>
      <text:p text:style-name="P21"><text:span text:style-name="T73">ﭑ</text:span> <text:span text:style-name="T73">ﭒ</text:span> <text:span text:style-name="T73">ﭓ</text:span> <text:span text:style-name="T73">ﭔﭕ</text:span> <text:span text:style-name="T73">ﭖ</text:span> <text:span text:style-name="T73">ﭗ</text:span> <text:span text:style-name="T73">ﭘ</text:span> <text:span text:style-name="T73">ﭙ</text:span> <text:span text:style-name="T73">ﭚ</text:span> <text:span text:style-name="T73">ﭛ</text:span> <text:span text:style-name="T73">ﭜ</text:span> <text:span text:style-name="T73">ﭝ</text:span> <text:span text:style-name="T73">ﭞﭟ</text:span> <text:span text:style-name="T73">ﭠ</text:span> <text:span text:style-name="T73">ﭡ</text:span> <text:span text:style-name="T73">ﭢ</text:span> <text:span text:style-name="T73">ﭣ</text:span> <text:span text:style-name="T73">ﭤ</text:span> <text:span text:style-name="T73">ﭥ</text:span> <text:span text:style-name="T73">ﭦ</text:span> <text:span text:style-name="T73">ﭧ</text:span> <text:span text:style-name="T73">ﭨ</text:span> <text:span text:style-name="T73">ﭩ</text:span> <text:span text:style-name="T73">ﭪ</text:span> <text:span text:style-name="T73">ﭫ</text:span> <text:span text:style-name="T73">ﭬ</text:span> <text:span text:style-name="T73">ﭭ</text:span> <text:span text:style-name="T73">ﭮ</text:span> <text:span text:style-name="T73">ﭯ</text:span> <text:span text:style-name="T73">ﭰ</text:span> <text:span text:style-name="T73">ﭱ</text:span> <text:span text:style-name="T73">ﭲ</text:span> <text:span text:style-name="T73">ﭳ</text:span> <text:span text:style-name="T73">ﭴ</text:span> <text:span text:style-name="T73">ﭵ</text:span> <text:span text:style-name="T73">ﭶ</text:span> <text:span text:style-name="T73">ﭷ</text:span> <text:span text:style-name="T73">ﭸ</text:span> <text:span text:style-name="T73">ﭹ</text:span> <text:span text:style-name="T73">ﭺ</text:span> <text:span text:style-name="T73">ﭻ</text:span> <text:span text:style-name="T73">ﭼ</text:span> <text:span text:style-name="T73">ﭽ</text:span> <text:span text:style-name="T73">ﭾ</text:span> <text:span text:style-name="T73">ﭿ</text:span> <text:span text:style-name="T73">ﮀ</text:span> <text:span text:style-name="T73">ﮁ</text:span> <text:span text:style-name="T73">ﮂ</text:span> <text:span text:style-name="T73">ﮃ</text:span> <text:span text:style-name="T73">ﮄ</text:span> <text:span text:style-name="T73">ﮅ</text:span> <text:span text:style-name="T73">ﮆ</text:span> <text:span text:style-name="T73">ﮇ</text:span> <text:span text:style-name="T73">ﮈ</text:span> <text:span text:style-name="T73">ﮉ</text:span> <text:span text:style-name="T73">ﮊ</text:span> <text:span text:style-name="T73">ﮋ</text:span> <text:span text:style-name="T73">ﮌ</text:span> <text:span text:style-name="T73">ﮍ</text:span> <text:span text:style-name="T73">ﮎ</text:span> <text:span text:style-name="T73">ﮏ</text:span> <text:span text:style-name="T73">ﮐ</text:span> <text:span text:style-name="T73">ﮑ</text:span> <text:span text:style-name="T73">ﮒ</text:span> <text:span text:style-name="T73">ﮓ</text:span> <text:span text:style-name="T73">ﮔ</text:span> <text:span text:style-name="T73">ﮕ</text:span> <text:span text:style-name="T73">ﮖ</text:span> <text:span text:style-name="T73">ﮗ</text:span> <text:span text:style-name="T73">ﮘ</text:span> <text:span text:style-name="T73">ﮙ</text:span> <text:span text:style-name="T73">ﮚ</text:span> <text:span text:style-name="T73">ﮛ</text:span> <text:span text:style-name="T73">ﮜ</text:span> <text:span text:style-name="T73">ﮝ</text:span> <text:span text:style-name="T73">ﮞ</text:span> <text:span text:style-name="T73">ﮟ</text:span> <text:span text:style-name="T73">ﮠ</text:span> <text:span text:style-name="T73">ﮡ</text:span></text:p>
      <text:p text:style-name="P28"><text:span text:style-name="T73">ﮢ</text:span><text:span text:style-name="T3"> </text:span><text:span text:style-name="T73">ﮣ</text:span><text:span text:style-name="T3"> </text:span><text:span text:style-name="T73">ﮤ</text:span><text:span text:style-name="T3"> </text:span><text:span text:style-name="T73">ﮥ</text:span><text:span text:style-name="T3"> </text:span><text:span text:style-name="T73">ﮦ</text:span><text:span text:style-name="T3"> </text:span><text:span text:style-name="T73">ﮧ</text:span><text:span text:style-name="T3"> </text:span><text:span text:style-name="T73">ﮨ</text:span><text:span text:style-name="T3"> </text:span><text:span text:style-name="T73">ﮩ</text:span><text:span text:style-name="T3"> </text:span><text:span text:style-name="T73">ﮪ</text:span><text:span text:style-name="T3"> </text:span><text:span text:style-name="T73">ﮫ</text:span><text:span text:style-name="T3"> </text:span><text:span text:style-name="T73">ﮬ</text:span><text:span text:style-name="T3"> </text:span><text:span text:style-name="T73">ﮭ</text:span><text:span text:style-name="T3"> </text:span><text:span text:style-name="T73">ﮮ</text:span><text:span text:style-name="T3"> </text:span><text:span text:style-name="T73">ﮯﮰ</text:span><text:span text:style-name="T3"> </text:span><text:span text:style-name="T73">ﮱ</text:span><text:span text:style-name="T3"> </text:span><text:span text:style-name="T73">ﯓ</text:span><text:span text:style-name="T3"> </text:span><text:span text:style-name="T73">ﯔ</text:span><text:span text:style-name="T3"> </text:span><text:span text:style-name="T73">ﯕ</text:span><text:span text:style-name="T3"> </text:span><text:span text:style-name="T73">ﯖ</text:span><text:span text:style-name="T3"> </text:span><text:span text:style-name="T73">ﯗ</text:span><text:span text:style-name="T3"> </text:span><text:span text:style-name="T73">ﯘ</text:span><text:span text:style-name="T3"> </text:span><text:span text:style-name="T73">ﯙ</text:span><text:span text:style-name="T3"> </text:span><text:span text:style-name="T73">ﯚ</text:span><text:span text:style-name="T3"> </text:span><text:span text:style-name="T73">ﯛ</text:span><text:span text:style-name="T3"> </text:span><text:span text:style-name="T73">ﯜ</text:span><text:span text:style-name="T3"> </text:span><text:span text:style-name="T73">ﯝ</text:span><text:span text:style-name="T3"> </text:span><text:span text:style-name="T73">ﯞ</text:span><text:span text:style-name="T3"> </text:span><text:span text:style-name="T73">ﯟ</text:span><text:span text:style-name="T3"> </text:span><text:span text:style-name="T73">ﯠ</text:span><text:span text:style-name="T3"> </text:span><text:span text:style-name="T73">ﯡﯢ</text:span><text:span text:style-name="T3"> </text:span><text:span text:style-name="T73">ﯣ</text:span><text:span text:style-name="T3"> </text:span><text:span text:style-name="T73">ﯤ</text:span><text:span text:style-name="T3"> </text:span><text:span text:style-name="T73">ﯥﯦ</text:span><text:span text:style-name="T3"> </text:span><text:span text:style-name="T73">ﯧ</text:span><text:span text:style-name="T3"> </text:span><text:span text:style-name="T73">ﯨ</text:span><text:span text:style-name="T3"> </text:span><text:span text:style-name="T73">ﯩ</text:span><text:span text:style-name="T3"> </text:span><text:span text:style-name="T73">ﯪ</text:span><text:span text:style-name="T3"> </text:span><text:span text:style-name="T73">ﯫ</text:span><text:span text:style-name="T3"> </text:span><text:span text:style-name="T73">ﯬ</text:span><text:span text:style-name="T3"> </text:span><text:span text:style-name="T73">ﯭ</text:span><text:span text:style-name="T3"> </text:span><text:span text:style-name="T73">ﯮ</text:span><text:span text:style-name="T3"> </text:span><text:span text:style-name="T73">ﯯ</text:span><text:span text:style-name="T3"> </text:span><text:span text:style-name="T73">ﯰ</text:span><text:span text:style-name="T3"> </text:span><text:span text:style-name="T73">ﯱ</text:span><text:span text:style-name="T3"> </text:span><text:span text:style-name="T73">ﯲ</text:span><text:span text:style-name="T3"> </text:span><text:span text:style-name="T73">ﯳ</text:span><text:span text:style-name="T3"> </text:span><text:span text:style-name="T73">ﯴ</text:span><text:span text:style-name="T3"> </text:span><text:span text:style-name="T73">ﯵ</text:span><text:span text:style-name="T3"> </text:span><text:span text:style-name="T73">ﯶ</text:span><text:span text:style-name="T3"> </text:span><text:span text:style-name="T73">ﯷ</text:span><text:span text:style-name="T3"> </text:span><text:span text:style-name="T73">ﯸ</text:span><text:span text:style-name="T3"> </text:span><text:span text:style-name="T73">ﯹ</text:span><text:span text:style-name="T3"> </text:span><text:span text:style-name="T73">ﯺ</text:span><text:span text:style-name="T3"> </text:span><text:span text:style-name="T73">ﯻ</text:span><text:span text:style-name="T3"> </text:span><text:span text:style-name="T73">ﯼ</text:span><text:span text:style-name="T3"> </text:span><text:span text:style-name="T73">ﯽ</text:span><text:span text:style-name="T3"> </text:span><text:span text:style-name="T73">ﯾ</text:span><text:span text:style-name="T3"> </text:span><text:span text:style-name="T73">ﯿ</text:span><text:span text:style-name="T3"> </text:span><text:span text:style-name="T73">ﰀ</text:span><text:span text:style-name="T3"> </text:span><text:span text:style-name="T73">ﰁ</text:span><text:span text:style-name="T3"> </text:span><text:span text:style-name="T73">ﰂ</text:span><text:span text:style-name="T3"> </text:span><text:span text:style-name="T73">ﰃ</text:span><text:span text:style-name="T3"> </text:span><text:span text:style-name="T73">ﰄ</text:span><text:span text:style-name="T3"> </text:span><text:span text:style-name="T73">ﰅ</text:span><text:span text:style-name="T3"> </text:span><text:span text:style-name="T73">ﰆ</text:span><text:span text:style-name="T3"> </text:span><text:span text:style-name="T73">ﰇ</text:span><text:span text:style-name="T3"> </text:span><text:span text:style-name="T73">ﰈ</text:span></text:p>
      <text:p text:style-name="P22"><text:span text:style-name="T75">ﭑ</text:span><text:span text:style-name="T3"> </text:span><text:span text:style-name="T75">ﭒ</text:span><text:span text:style-name="T3"> </text:span><text:span text:style-name="T75">ﭓ</text:span><text:span text:style-name="T3"> </text:span><text:span text:style-name="T75">ﭔ</text:span><text:span text:style-name="T3"> </text:span><text:span text:style-name="T75">ﭕﭖ</text:span><text:span text:style-name="T3"> </text:span><text:span text:style-name="T75">ﭗ</text:span><text:span text:style-name="T3"> </text:span><text:span text:style-name="T75">ﭘ</text:span><text:span text:style-name="T3"> </text:span><text:span text:style-name="T75">ﭙ</text:span><text:span text:style-name="T3"> </text:span><text:span text:style-name="T75">ﭚ</text:span><text:span text:style-name="T3"> </text:span><text:span text:style-name="T75">ﭛ</text:span><text:span text:style-name="T3"> </text:span><text:span text:style-name="T75">ﭜ</text:span><text:span text:style-name="T3"> </text:span><text:span text:style-name="T75">ﭝ</text:span><text:span text:style-name="T3"> </text:span><text:span text:style-name="T75">ﭞ</text:span><text:span text:style-name="T3"> </text:span><text:span text:style-name="T75">ﭟ</text:span><text:span text:style-name="T3"> </text:span><text:span text:style-name="T75">ﭠ</text:span><text:span text:style-name="T3"> </text:span><text:span text:style-name="T75">ﭡ</text:span><text:span text:style-name="T3"> </text:span><text:span text:style-name="T75">ﭢﭣ</text:span><text:span text:style-name="T3"> </text:span><text:span text:style-name="T75">ﭤ</text:span><text:span text:style-name="T3"> </text:span><text:span text:style-name="T75">ﭥ</text:span><text:span text:style-name="T3"> </text:span><text:span text:style-name="T75">ﭦ</text:span><text:span text:style-name="T3"> </text:span><text:span text:style-name="T75">ﭧ</text:span><text:span text:style-name="T3"> </text:span><text:span text:style-name="T75">ﭨ</text:span><text:span text:style-name="T3"> </text:span><text:span text:style-name="T75">ﭩ</text:span><text:span text:style-name="T3"> </text:span><text:span text:style-name="T75">ﭪ</text:span><text:span text:style-name="T3"> </text:span><text:span text:style-name="T75">ﭫ</text:span><text:span text:style-name="T3"> </text:span><text:span text:style-name="T75">ﭬ</text:span><text:span text:style-name="T3"> </text:span><text:span text:style-name="T75">ﭭ</text:span><text:span text:style-name="T3"> </text:span><text:span text:style-name="T75">ﭮ</text:span><text:span text:style-name="T3"> </text:span><text:span text:style-name="T75">ﭯ</text:span><text:span text:style-name="T3"> </text:span><text:span text:style-name="T75">ﭰ</text:span><text:span text:style-name="T3"> </text:span><text:span text:style-name="T75">ﭱ</text:span><text:span text:style-name="T3"> </text:span><text:span text:style-name="T75">ﭲ</text:span><text:span text:style-name="T3"> </text:span><text:span text:style-name="T75">ﭳﭴ</text:span><text:span text:style-name="T3"> </text:span><text:span text:style-name="T75">ﭵ</text:span><text:span text:style-name="T3"> </text:span><text:span text:style-name="T75">ﭶ</text:span><text:span text:style-name="T3"> </text:span><text:span text:style-name="T75">ﭷ</text:span><text:span text:style-name="T3"> </text:span><text:span text:style-name="T75">ﭸ</text:span><text:span text:style-name="T3"> </text:span><text:span text:style-name="T75">ﭹ</text:span><text:span text:style-name="T3"> </text:span><text:span text:style-name="T75">ﭺ</text:span><text:span text:style-name="T3"> </text:span><text:span text:style-name="T75">ﭻ</text:span><text:span text:style-name="T3"> </text:span><text:span text:style-name="T75">ﭼ</text:span><text:span text:style-name="T3"> </text:span><text:span text:style-name="T75">ﭽ</text:span><text:span text:style-name="T3"> </text:span><text:span text:style-name="T75">ﭾ</text:span><text:span text:style-name="T3"> </text:span><text:span text:style-name="T75">ﭿ</text:span><text:span text:style-name="T3"> </text:span><text:span text:style-name="T75">ﮀ</text:span><text:span text:style-name="T3"> </text:span><text:span text:style-name="T75">ﮁ</text:span><text:span text:style-name="T3"> </text:span><text:span text:style-name="T75">ﮂ</text:span><text:span text:style-name="T3"> </text:span><text:span text:style-name="T75">ﮃ</text:span><text:span text:style-name="T3"> </text:span><text:span text:style-name="T75">ﮄ</text:span><text:span text:style-name="T3"> </text:span><text:span text:style-name="T75">ﮅ</text:span><text:span text:style-name="T3"> </text:span><text:span text:style-name="T75">ﮆ</text:span><text:span text:style-name="T3"> </text:span><text:span text:style-name="T75">ﮇ</text:span><text:span text:style-name="T3"> </text:span><text:span text:style-name="T75">ﮈ</text:span><text:span text:style-name="T3"> </text:span><text:span text:style-name="T75">ﮉ</text:span><text:span text:style-name="T3"> </text:span><text:span text:style-name="T75">ﮊ</text:span><text:span text:style-name="T3"> </text:span><text:span text:style-name="T75">ﮋ</text:span><text:span text:style-name="T3"> </text:span><text:span text:style-name="T75">ﮌ</text:span><text:span text:style-name="T3"> </text:span><text:span text:style-name="T75">ﮍ</text:span><text:span text:style-name="T3"> </text:span><text:span text:style-name="T75">ﮎ</text:span><text:span text:style-name="T3"> </text:span><text:span text:style-name="T75">ﮏ</text:span><text:span text:style-name="T3"> </text:span><text:span text:style-name="T75">ﮐ</text:span><text:span text:style-name="T3"> </text:span><text:span text:style-name="T75">ﮑﮒ</text:span><text:span text:style-name="T3"> </text:span><text:span text:style-name="T75">ﮓ</text:span><text:span text:style-name="T3"> </text:span><text:span text:style-name="T75">ﮔ</text:span><text:span text:style-name="T3"> </text:span><text:span text:style-name="T75">ﮕ</text:span><text:span text:style-name="T3"> </text:span><text:span text:style-name="T75">ﮖ</text:span><text:span text:style-name="T3"> </text:span><text:span text:style-name="T75">ﮗ</text:span><text:span text:style-name="T3"> </text:span><text:span text:style-name="T75">ﮘ</text:span><text:span text:style-name="T3"> </text:span><text:span text:style-name="T75">ﮙ</text:span><text:span text:style-name="T3"> </text:span><text:span text:style-name="T75">ﮚ</text:span><text:span text:style-name="T3"> </text:span><text:span text:style-name="T75">ﮛ</text:span><text:span text:style-name="T3"> </text:span><text:span text:style-name="T75">ﮜ</text:span><text:span text:style-name="T3"> </text:span><text:span text:style-name="T75">ﮝ</text:span><text:span text:style-name="T3"> </text:span><text:span text:style-name="T75">ﮞ</text:span><text:span text:style-name="T3"> </text:span><text:span text:style-name="T75">ﮟ</text:span><text:span text:style-name="T3"> </text:span><text:span text:style-name="T75">ﮠ</text:span><text:span text:style-name="T3"> </text:span><text:span text:style-name="T75">ﮡ</text:span><text:span text:style-name="T3"> </text:span><text:span text:style-name="T75">ﮢ</text:span><text:span text:style-name="T3"> </text:span><text:span text:style-name="T75">ﮣ</text:span><text:span text:style-name="T3"> </text:span><text:span text:style-name="T75">ﮤ</text:span><text:span text:style-name="T3"> </text:span><text:span text:style-name="T75">ﮥ</text:span><text:span text:style-name="T3"> </text:span><text:span text:style-name="T75">ﮦ</text:span><text:span text:style-name="T3"> </text:span><text:span text:style-name="T75">ﮧ</text:span><text:span text:style-name="T3"> </text:span><text:span text:style-name="T75">ﮨ</text:span><text:span text:style-name="T3"> </text:span><text:span text:style-name="T75">ﮩﮪ</text:span><text:span text:style-name="T3"> </text:span><text:span text:style-name="T75">ﮫ</text:span><text:span text:style-name="T3"> </text:span><text:span text:style-name="T75">ﮬ</text:span><text:span text:style-name="T3"> </text:span><text:span text:style-name="T75">ﮭ</text:span><text:span text:style-name="T3"> </text:span><text:span text:style-name="T75">ﮮ</text:span><text:span text:style-name="T3"> </text:span><text:span text:style-name="T75">ﮯ</text:span><text:span text:style-name="T3"> </text:span><text:span text:style-name="T75">ﮰ</text:span><text:span text:style-name="T3"> </text:span><text:span text:style-name="T75">ﮱ</text:span><text:span text:style-name="T3"> </text:span><text:span text:style-name="T75">ﯓ</text:span><text:span text:style-name="T3"> </text:span><text:span text:style-name="T75">ﯔ</text:span><text:span text:style-name="T3"> </text:span><text:span text:style-name="T75">ﯕﯖ</text:span><text:span text:style-name="T3"> </text:span><text:span text:style-name="T75">ﯗ</text:span><text:span text:style-name="T3"> </text:span><text:span text:style-name="T75">ﯘ</text:span><text:span text:style-name="T3"> </text:span><text:span text:style-name="T75">ﯙﯚ</text:span><text:span text:style-name="T3"> </text:span><text:span text:style-name="T75">ﯛ</text:span><text:span text:style-name="T3"> </text:span><text:span text:style-name="T75">ﯜﯝ</text:span><text:span text:style-name="T3"> </text:span><text:span text:style-name="T75">ﯞ</text:span><text:span text:style-name="T3"> </text:span><text:span text:style-name="T75">ﯟ</text:span><text:span text:style-name="T3"> </text:span><text:span text:style-name="T75">ﯠ</text:span><text:span text:style-name="T3"> </text:span><text:span text:style-name="T75">ﯡ</text:span><text:span text:style-name="T3"> </text:span><text:span text:style-name="T75">ﯢ</text:span><text:span text:style-name="T3"> </text:span><text:span text:style-name="T75">ﯣ</text:span><text:span text:style-name="T3"> </text:span><text:span text:style-name="T75">ﯤ</text:span><text:span text:style-name="T3"> </text:span><text:span text:style-name="T75">ﯥ</text:span><text:span text:style-name="T3"> </text:span><text:span text:style-name="T75">ﯦﯧ</text:span><text:span text:style-name="T3"> </text:span><text:span text:style-name="T75">ﯨ</text:span><text:span text:style-name="T3"> </text:span><text:span text:style-name="T75">ﯩ</text:span><text:span text:style-name="T3"> </text:span><text:span text:style-name="T75">ﯪ</text:span><text:span text:style-name="T3"> </text:span><text:span text:style-name="T75">ﯫ</text:span><text:span text:style-name="T3"> </text:span><text:span text:style-name="T75">ﯬ</text:span><text:span text:style-name="T3"> </text:span><text:span text:style-name="T75">ﯭ</text:span><text:span text:style-name="T3"> </text:span><text:span text:style-name="T75">ﯮ</text:span><text:span text:style-name="T3"> </text:span><text:span text:style-name="T75">ﯯ</text:span><text:span text:style-name="T3"> </text:span><text:span text:style-name="T75">ﯰ</text:span><text:span text:style-name="T3"> </text:span><text:span text:style-name="T75">ﯱ</text:span><text:span text:style-name="T3"> </text:span><text:span text:style-name="T75">ﯲ</text:span><text:span text:style-name="T3"> </text:span><text:span text:style-name="T75">ﯳ</text:span><text:span text:style-name="T3"> </text:span><text:span text:style-name="T75">ﯴ</text:span><text:span text:style-name="T3"> </text:span><text:span text:style-name="T75">ﯵ</text:span><text:span text:style-name="T3"> </text:span><text:span text:style-name="T75">ﯶ</text:span><text:span text:style-name="T3"> </text:span><text:span text:style-name="T75">ﯷ</text:span><text:span text:style-name="T3"> </text:span><text:span text:style-name="T75">ﯸ</text:span><text:span text:style-name="T3"> </text:span><text:span text:style-name="T75">ﯹ</text:span><text:span text:style-name="T3"> </text:span><text:span text:style-name="T75">ﯺ</text:span><text:span text:style-name="T3"> </text:span><text:span text:style-name="T75">ﯻ</text:span><text:span text:style-name="T3"> </text:span><text:span text:style-name="T75">ﯼ</text:span><text:span text:style-name="T3"> </text:span><text:span text:style-name="T75">ﯽ</text:span><text:span text:style-name="T3"> </text:span><text:span text:style-name="T75">ﯾ</text:span><text:span text:style-name="T3"> </text:span><text:span text:style-name="T75">ﯿ</text:span><text:span text:style-name="T3"> </text:span><text:span text:style-name="T75">ﰀ</text:span><text:span text:style-name="T3"> </text:span><text:span text:style-name="T75">ﰁ</text:span><text:span text:style-name="T3"> </text:span><text:span text:style-name="T75">ﰂ</text:span><text:span text:style-name="T3"> </text:span><text:span text:style-name="T75">ﰃ</text:span><text:span text:style-name="T3"> </text:span><text:span text:style-name="T75">ﰄ</text:span><text:span text:style-name="T3"> </text:span><text:span text:style-name="T75">ﰅ</text:span><text:span text:style-name="T3"> </text:span><text:span text:style-name="T75">ﰆ</text:span><text:span text:style-name="T3"> </text:span><text:span text:style-name="T75">ﰇﰈ</text:span><text:span text:style-name="T3"> </text:span><text:span text:style-name="T75">ﰉ</text:span><text:span text:style-name="T3"> </text:span><text:span text:style-name="T75">ﰊ</text:span><text:span text:style-name="T3"> </text:span><text:span text:style-name="T75">ﰋ</text:span><text:span text:style-name="T3"> </text:span><text:span text:style-name="T75">ﰌ</text:span><text:span text:style-name="T3"> </text:span><text:span text:style-name="T75">ﰍ</text:span><text:span text:style-name="T3"> </text:span><text:span text:style-name="T75">ﰎ</text:span><text:span text:style-name="T3"> </text:span><text:span text:style-name="T75">ﰏ</text:span><text:span text:style-name="T3"> </text:span><text:span text:style-name="T75">ﰐ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SI_BASMALAH" svg:font-family="MSI_BASMALAH"/>
    <style:font-face style:name="MSI_Z282" svg:font-family="MSI_Z282" style:font-pitch="variable"/>
    <style:font-face style:name="MSI_Z283" svg:font-family="MSI_Z283" style:font-pitch="variable"/>
    <style:font-face style:name="MSI_Z284" svg:font-family="MSI_Z284" style:font-pitch="variable"/>
    <style:font-face style:name="MSI_Z285" svg:font-family="MSI_Z285" style:font-pitch="variable"/>
    <style:font-face style:name="MSI_Z286" svg:font-family="MSI_Z286" style:font-pitch="variable"/>
    <style:font-face style:name="MSI_Z287" svg:font-family="MSI_Z287" style:font-pitch="variable"/>
    <style:font-face style:name="MSI_Z288" svg:font-family="MSI_Z288" style:font-pitch="variable"/>
    <style:font-face style:name="MSI_Z289" svg:font-family="MSI_Z289" style:font-pitch="variable"/>
    <style:font-face style:name="MSI_Z290" svg:font-family="MSI_Z290" style:font-pitch="variable"/>
    <style:font-face style:name="MSI_Z291" svg:font-family="MSI_Z291" style:font-pitch="variable"/>
    <style:font-face style:name="MSI_Z292" svg:font-family="MSI_Z292" style:font-pitch="variable"/>
    <style:font-face style:name="MSI_Z293" svg:font-family="MSI_Z293" style:font-pitch="variable"/>
    <style:font-face style:name="MSI_Z294" svg:font-family="MSI_Z294" style:font-pitch="variable"/>
    <style:font-face style:name="MSI_Z295" svg:font-family="MSI_Z295" style:font-pitch="variable"/>
    <style:font-face style:name="MSI_Z296" svg:font-family="MSI_Z296" style:font-pitch="variable"/>
    <style:font-face style:name="MSI_Z297" svg:font-family="MSI_Z297" style:font-pitch="variable"/>
    <style:font-face style:name="MSI_Z298" svg:font-family="MSI_Z298" style:font-pitch="variable"/>
    <style:font-face style:name="MSI_Z299" svg:font-family="MSI_Z299" style:font-pitch="variable"/>
    <style:font-face style:name="MSI_Z300" svg:font-family="MSI_Z300" style:font-pitch="variable"/>
    <style:font-face style:name="MSI_Z301" svg:font-family="MSI_Z301" style:font-pitch="variable"/>
    <style:font-face style:name="MSI_Z302" svg:font-family="MSI_Z302" style:font-pitch="variable"/>
    <style:font-face style:name="MSI_Z303" svg:font-family="MSI_Z303" style:font-pitch="variable"/>
    <style:font-face style:name="MSI_Z304" svg:font-family="MSI_Z304" style:font-pitch="variable"/>
    <style:font-face style:name="MSI_Z305" svg:font-family="MSI_Z305" style:font-pitch="variable"/>
    <style:font-face style:name="MSI_Z306" svg:font-family="MSI_Z306" style:font-pitch="variable"/>
    <style:font-face style:name="MSI_Z307" svg:font-family="MSI_Z307" style:font-pitch="variable"/>
    <style:font-face style:name="MSI_Z308" svg:font-family="MSI_Z308" style:font-pitch="variable"/>
    <style:font-face style:name="MSI_Z309" svg:font-family="MSI_Z309" style:font-pitch="variable"/>
    <style:font-face style:name="MSI_Z310" svg:font-family="MSI_Z310" style:font-pitch="variable"/>
    <style:font-face style:name="MSI_Z311" svg:font-family="MSI_Z311" style:font-pitch="variable"/>
    <style:font-face style:name="MSI_Z312" svg:font-family="MSI_Z312" style:font-pitch="variable"/>
    <style:font-face style:name="MSI_Z313" svg:font-family="MSI_Z313" style:font-pitch="variable"/>
    <style:font-face style:name="MSI_Z314" svg:font-family="MSI_Z314" style:font-pitch="variable"/>
    <style:font-face style:name="MSI_Z315" svg:font-family="MSI_Z315" style:font-pitch="variable"/>
    <style:font-face style:name="MSI_Z316" svg:font-family="MSI_Z316" style:font-pitch="variable"/>
    <style:font-face style:name="MSI_Z317" svg:font-family="MSI_Z317" style:font-pitch="variable"/>
    <style:font-face style:name="MSI_Z318" svg:font-family="MSI_Z318" style:font-pitch="variable"/>
    <style:font-face style:name="MSI_Z319" svg:font-family="MSI_Z319" style:font-pitch="variable"/>
    <style:font-face style:name="MSI_Z320" svg:font-family="MSI_Z320" style:font-pitch="variable"/>
    <style:font-face style:name="MSI_Z321" svg:font-family="MSI_Z321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QCF_BSML" svg:font-family="QCF_BSML" style:font-family-generic="roman" style:font-pitch="variable"/>
    <style:font-face style:name="QCF_P282" svg:font-family="QCF_P282" style:font-family-generic="roman" style:font-pitch="variable"/>
    <style:font-face style:name="QCF_P283" svg:font-family="QCF_P283" style:font-family-generic="roman" style:font-pitch="variable"/>
    <style:font-face style:name="QCF_P284" svg:font-family="QCF_P284" style:font-family-generic="roman" style:font-pitch="variable"/>
    <style:font-face style:name="QCF_P285" svg:font-family="QCF_P285" style:font-family-generic="roman" style:font-pitch="variable"/>
    <style:font-face style:name="QCF_P286" svg:font-family="QCF_P286" style:font-family-generic="roman" style:font-pitch="variable"/>
    <style:font-face style:name="QCF_P287" svg:font-family="QCF_P287" style:font-family-generic="roman" style:font-pitch="variable"/>
    <style:font-face style:name="QCF_P288" svg:font-family="QCF_P288" style:font-family-generic="roman" style:font-pitch="variable"/>
    <style:font-face style:name="QCF_P289" svg:font-family="QCF_P289" style:font-family-generic="roman" style:font-pitch="variable"/>
    <style:font-face style:name="QCF_P290" svg:font-family="QCF_P290" style:font-family-generic="roman" style:font-pitch="variable"/>
    <style:font-face style:name="QCF_P291" svg:font-family="QCF_P291" style:font-family-generic="roman" style:font-pitch="variable"/>
    <style:font-face style:name="QCF_P292" svg:font-family="QCF_P292" style:font-family-generic="roman" style:font-pitch="variable"/>
    <style:font-face style:name="QCF_P293" svg:font-family="QCF_P293" style:font-family-generic="roman" style:font-pitch="variable"/>
    <style:font-face style:name="QCF_P294" svg:font-family="QCF_P294" style:font-family-generic="roman" style:font-pitch="variable"/>
    <style:font-face style:name="QCF_P295" svg:font-family="QCF_P295" style:font-family-generic="roman" style:font-pitch="variable"/>
    <style:font-face style:name="QCF_P296" svg:font-family="QCF_P296" style:font-family-generic="roman" style:font-pitch="variable"/>
    <style:font-face style:name="QCF_P297" svg:font-family="QCF_P297" style:font-family-generic="roman" style:font-pitch="variable"/>
    <style:font-face style:name="QCF_P298" svg:font-family="QCF_P298" style:font-family-generic="roman" style:font-pitch="variable"/>
    <style:font-face style:name="QCF_P299" svg:font-family="QCF_P299" style:font-family-generic="roman" style:font-pitch="variable"/>
    <style:font-face style:name="QCF_P300" svg:font-family="QCF_P300" style:font-family-generic="roman" style:font-pitch="variable"/>
    <style:font-face style:name="QCF_P301" svg:font-family="QCF_P301" style:font-family-generic="roman" style:font-pitch="variable"/>
    <style:font-face style:name="QCF_P302" svg:font-family="QCF_P302" style:font-family-generic="roman" style:font-pitch="variable"/>
    <style:font-face style:name="QCF_P303" svg:font-family="QCF_P303" style:font-family-generic="roman" style:font-pitch="variable"/>
    <style:font-face style:name="QCF_P304" svg:font-family="QCF_P304" style:font-family-generic="roman" style:font-pitch="variable"/>
    <style:font-face style:name="QCF_P305" svg:font-family="QCF_P305" style:font-family-generic="roman" style:font-pitch="variable"/>
    <style:font-face style:name="QCF_P306" svg:font-family="QCF_P306" style:font-family-generic="roman" style:font-pitch="variable"/>
    <style:font-face style:name="QCF_P307" svg:font-family="QCF_P307" style:font-family-generic="roman" style:font-pitch="variable"/>
    <style:font-face style:name="QCF_P308" svg:font-family="QCF_P308" style:font-family-generic="roman" style:font-pitch="variable"/>
    <style:font-face style:name="QCF_P309" svg:font-family="QCF_P309" style:font-family-generic="roman" style:font-pitch="variable"/>
    <style:font-face style:name="QCF_P310" svg:font-family="QCF_P310" style:font-family-generic="roman" style:font-pitch="variable"/>
    <style:font-face style:name="QCF_P311" svg:font-family="QCF_P311" style:font-family-generic="roman" style:font-pitch="variable"/>
    <style:font-face style:name="QCF_P312" svg:font-family="QCF_P312" style:font-family-generic="roman" style:font-pitch="variable"/>
    <style:font-face style:name="QCF_P313" svg:font-family="QCF_P313" style:font-family-generic="roman" style:font-pitch="variable"/>
    <style:font-face style:name="QCF_P314" svg:font-family="QCF_P314" style:font-family-generic="roman" style:font-pitch="variable"/>
    <style:font-face style:name="QCF_P315" svg:font-family="QCF_P315" style:font-family-generic="roman" style:font-pitch="variable"/>
    <style:font-face style:name="QCF_P316" svg:font-family="QCF_P316" style:font-family-generic="roman" style:font-pitch="variable"/>
    <style:font-face style:name="QCF_P317" svg:font-family="QCF_P317" style:font-family-generic="roman" style:font-pitch="variable"/>
    <style:font-face style:name="QCF_P318" svg:font-family="QCF_P318" style:font-family-generic="roman" style:font-pitch="variable"/>
    <style:font-face style:name="QCF_P319" svg:font-family="QCF_P319" style:font-family-generic="roman" style:font-pitch="variable"/>
    <style:font-face style:name="QCF_P320" svg:font-family="QCF_P320" style:font-family-generic="roman" style:font-pitch="variable"/>
    <style:font-face style:name="QCF_P321" svg:font-family="QCF_P32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P3021" svg:font-family="QCF_P302" style:font-family-generic="system" style:font-pitch="variable"/>
    <style:font-face style:name="QCF_P3031" svg:font-family="QCF_P303" style:font-family-generic="system" style:font-pitch="variable"/>
    <style:font-face style:name="QCF_P3041" svg:font-family="QCF_P304" style:font-family-generic="system" style:font-pitch="variable"/>
    <style:font-face style:name="QCF_P3051" svg:font-family="QCF_P305" style:font-family-generic="system" style:font-pitch="variable"/>
    <style:font-face style:name="QCF_P3061" svg:font-family="QCF_P306" style:font-family-generic="system" style:font-pitch="variable"/>
    <style:font-face style:name="QCF_P3071" svg:font-family="QCF_P307" style:font-family-generic="system" style:font-pitch="variable"/>
    <style:font-face style:name="QCF_P3081" svg:font-family="QCF_P308" style:font-family-generic="system" style:font-pitch="variable"/>
    <style:font-face style:name="QCF_P3091" svg:font-family="QCF_P309" style:font-family-generic="system" style:font-pitch="variable"/>
    <style:font-face style:name="QCF_P3101" svg:font-family="QCF_P310" style:font-family-generic="system" style:font-pitch="variable"/>
    <style:font-face style:name="QCF_P3111" svg:font-family="QCF_P311" style:font-family-generic="system" style:font-pitch="variable"/>
    <style:font-face style:name="QCF_P3121" svg:font-family="QCF_P312" style:font-family-generic="system" style:font-pitch="variable"/>
    <style:font-face style:name="QCF_P3131" svg:font-family="QCF_P313" style:font-family-generic="system" style:font-pitch="variable"/>
    <style:font-face style:name="QCF_P3141" svg:font-family="QCF_P314" style:font-family-generic="system" style:font-pitch="variable"/>
    <style:font-face style:name="QCF_P3151" svg:font-family="QCF_P315" style:font-family-generic="system" style:font-pitch="variable"/>
    <style:font-face style:name="QCF_P3161" svg:font-family="QCF_P316" style:font-family-generic="system" style:font-pitch="variable"/>
    <style:font-face style:name="QCF_P3171" svg:font-family="QCF_P317" style:font-family-generic="system" style:font-pitch="variable"/>
    <style:font-face style:name="QCF_P3181" svg:font-family="QCF_P318" style:font-family-generic="system" style:font-pitch="variable"/>
    <style:font-face style:name="QCF_P3191" svg:font-family="QCF_P319" style:font-family-generic="system" style:font-pitch="variable"/>
    <style:font-face style:name="QCF_P3201" svg:font-family="QCF_P320" style:font-family-generic="system" style:font-pitch="variable"/>
    <style:font-face style:name="QCF_P3211" svg:font-family="QCF_P321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8pt" style:font-size-complex="8pt"/>
    </style:style>
    <style:style style:name="M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MP3" style:family="paragraph" style:parent-style-name="Header">
      <style:paragraph-properties fo:text-align="start" style:justify-single-word="false"/>
      <style:text-properties officeooo:paragraph-rsid="00c359f2"/>
    </style:style>
    <style:style style:name="MP4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c359f2" style:font-size-asian="10pt" style:font-size-complex="10pt"/>
    </style:style>
    <style:style style:name="MT1" style:family="text">
      <style:text-properties officeooo:rsid="010b168a"/>
    </style:style>
    <style:style style:name="MT2" style:family="text">
      <style:text-properties officeooo:rsid="0119734a"/>
    </style:style>
    <style:style style:name="MT3" style:family="text">
      <style:text-properties style:font-name="Liberation Sans Narrow" fo:font-size="10pt" officeooo:rsid="0075019c" style:font-size-asian="10pt" style:font-size-complex="10pt"/>
    </style:style>
    <style:style style:name="MT4" style:family="text">
      <style:text-properties style:font-name="Liberation Sans Narrow" fo:font-size="10pt" officeooo:rsid="011f8199" style:font-size-asian="10pt" style:font-size-complex="10pt"/>
    </style:style>
    <style:style style:name="MT5" style:family="text">
      <style:text-properties style:font-name="Liberation Sans Narrow" fo:font-size="10pt" officeooo:rsid="00b43692" style:font-size-asian="10pt" style:font-size-complex="10pt"/>
    </style:style>
    <style:style style:name="MT6" style:family="text">
      <style:text-properties style:font-name="Liberation Sans Narrow" fo:font-size="10pt" officeooo:rsid="0118507c" style:font-size-asian="10pt" style:font-size-complex="10pt"/>
    </style:style>
    <style:style style:name="MT7" style:family="text">
      <style:text-properties officeooo:rsid="011f8199"/>
    </style:style>
    <style:style style:name="MT8" style:family="text">
      <style:text-properties officeooo:rsid="00b43692"/>
    </style:style>
    <style:page-layout style:name="Mpm1" style:page-usage="mirrored">
      <style:page-layout-properties fo:page-width="6in" fo:page-height="10.1598in" style:num-format="1" style:print-orientation="portrait" fo:margin-top="0.2in" fo:margin-bottom="0.2in" fo:margin-left="0.6598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  <style:page-layout style:name="Mpm2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in" fo:page-height="10.1598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0.1598in" fo:page-height="6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6in" fo:page-height="10.1598in" style:num-format="1" style:print-orientation="portrait" fo:margin-top="0.2in" fo:margin-bottom="0.2in" fo:margin-left="0.6598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Surat <text:span text:style-name="MT1">Al Kahfi</text:span><text:tab/><text:tab/>Juz 1<text:span text:style-name="MT2">6</text:span></text:p>
      </style:header>
      <style:footer>
        <text:p text:style-name="MP2"><text:page-number text:select-page="current">304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2"/>
    <style:master-page style:name="Landscape" style:page-layout-name="Mpm8"/>
    <style:master-page style:name="ganti_20_surat" style:display-name="ganti surat" style:page-layout-name="Mpm9">
      <style:header>
        <text:p text:style-name="MP3"><text:span text:style-name="MT3">Surat </text:span><text:span text:style-name="MT4">Maryam</text:span><text:span text:style-name="MT3"><text:tab/><text:tab/>Juz </text:span><text:span text:style-name="MT5">1</text:span><text:span text:style-name="MT6">5</text:span></text:p>
      </style:header>
      <style:footer>
        <text:p text:style-name="MP2"><text:page-number text:select-page="current">311</text:page-number></text:p>
      </style:footer>
    </style:master-page>
    <style:master-page style:name="ganti_20_surat2" style:display-name="ganti surat2" style:page-layout-name="Mpm9">
      <style:header>
        <text:p text:style-name="MP4">Surat <text:span text:style-name="MT7">Thaha<text:tab/><text:tab/></text:span>Juz <text:span text:style-name="MT8">16</text:span></text:p>
      </style:header>
      <style:footer>
        <text:p text:style-name="MP2"><text:page-number text:select-page="current">32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8:24:30.462285225</meta:creation-date>
    <dc:date>2020-03-29T13:42:53.597577462</dc:date>
    <meta:editing-duration>PT11H42M51S</meta:editing-duration>
    <meta:editing-cycles>241</meta:editing-cycles>
    <meta:generator>LibreOffice/6.2.8.2$Linux_x86 LibreOffice_project/f82ddfca21ebc1e222a662a32b25c0c9d20169ee</meta:generator>
    <meta:document-statistic meta:table-count="0" meta:image-count="0" meta:object-count="0" meta:page-count="21" meta:paragraph-count="33" meta:word-count="3043" meta:character-count="6207" meta:non-whitespace-character-count="3193"/>
  </office:meta>
</office:document-meta>
</file>